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122"/>
    <style:style style:name="ce4" style:family="table-cell" style:parent-style-name="Default" style:data-style-name="N122">
      <style:text-properties style:font-name="Liberation Sans" style:font-name-asian="Droid Sans Fallback" style:font-name-complex="FreeSans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123"/>
    <style:style style:name="ce8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 style:data-style-name="N1"/>
    <style:style style:name="ce10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 style:data-style-name="N124"/>
    <style:style style:name="ce12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 style:data-style-name="N11"/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Version</text:p>
          </table:table-cell>
          <table:table-cell table:style-name="ce1" office:value-type="string" calcext:value-type="string">
            <text:p>JulianDay1970</text:p>
          </table:table-cell>
          <table:table-cell table:style-name="ce2" office:value-type="string" calcext:value-type="string">
            <text:p>Year</text:p>
          </table:table-cell>
          <table:table-cell table:style-name="ce1" office:value-type="string" calcext:value-type="string">
            <text:p>Size (bytes)</text:p>
          </table:table-cell>
          <table:table-cell table:style-name="ce1" office:value-type="string" calcext:value-type="string">
            <text:p>Iref</text:p>
          </table:table-cell>
          <table:table-cell table:style-name="ce1" office:value-type="string" calcext:value-type="string">
            <text:p>Dref</text:p>
          </table:table-cell>
          <table:table-cell table:style-name="ce2" office:value-type="string" calcext:value-type="string">
            <text:p>Year</text:p>
          </table:table-cell>
          <table:table-cell table:style-name="ce6" office:value-type="string" calcext:value-type="string">
            <text:p>Billions of CPU Cycles</text:p>
          </table:table-cell>
          <table:table-cell table:style-name="ce8" office:value-type="string" calcext:value-type="string">
            <text:p>Size (KiB)</text:p>
          </table:table-cell>
          <table:table-cell table:style-name="ce10" office:value-type="string" calcext:value-type="string">
            <text:p>Size (MiB)</text:p>
          </table:table-cell>
          <table:table-cell table:style-name="ce12" office:value-type="string" calcext:value-type="string">
            <text:p>CPU Cycles</text:p>
          </table:table-cell>
          <table:table-cell table:style-name="ce1" office:value-type="string" calcext:value-type="string">
            <text:p>Norm Factor:</text:p>
          </table:table-cell>
          <table:table-cell table:style-name="ce6" table:formula="of:=[.H56]" office:value-type="float" office:value="0.980219181" calcext:value-type="float">
            <text:p>0.9802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3.6.1</text:p>
          </table:table-cell>
          <table:table-cell table:style-name="ce1" office:value-type="float" office:value="14097" calcext:value-type="float">
            <text:p>14097</text:p>
          </table:table-cell>
          <table:table-cell table:formula="of:=1970 + [.B2]/365.24" office:value-type="float" office:value="2008.59653926186" calcext:value-type="float">
            <text:p>2008.6</text:p>
          </table:table-cell>
          <table:table-cell table:style-name="ce1" office:value-type="float" office:value="328225" calcext:value-type="float">
            <text:p>328225</text:p>
          </table:table-cell>
          <table:table-cell table:style-name="ce1" office:value-type="float" office:value="3376266933" calcext:value-type="float">
            <text:p>3376266933</text:p>
          </table:table-cell>
          <table:table-cell table:style-name="ce1" office:value-type="float" office:value="2093708208" calcext:value-type="float">
            <text:p>2093708208</text:p>
          </table:table-cell>
          <table:table-cell table:formula="of:=1970 + [.B2]/365.24" office:value-type="float" office:value="2008.59653926186" calcext:value-type="float">
            <text:p>2008.6</text:p>
          </table:table-cell>
          <table:table-cell table:style-name="ce6" table:formula="of:=[.E2]/1000000000" office:value-type="float" office:value="3.376266933" calcext:value-type="float">
            <text:p>3.3763</text:p>
          </table:table-cell>
          <table:table-cell table:style-name="ce8" table:formula="of:=[.D2]/1024" office:value-type="float" office:value="320.5322265625" calcext:value-type="float">
            <text:p>321</text:p>
          </table:table-cell>
          <table:table-cell table:style-name="ce10" table:formula="of:=[.D2]/1048576" office:value-type="float" office:value="0.313019752502441" calcext:value-type="float">
            <text:p>0.313</text:p>
          </table:table-cell>
          <table:table-cell table:style-name="ce12" table:formula="of:=[.H2]/[.M$1]" office:value-type="percentage" office:value="3.44439998568035" calcext:value-type="percentage">
            <text:p>344.44%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/>
          <table:table-cell table:style-name="ce1" table:number-columns-repeated="1010"/>
        </table:table-row>
        <table:table-row table:style-name="ro1">
          <table:table-cell office:value-type="string" calcext:value-type="string">
            <text:p>3.6.7</text:p>
          </table:table-cell>
          <table:table-cell table:style-name="ce1" office:value-type="float" office:value="14245" calcext:value-type="float">
            <text:p>14245</text:p>
          </table:table-cell>
          <table:table-cell office:value-type="float" office:value="2009" calcext:value-type="float">
            <text:p>2009.0</text:p>
          </table:table-cell>
          <table:table-cell table:style-name="ce1" office:value-type="float" office:value="343460" calcext:value-type="float">
            <text:p>343460</text:p>
          </table:table-cell>
          <table:table-cell table:style-name="ce1" office:value-type="float" office:value="3373420953" calcext:value-type="float">
            <text:p>3373420953</text:p>
          </table:table-cell>
          <table:table-cell table:style-name="ce1" office:value-type="float" office:value="2114122230" calcext:value-type="float">
            <text:p>2114122230</text:p>
          </table:table-cell>
          <table:table-cell table:formula="of:=[.C3]" office:value-type="float" office:value="2009" calcext:value-type="float">
            <text:p>2009.0</text:p>
          </table:table-cell>
          <table:table-cell table:style-name="ce6" table:formula="of:=[.E3]/1000000000" office:value-type="float" office:value="3.373420953" calcext:value-type="float">
            <text:p>3.3734</text:p>
          </table:table-cell>
          <table:table-cell table:style-name="ce8" table:formula="of:=[.D3]/1024" office:value-type="float" office:value="335.41015625" calcext:value-type="float">
            <text:p>335</text:p>
          </table:table-cell>
          <table:table-cell table:style-name="ce10" table:formula="of:=[.D3]/1048576" office:value-type="float" office:value="0.327548980712891" calcext:value-type="float">
            <text:p>0.328</text:p>
          </table:table-cell>
          <table:table-cell table:style-name="ce12" table:formula="of:=[.H3]/[.M$1]" office:value-type="percentage" office:value="3.44149657381577" calcext:value-type="percentage">
            <text:p>344.15%</text:p>
          </table:table-cell>
          <table:table-cell table:style-name="ce1" office:value-type="float" office:value="1" calcext:value-type="float">
            <text:p>1</text:p>
          </table:table-cell>
          <table:table-cell table:style-name="ce14" office:value-type="string" calcext:value-type="string">
            <text:p>&lt;&lt;&lt;&lt;--- Not an exact version. <text:s/>Really “trunk:2009-01-01”</text:p>
          </table:table-cell>
          <table:table-cell/>
          <table:table-cell table:style-name="ce1" table:number-columns-repeated="1010"/>
        </table:table-row>
        <table:table-row table:style-name="ro1">
          <table:table-cell office:value-type="string" calcext:value-type="string">
            <text:p>3.6.15</text:p>
          </table:table-cell>
          <table:table-cell table:style-name="ce1" office:value-type="float" office:value="14410" calcext:value-type="float">
            <text:p>14410</text:p>
          </table:table-cell>
          <table:table-cell table:formula="of:=1970 + [.B4]/365.24" office:value-type="float" office:value="2009.45351002081" calcext:value-type="float">
            <text:p>2009.5</text:p>
          </table:table-cell>
          <table:table-cell table:style-name="ce1" office:value-type="float" office:value="349587" calcext:value-type="float">
            <text:p>349587</text:p>
          </table:table-cell>
          <table:table-cell table:style-name="ce1" office:value-type="float" office:value="3010530775" calcext:value-type="float">
            <text:p>3010530775</text:p>
          </table:table-cell>
          <table:table-cell table:style-name="ce1" office:value-type="float" office:value="1915828197" calcext:value-type="float">
            <text:p>1915828197</text:p>
          </table:table-cell>
          <table:table-cell table:formula="of:=1970 + [.B4]/365.24" office:value-type="float" office:value="2009.45351002081" calcext:value-type="float">
            <text:p>2009.5</text:p>
          </table:table-cell>
          <table:table-cell table:style-name="ce6" table:formula="of:=[.E4]/1000000000" office:value-type="float" office:value="3.010530775" calcext:value-type="float">
            <text:p>3.0105</text:p>
          </table:table-cell>
          <table:table-cell table:style-name="ce8" table:formula="of:=[.D4]/1024" office:value-type="float" office:value="341.3935546875" calcext:value-type="float">
            <text:p>341</text:p>
          </table:table-cell>
          <table:table-cell table:style-name="ce10" table:formula="of:=[.D4]/1048576" office:value-type="float" office:value="0.333392143249512" calcext:value-type="float">
            <text:p>0.333</text:p>
          </table:table-cell>
          <table:table-cell table:style-name="ce12" table:formula="of:=[.H4]/[.M$1]" office:value-type="percentage" office:value="3.07128327353145" calcext:value-type="percentage">
            <text:p>307.13%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/>
          <table:table-cell table:style-name="ce1" table:number-columns-repeated="1010"/>
        </table:table-row>
        <table:table-row table:style-name="ro1">
          <table:table-cell office:value-type="string" calcext:value-type="string">
            <text:p>3.6.23</text:p>
          </table:table-cell>
          <table:table-cell table:style-name="ce1" office:value-type="float" office:value="14677" calcext:value-type="float">
            <text:p>14677</text:p>
          </table:table-cell>
          <table:table-cell table:formula="of:=1970 + [.B5]/365.24" office:value-type="float" office:value="2010.18453619538" calcext:value-type="float">
            <text:p>2010.2</text:p>
          </table:table-cell>
          <table:table-cell table:style-name="ce1" office:value-type="float" office:value="368896" calcext:value-type="float">
            <text:p>368896</text:p>
          </table:table-cell>
          <table:table-cell table:style-name="ce1" office:value-type="float" office:value="2905406113" calcext:value-type="float">
            <text:p>2905406113</text:p>
          </table:table-cell>
          <table:table-cell table:style-name="ce1" office:value-type="float" office:value="1872234149" calcext:value-type="float">
            <text:p>1872234149</text:p>
          </table:table-cell>
          <table:table-cell table:formula="of:=1970 + [.B5]/365.24" office:value-type="float" office:value="2010.18453619538" calcext:value-type="float">
            <text:p>2010.2</text:p>
          </table:table-cell>
          <table:table-cell table:style-name="ce6" table:formula="of:=[.E5]/1000000000" office:value-type="float" office:value="2.905406113" calcext:value-type="float">
            <text:p>2.9054</text:p>
          </table:table-cell>
          <table:table-cell table:style-name="ce8" table:formula="of:=[.D5]/1024" office:value-type="float" office:value="360.25" calcext:value-type="float">
            <text:p>360</text:p>
          </table:table-cell>
          <table:table-cell table:style-name="ce10" table:formula="of:=[.D5]/1048576" office:value-type="float" office:value="0.351806640625" calcext:value-type="float">
            <text:p>0.352</text:p>
          </table:table-cell>
          <table:table-cell table:style-name="ce12" table:formula="of:=[.H5]/[.M$1]" office:value-type="percentage" office:value="2.96403719628906" calcext:value-type="percentage">
            <text:p>296.40%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/>
          <table:table-cell table:style-name="ce1" table:number-columns-repeated="1010"/>
        </table:table-row>
        <table:table-row table:style-name="ro1">
          <table:table-cell office:value-type="string" calcext:value-type="string">
            <text:p>3.7.2</text:p>
          </table:table-cell>
          <table:table-cell office:value-type="float" office:value="14845" calcext:value-type="float">
            <text:p>14845</text:p>
          </table:table-cell>
          <table:table-cell table:formula="of:=1970 + [.B6]/365.24" office:value-type="float" office:value="2010.64450772095" calcext:value-type="float">
            <text:p>2010.6</text:p>
          </table:table-cell>
          <table:table-cell office:value-type="float" office:value="386819" calcext:value-type="float">
            <text:p>386819</text:p>
          </table:table-cell>
          <table:table-cell office:value-type="float" office:value="2885186978" calcext:value-type="float">
            <text:p>2885186978</text:p>
          </table:table-cell>
          <table:table-cell office:value-type="float" office:value="1850418016" calcext:value-type="float">
            <text:p>1850418016</text:p>
          </table:table-cell>
          <table:table-cell table:formula="of:=1970 + [.B6]/365.24" office:value-type="float" office:value="2010.64450772095" calcext:value-type="float">
            <text:p>2010.6</text:p>
          </table:table-cell>
          <table:table-cell table:style-name="ce6" table:formula="of:=[.E6]/1000000000" office:value-type="float" office:value="2.885186978" calcext:value-type="float">
            <text:p>2.8852</text:p>
          </table:table-cell>
          <table:table-cell table:style-name="ce8" table:formula="of:=[.D6]/1024" office:value-type="float" office:value="377.7529296875" calcext:value-type="float">
            <text:p>378</text:p>
          </table:table-cell>
          <table:table-cell table:style-name="ce10" table:formula="of:=[.D6]/1048576" office:value-type="float" office:value="0.368899345397949" calcext:value-type="float">
            <text:p>0.369</text:p>
          </table:table-cell>
          <table:table-cell table:style-name="ce12" table:formula="of:=[.H6]/[.M$1]" office:value-type="percentage" office:value="2.94341003922877" calcext:value-type="percentage">
            <text:p>294.34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7.5</text:p>
          </table:table-cell>
          <table:table-cell office:value-type="float" office:value="15006" calcext:value-type="float">
            <text:p>15006</text:p>
          </table:table-cell>
          <table:table-cell table:formula="of:=1970 + [.B7]/365.24" office:value-type="float" office:value="2011.08531376629" calcext:value-type="float">
            <text:p>2011.1</text:p>
          </table:table-cell>
          <table:table-cell office:value-type="float" office:value="394006" calcext:value-type="float">
            <text:p>394006</text:p>
          </table:table-cell>
          <table:table-cell office:value-type="float" office:value="2666024501" calcext:value-type="float">
            <text:p>2666024501</text:p>
          </table:table-cell>
          <table:table-cell office:value-type="float" office:value="1475624098" calcext:value-type="float">
            <text:p>1475624098</text:p>
          </table:table-cell>
          <table:table-cell table:formula="of:=1970 + [.B7]/365.24" office:value-type="float" office:value="2011.08531376629" calcext:value-type="float">
            <text:p>2011.1</text:p>
          </table:table-cell>
          <table:table-cell table:style-name="ce6" table:formula="of:=[.E7]/1000000000" office:value-type="float" office:value="2.666024501" calcext:value-type="float">
            <text:p>2.6660</text:p>
          </table:table-cell>
          <table:table-cell table:style-name="ce8" table:formula="of:=[.D7]/1024" office:value-type="float" office:value="384.771484375" calcext:value-type="float">
            <text:p>385</text:p>
          </table:table-cell>
          <table:table-cell table:style-name="ce10" table:formula="of:=[.D7]/1048576" office:value-type="float" office:value="0.375753402709961" calcext:value-type="float">
            <text:p>0.376</text:p>
          </table:table-cell>
          <table:table-cell table:style-name="ce12" table:formula="of:=[.H7]/[.M$1]" office:value-type="percentage" office:value="2.71982486435348" calcext:value-type="percentage">
            <text:p>271.98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7.8</text:p>
          </table:table-cell>
          <table:table-cell office:value-type="float" office:value="15236" calcext:value-type="float">
            <text:p>15236</text:p>
          </table:table-cell>
          <table:table-cell table:formula="of:=1970 + [.B8]/365.24" office:value-type="float" office:value="2011.7150366882" calcext:value-type="float">
            <text:p>2011.7</text:p>
          </table:table-cell>
          <table:table-cell office:value-type="float" office:value="410562" calcext:value-type="float">
            <text:p>410562</text:p>
          </table:table-cell>
          <table:table-cell office:value-type="float" office:value="2581092595" calcext:value-type="float">
            <text:p>2581092595</text:p>
          </table:table-cell>
          <table:table-cell office:value-type="float" office:value="1406458444" calcext:value-type="float">
            <text:p>1406458444</text:p>
          </table:table-cell>
          <table:table-cell table:formula="of:=1970 + [.B8]/365.24" office:value-type="float" office:value="2011.7150366882" calcext:value-type="float">
            <text:p>2011.7</text:p>
          </table:table-cell>
          <table:table-cell table:style-name="ce6" table:formula="of:=[.E8]/1000000000" office:value-type="float" office:value="2.581092595" calcext:value-type="float">
            <text:p>2.5811</text:p>
          </table:table-cell>
          <table:table-cell table:style-name="ce8" table:formula="of:=[.D8]/1024" office:value-type="float" office:value="400.939453125" calcext:value-type="float">
            <text:p>401</text:p>
          </table:table-cell>
          <table:table-cell table:style-name="ce10" table:formula="of:=[.D8]/1048576" office:value-type="float" office:value="0.391542434692383" calcext:value-type="float">
            <text:p>0.392</text:p>
          </table:table-cell>
          <table:table-cell table:style-name="ce12" table:formula="of:=[.H8]/[.M$1]" office:value-type="percentage" office:value="2.63317903284327" calcext:value-type="percentage">
            <text:p>263.32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7.13</text:p>
          </table:table-cell>
          <table:table-cell office:value-type="float" office:value="15502" calcext:value-type="float">
            <text:p>15502</text:p>
          </table:table-cell>
          <table:table-cell table:formula="of:=1970 + [.B9]/365.24" office:value-type="float" office:value="2012.44332493703" calcext:value-type="float">
            <text:p>2012.4</text:p>
          </table:table-cell>
          <table:table-cell office:value-type="float" office:value="416534" calcext:value-type="float">
            <text:p>416534</text:p>
          </table:table-cell>
          <table:table-cell office:value-type="float" office:value="2687729977" calcext:value-type="float">
            <text:p>2687729977</text:p>
          </table:table-cell>
          <table:table-cell office:value-type="float" office:value="1462226831" calcext:value-type="float">
            <text:p>1462226831</text:p>
          </table:table-cell>
          <table:table-cell table:formula="of:=1970 + [.B9]/365.24" office:value-type="float" office:value="2012.44332493703" calcext:value-type="float">
            <text:p>2012.4</text:p>
          </table:table-cell>
          <table:table-cell table:style-name="ce6" table:formula="of:=[.E9]/1000000000" office:value-type="float" office:value="2.687729977" calcext:value-type="float">
            <text:p>2.6877</text:p>
          </table:table-cell>
          <table:table-cell table:style-name="ce8" table:formula="of:=[.D9]/1024" office:value-type="float" office:value="406.771484375" calcext:value-type="float">
            <text:p>407</text:p>
          </table:table-cell>
          <table:table-cell table:style-name="ce10" table:formula="of:=[.D9]/1048576" office:value-type="float" office:value="0.397237777709961" calcext:value-type="float">
            <text:p>0.397</text:p>
          </table:table-cell>
          <table:table-cell table:style-name="ce12" table:formula="of:=[.H9]/[.M$1]" office:value-type="percentage" office:value="2.74196835676897" calcext:value-type="percentage">
            <text:p>274.20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7.14</text:p>
          </table:table-cell>
          <table:table-cell office:value-type="float" office:value="15586" calcext:value-type="float">
            <text:p>15586</text:p>
          </table:table-cell>
          <table:table-cell table:formula="of:=1970 + [.B10]/365.24" office:value-type="float" office:value="2012.67331069981" calcext:value-type="float">
            <text:p>2012.7</text:p>
          </table:table-cell>
          <table:table-cell office:value-type="float" office:value="418415" calcext:value-type="float">
            <text:p>418415</text:p>
          </table:table-cell>
          <table:table-cell office:value-type="float" office:value="2669546996" calcext:value-type="float">
            <text:p>2669546996</text:p>
          </table:table-cell>
          <table:table-cell office:value-type="float" office:value="1448007819" calcext:value-type="float">
            <text:p>1448007819</text:p>
          </table:table-cell>
          <table:table-cell table:formula="of:=1970 + [.B10]/365.24" office:value-type="float" office:value="2012.67331069981" calcext:value-type="float">
            <text:p>2012.7</text:p>
          </table:table-cell>
          <table:table-cell table:style-name="ce6" table:formula="of:=[.E10]/1000000000" office:value-type="float" office:value="2.669546996" calcext:value-type="float">
            <text:p>2.6695</text:p>
          </table:table-cell>
          <table:table-cell table:style-name="ce8" table:formula="of:=[.D10]/1024" office:value-type="float" office:value="408.6083984375" calcext:value-type="float">
            <text:p>409</text:p>
          </table:table-cell>
          <table:table-cell table:style-name="ce10" table:formula="of:=[.D10]/1048576" office:value-type="float" office:value="0.399031639099121" calcext:value-type="float">
            <text:p>0.399</text:p>
          </table:table-cell>
          <table:table-cell table:style-name="ce12" table:formula="of:=[.H10]/[.M$1]" office:value-type="percentage" office:value="2.72341844328794" calcext:value-type="percentage">
            <text:p>272.34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7.17</text:p>
          </table:table-cell>
          <table:table-cell office:value-type="float" office:value="15845" calcext:value-type="float">
            <text:p>15845</text:p>
          </table:table-cell>
          <table:table-cell table:formula="of:=1970 + [.B11]/365.24" office:value-type="float" office:value="2013.3824334684" calcext:value-type="float">
            <text:p>2013.4</text:p>
          </table:table-cell>
          <table:table-cell office:value-type="float" office:value="431580" calcext:value-type="float">
            <text:p>431580</text:p>
          </table:table-cell>
          <table:table-cell office:value-type="float" office:value="2706002934" calcext:value-type="float">
            <text:p>2706002934</text:p>
          </table:table-cell>
          <table:table-cell office:value-type="float" office:value="1464317232" calcext:value-type="float">
            <text:p>1464317232</text:p>
          </table:table-cell>
          <table:table-cell table:formula="of:=1970 + [.B11]/365.24" office:value-type="float" office:value="2013.3824334684" calcext:value-type="float">
            <text:p>2013.4</text:p>
          </table:table-cell>
          <table:table-cell table:style-name="ce6" table:formula="of:=[.E11]/1000000000" office:value-type="float" office:value="2.706002934" calcext:value-type="float">
            <text:p>2.7060</text:p>
          </table:table-cell>
          <table:table-cell table:style-name="ce8" table:formula="of:=[.D11]/1024" office:value-type="float" office:value="421.46484375" calcext:value-type="float">
            <text:p>421</text:p>
          </table:table-cell>
          <table:table-cell table:style-name="ce10" table:formula="of:=[.D11]/1048576" office:value-type="float" office:value="0.411586761474609" calcext:value-type="float">
            <text:p>0.412</text:p>
          </table:table-cell>
          <table:table-cell table:style-name="ce12" table:formula="of:=[.H11]/[.M$1]" office:value-type="percentage" office:value="2.76061006196531" calcext:value-type="percentage">
            <text:p>276.06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8.0</text:p>
          </table:table-cell>
          <table:table-cell office:value-type="float" office:value="15943" calcext:value-type="float">
            <text:p>15943</text:p>
          </table:table-cell>
          <table:table-cell table:formula="of:=1970 + [.B12]/365.24" office:value-type="float" office:value="2013.65075019165" calcext:value-type="float">
            <text:p>2013.7</text:p>
          </table:table-cell>
          <table:table-cell office:value-type="float" office:value="436412" calcext:value-type="float">
            <text:p>436412</text:p>
          </table:table-cell>
          <table:table-cell office:value-type="float" office:value="2640238923" calcext:value-type="float">
            <text:p>2640238923</text:p>
          </table:table-cell>
          <table:table-cell office:value-type="float" office:value="1441543490" calcext:value-type="float">
            <text:p>1441543490</text:p>
          </table:table-cell>
          <table:table-cell table:formula="of:=1970 + [.B12]/365.24" office:value-type="float" office:value="2013.65075019165" calcext:value-type="float">
            <text:p>2013.7</text:p>
          </table:table-cell>
          <table:table-cell table:style-name="ce6" table:formula="of:=[.E12]/1000000000" office:value-type="float" office:value="2.640238923" calcext:value-type="float">
            <text:p>2.6402</text:p>
          </table:table-cell>
          <table:table-cell table:style-name="ce8" table:formula="of:=[.D12]/1024" office:value-type="float" office:value="426.18359375" calcext:value-type="float">
            <text:p>426</text:p>
          </table:table-cell>
          <table:table-cell table:style-name="ce10" table:formula="of:=[.D12]/1048576" office:value-type="float" office:value="0.416194915771484" calcext:value-type="float">
            <text:p>0.416</text:p>
          </table:table-cell>
          <table:table-cell table:style-name="ce12" table:formula="of:=[.H12]/[.M$1]" office:value-type="percentage" office:value="2.69351893349657" calcext:value-type="percentage">
            <text:p>269.35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8.1</text:p>
          </table:table-cell>
          <table:table-cell office:value-type="float" office:value="15995" calcext:value-type="float">
            <text:p>15995</text:p>
          </table:table-cell>
          <table:table-cell table:formula="of:=1970 + [.B13]/365.24" office:value-type="float" office:value="2013.79312233052" calcext:value-type="float">
            <text:p>2013.8</text:p>
          </table:table-cell>
          <table:table-cell office:value-type="float" office:value="440787" calcext:value-type="float">
            <text:p>440787</text:p>
          </table:table-cell>
          <table:table-cell office:value-type="float" office:value="2593685187" calcext:value-type="float">
            <text:p>2593685187</text:p>
          </table:table-cell>
          <table:table-cell office:value-type="float" office:value="1414209770" calcext:value-type="float">
            <text:p>1414209770</text:p>
          </table:table-cell>
          <table:table-cell table:formula="of:=1970 + [.B13]/365.24" office:value-type="float" office:value="2013.79312233052" calcext:value-type="float">
            <text:p>2013.8</text:p>
          </table:table-cell>
          <table:table-cell table:style-name="ce6" table:formula="of:=[.E13]/1000000000" office:value-type="float" office:value="2.593685187" calcext:value-type="float">
            <text:p>2.5937</text:p>
          </table:table-cell>
          <table:table-cell table:style-name="ce8" table:formula="of:=[.D13]/1024" office:value-type="float" office:value="430.4560546875" calcext:value-type="float">
            <text:p>430</text:p>
          </table:table-cell>
          <table:table-cell table:style-name="ce10" table:formula="of:=[.D13]/1048576" office:value-type="float" office:value="0.420367240905762" calcext:value-type="float">
            <text:p>0.420</text:p>
          </table:table-cell>
          <table:table-cell table:style-name="ce12" table:formula="of:=[.H13]/[.M$1]" office:value-type="percentage" office:value="2.64602574329751" calcext:value-type="percentage">
            <text:p>264.60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8.2</text:p>
          </table:table-cell>
          <table:table-cell office:value-type="float" office:value="16045" calcext:value-type="float">
            <text:p>16045</text:p>
          </table:table-cell>
          <table:table-cell table:formula="of:=1970 + [.B14]/365.24" office:value-type="float" office:value="2013.93001861789" calcext:value-type="float">
            <text:p>2013.9</text:p>
          </table:table-cell>
          <table:table-cell office:value-type="float" office:value="448963" calcext:value-type="float">
            <text:p>448963</text:p>
          </table:table-cell>
          <table:table-cell office:value-type="float" office:value="2428728335" calcext:value-type="float">
            <text:p>2428728335</text:p>
          </table:table-cell>
          <table:table-cell office:value-type="float" office:value="1333353487" calcext:value-type="float">
            <text:p>1333353487</text:p>
          </table:table-cell>
          <table:table-cell table:formula="of:=1970 + [.B14]/365.24" office:value-type="float" office:value="2013.93001861789" calcext:value-type="float">
            <text:p>2013.9</text:p>
          </table:table-cell>
          <table:table-cell table:style-name="ce6" table:formula="of:=[.E14]/1000000000" office:value-type="float" office:value="2.428728335" calcext:value-type="float">
            <text:p>2.4287</text:p>
          </table:table-cell>
          <table:table-cell table:style-name="ce8" table:formula="of:=[.D14]/1024" office:value-type="float" office:value="438.4404296875" calcext:value-type="float">
            <text:p>438</text:p>
          </table:table-cell>
          <table:table-cell table:style-name="ce10" table:formula="of:=[.D14]/1048576" office:value-type="float" office:value="0.428164482116699" calcext:value-type="float">
            <text:p>0.428</text:p>
          </table:table-cell>
          <table:table-cell table:style-name="ce12" table:formula="of:=[.H14]/[.M$1]" office:value-type="percentage" office:value="2.47774006270951" calcext:value-type="percentage">
            <text:p>247.77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8.3</text:p>
          </table:table-cell>
          <table:table-cell office:value-type="float" office:value="16104" calcext:value-type="float">
            <text:p>16104</text:p>
          </table:table-cell>
          <table:table-cell table:formula="of:=1970 + [.B15]/365.24" office:value-type="float" office:value="2014.09155623699" calcext:value-type="float">
            <text:p>2014.1</text:p>
          </table:table-cell>
          <table:table-cell office:value-type="float" office:value="450112" calcext:value-type="float">
            <text:p>450112</text:p>
          </table:table-cell>
          <table:table-cell office:value-type="float" office:value="2350339239" calcext:value-type="float">
            <text:p>2350339239</text:p>
          </table:table-cell>
          <table:table-cell office:value-type="float" office:value="1284066470" calcext:value-type="float">
            <text:p>1284066470</text:p>
          </table:table-cell>
          <table:table-cell table:formula="of:=1970 + [.B15]/365.24" office:value-type="float" office:value="2014.09155623699" calcext:value-type="float">
            <text:p>2014.1</text:p>
          </table:table-cell>
          <table:table-cell table:style-name="ce6" table:formula="of:=[.E15]/1000000000" office:value-type="float" office:value="2.350339239" calcext:value-type="float">
            <text:p>2.3503</text:p>
          </table:table-cell>
          <table:table-cell table:style-name="ce8" table:formula="of:=[.D15]/1024" office:value-type="float" office:value="439.5625" calcext:value-type="float">
            <text:p>440</text:p>
          </table:table-cell>
          <table:table-cell table:style-name="ce10" table:formula="of:=[.D15]/1048576" office:value-type="float" office:value="0.42926025390625" calcext:value-type="float">
            <text:p>0.429</text:p>
          </table:table-cell>
          <table:table-cell table:style-name="ce12" table:formula="of:=[.H15]/[.M$1]" office:value-type="percentage" office:value="2.39776907507791" calcext:value-type="percentage">
            <text:p>239.78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8.4</text:p>
          </table:table-cell>
          <table:table-cell office:value-type="float" office:value="16139" calcext:value-type="float">
            <text:p>16139</text:p>
          </table:table-cell>
          <table:table-cell table:formula="of:=1970 + [.B16]/365.24" office:value-type="float" office:value="2014.18738363816" calcext:value-type="float">
            <text:p>2014.2</text:p>
          </table:table-cell>
          <table:table-cell office:value-type="float" office:value="451565" calcext:value-type="float">
            <text:p>451565</text:p>
          </table:table-cell>
          <table:table-cell office:value-type="float" office:value="2182530278" calcext:value-type="float">
            <text:p>2182530278</text:p>
          </table:table-cell>
          <table:table-cell office:value-type="float" office:value="1201192332" calcext:value-type="float">
            <text:p>1201192332</text:p>
          </table:table-cell>
          <table:table-cell table:formula="of:=1970 + [.B16]/365.24" office:value-type="float" office:value="2014.18738363816" calcext:value-type="float">
            <text:p>2014.2</text:p>
          </table:table-cell>
          <table:table-cell table:style-name="ce6" table:formula="of:=[.E16]/1000000000" office:value-type="float" office:value="2.182530278" calcext:value-type="float">
            <text:p>2.1825</text:p>
          </table:table-cell>
          <table:table-cell table:style-name="ce8" table:formula="of:=[.D16]/1024" office:value-type="float" office:value="440.9814453125" calcext:value-type="float">
            <text:p>441</text:p>
          </table:table-cell>
          <table:table-cell table:style-name="ce10" table:formula="of:=[.D16]/1048576" office:value-type="float" office:value="0.430645942687988" calcext:value-type="float">
            <text:p>0.431</text:p>
          </table:table-cell>
          <table:table-cell table:style-name="ce12" table:formula="of:=[.H16]/[.M$1]" office:value-type="percentage" office:value="2.22657372994214" calcext:value-type="percentage">
            <text:p>222.66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8.5</text:p>
          </table:table-cell>
          <table:table-cell office:value-type="float" office:value="16225" calcext:value-type="float">
            <text:p>16225</text:p>
          </table:table-cell>
          <table:table-cell table:formula="of:=1970 + [.B17]/365.24" office:value-type="float" office:value="2014.42284525244" calcext:value-type="float">
            <text:p>2014.4</text:p>
          </table:table-cell>
          <table:table-cell office:value-type="float" office:value="455178" calcext:value-type="float">
            <text:p>455178</text:p>
          </table:table-cell>
          <table:table-cell office:value-type="float" office:value="2168293629" calcext:value-type="float">
            <text:p>2168293629</text:p>
          </table:table-cell>
          <table:table-cell office:value-type="float" office:value="1191329719" calcext:value-type="float">
            <text:p>1191329719</text:p>
          </table:table-cell>
          <table:table-cell table:formula="of:=1970 + [.B17]/365.24" office:value-type="float" office:value="2014.42284525244" calcext:value-type="float">
            <text:p>2014.4</text:p>
          </table:table-cell>
          <table:table-cell table:style-name="ce6" table:formula="of:=[.E17]/1000000000" office:value-type="float" office:value="2.168293629" calcext:value-type="float">
            <text:p>2.1683</text:p>
          </table:table-cell>
          <table:table-cell table:style-name="ce8" table:formula="of:=[.D17]/1024" office:value-type="float" office:value="444.509765625" calcext:value-type="float">
            <text:p>445</text:p>
          </table:table-cell>
          <table:table-cell table:style-name="ce10" table:formula="of:=[.D17]/1048576" office:value-type="float" office:value="0.434091567993164" calcext:value-type="float">
            <text:p>0.434</text:p>
          </table:table-cell>
          <table:table-cell table:style-name="ce12" table:formula="of:=[.H17]/[.M$1]" office:value-type="percentage" office:value="2.21204978542447" calcext:value-type="percentage">
            <text:p>221.20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8.6</text:p>
          </table:table-cell>
          <table:table-cell office:value-type="float" office:value="16297" calcext:value-type="float">
            <text:p>16297</text:p>
          </table:table-cell>
          <table:table-cell table:formula="of:=1970 + [.B18]/365.24" office:value-type="float" office:value="2014.61997590625" calcext:value-type="float">
            <text:p>2014.6</text:p>
          </table:table-cell>
          <table:table-cell office:value-type="float" office:value="457569" calcext:value-type="float">
            <text:p>457569</text:p>
          </table:table-cell>
          <table:table-cell office:value-type="float" office:value="2157767063" calcext:value-type="float">
            <text:p>2157767063</text:p>
          </table:table-cell>
          <table:table-cell office:value-type="float" office:value="1185821814" calcext:value-type="float">
            <text:p>1185821814</text:p>
          </table:table-cell>
          <table:table-cell table:formula="of:=1970 + [.B18]/365.24" office:value-type="float" office:value="2014.61997590625" calcext:value-type="float">
            <text:p>2014.6</text:p>
          </table:table-cell>
          <table:table-cell table:style-name="ce6" table:formula="of:=[.E18]/1000000000" office:value-type="float" office:value="2.157767063" calcext:value-type="float">
            <text:p>2.1578</text:p>
          </table:table-cell>
          <table:table-cell table:style-name="ce8" table:formula="of:=[.D18]/1024" office:value-type="float" office:value="446.8447265625" calcext:value-type="float">
            <text:p>447</text:p>
          </table:table-cell>
          <table:table-cell table:style-name="ce10" table:formula="of:=[.D18]/1048576" office:value-type="float" office:value="0.436371803283691" calcext:value-type="float">
            <text:p>0.436</text:p>
          </table:table-cell>
          <table:table-cell table:style-name="ce12" table:formula="of:=[.H18]/[.M$1]" office:value-type="percentage" office:value="2.20131079336633" calcext:value-type="percentage">
            <text:p>220.13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8.7</text:p>
          </table:table-cell>
          <table:table-cell office:value-type="float" office:value="16360" calcext:value-type="float">
            <text:p>16360</text:p>
          </table:table-cell>
          <table:table-cell table:formula="of:=1970 + [.B19]/365.24" office:value-type="float" office:value="2014.79246522834" calcext:value-type="float">
            <text:p>2014.8</text:p>
          </table:table-cell>
          <table:table-cell office:value-type="float" office:value="461908" calcext:value-type="float">
            <text:p>461908</text:p>
          </table:table-cell>
          <table:table-cell office:value-type="float" office:value="1936664256" calcext:value-type="float">
            <text:p>1936664256</text:p>
          </table:table-cell>
          <table:table-cell office:value-type="float" office:value="1071727305" calcext:value-type="float">
            <text:p>1071727305</text:p>
          </table:table-cell>
          <table:table-cell table:formula="of:=1970 + [.B19]/365.24" office:value-type="float" office:value="2014.79246522834" calcext:value-type="float">
            <text:p>2014.8</text:p>
          </table:table-cell>
          <table:table-cell table:style-name="ce6" table:formula="of:=[.E19]/1000000000" office:value-type="float" office:value="1.936664256" calcext:value-type="float">
            <text:p>1.9367</text:p>
          </table:table-cell>
          <table:table-cell table:style-name="ce8" table:formula="of:=[.D19]/1024" office:value-type="float" office:value="451.08203125" calcext:value-type="float">
            <text:p>451</text:p>
          </table:table-cell>
          <table:table-cell table:style-name="ce10" table:formula="of:=[.D19]/1048576" office:value-type="float" office:value="0.440509796142578" calcext:value-type="float">
            <text:p>0.441</text:p>
          </table:table-cell>
          <table:table-cell table:style-name="ce12" table:formula="of:=[.H19]/[.M$1]" office:value-type="percentage" office:value="1.9757461326397" calcext:value-type="percentage">
            <text:p>197.57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8.8</text:p>
          </table:table-cell>
          <table:table-cell office:value-type="float" office:value="16451" calcext:value-type="float">
            <text:p>16451</text:p>
          </table:table-cell>
          <table:table-cell table:formula="of:=1970 + [.B20]/365.24" office:value-type="float" office:value="2015.04161647136" calcext:value-type="float">
            <text:p>2015.0</text:p>
          </table:table-cell>
          <table:table-cell office:value-type="float" office:value="466858" calcext:value-type="float">
            <text:p>466858</text:p>
          </table:table-cell>
          <table:table-cell office:value-type="float" office:value="1922720911" calcext:value-type="float">
            <text:p>1922720911</text:p>
          </table:table-cell>
          <table:table-cell office:value-type="float" office:value="1015637554" calcext:value-type="float">
            <text:p>1015637554</text:p>
          </table:table-cell>
          <table:table-cell table:formula="of:=1970 + [.B20]/365.24" office:value-type="float" office:value="2015.04161647136" calcext:value-type="float">
            <text:p>2015.0</text:p>
          </table:table-cell>
          <table:table-cell table:style-name="ce6" table:formula="of:=[.E20]/1000000000" office:value-type="float" office:value="1.922720911" calcext:value-type="float">
            <text:p>1.9227</text:p>
          </table:table-cell>
          <table:table-cell table:style-name="ce8" table:formula="of:=[.D20]/1024" office:value-type="float" office:value="455.916015625" calcext:value-type="float">
            <text:p>456</text:p>
          </table:table-cell>
          <table:table-cell table:style-name="ce10" table:formula="of:=[.D20]/1048576" office:value-type="float" office:value="0.445230484008789" calcext:value-type="float">
            <text:p>0.445</text:p>
          </table:table-cell>
          <table:table-cell table:style-name="ce12" table:formula="of:=[.H20]/[.M$1]" office:value-type="percentage" office:value="1.96152141099553" calcext:value-type="percentage">
            <text:p>196.15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8.9</text:p>
          </table:table-cell>
          <table:table-cell office:value-type="float" office:value="16533" calcext:value-type="float">
            <text:p>16533</text:p>
          </table:table-cell>
          <table:table-cell table:formula="of:=1970 + [.B21]/365.24" office:value-type="float" office:value="2015.26612638265" calcext:value-type="float">
            <text:p>2015.3</text:p>
          </table:table-cell>
          <table:table-cell office:value-type="float" office:value="469970" calcext:value-type="float">
            <text:p>469970</text:p>
          </table:table-cell>
          <table:table-cell office:value-type="float" office:value="1921726337" calcext:value-type="float">
            <text:p>1921726337</text:p>
          </table:table-cell>
          <table:table-cell office:value-type="float" office:value="1014243483" calcext:value-type="float">
            <text:p>1014243483</text:p>
          </table:table-cell>
          <table:table-cell table:formula="of:=1970 + [.B21]/365.24" office:value-type="float" office:value="2015.26612638265" calcext:value-type="float">
            <text:p>2015.3</text:p>
          </table:table-cell>
          <table:table-cell table:style-name="ce6" table:formula="of:=[.E21]/1000000000" office:value-type="float" office:value="1.921726337" calcext:value-type="float">
            <text:p>1.9217</text:p>
          </table:table-cell>
          <table:table-cell table:style-name="ce8" table:formula="of:=[.D21]/1024" office:value-type="float" office:value="458.955078125" calcext:value-type="float">
            <text:p>459</text:p>
          </table:table-cell>
          <table:table-cell table:style-name="ce10" table:formula="of:=[.D21]/1048576" office:value-type="float" office:value="0.448198318481445" calcext:value-type="float">
            <text:p>0.448</text:p>
          </table:table-cell>
          <table:table-cell table:style-name="ce12" table:formula="of:=[.H21]/[.M$1]" office:value-type="percentage" office:value="1.96050676649634" calcext:value-type="percentage">
            <text:p>196.05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8.10</text:p>
          </table:table-cell>
          <table:table-cell office:value-type="float" office:value="16562" calcext:value-type="float">
            <text:p>16562</text:p>
          </table:table-cell>
          <table:table-cell table:formula="of:=1970 + [.B22]/365.24" office:value-type="float" office:value="2015.34552622933" calcext:value-type="float">
            <text:p>2015.3</text:p>
          </table:table-cell>
          <table:table-cell office:value-type="float" office:value="472043" calcext:value-type="float">
            <text:p>472043</text:p>
          </table:table-cell>
          <table:table-cell office:value-type="float" office:value="1851893016" calcext:value-type="float">
            <text:p>1851893016</text:p>
          </table:table-cell>
          <table:table-cell office:value-type="float" office:value="980711182" calcext:value-type="float">
            <text:p>980711182</text:p>
          </table:table-cell>
          <table:table-cell table:formula="of:=1970 + [.B22]/365.24" office:value-type="float" office:value="2015.34552622933" calcext:value-type="float">
            <text:p>2015.3</text:p>
          </table:table-cell>
          <table:table-cell table:style-name="ce6" table:formula="of:=[.E22]/1000000000" office:value-type="float" office:value="1.851893016" calcext:value-type="float">
            <text:p>1.8519</text:p>
          </table:table-cell>
          <table:table-cell table:style-name="ce8" table:formula="of:=[.D22]/1024" office:value-type="float" office:value="460.9794921875" calcext:value-type="float">
            <text:p>461</text:p>
          </table:table-cell>
          <table:table-cell table:style-name="ce10" table:formula="of:=[.D22]/1048576" office:value-type="float" office:value="0.450175285339356" calcext:value-type="float">
            <text:p>0.450</text:p>
          </table:table-cell>
          <table:table-cell table:style-name="ce12" table:formula="of:=[.H22]/[.M$1]" office:value-type="percentage" office:value="1.8892642093687" calcext:value-type="percentage">
            <text:p>188.93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8.11</text:p>
          </table:table-cell>
          <table:table-cell office:value-type="float" office:value="16643" calcext:value-type="float">
            <text:p>16643</text:p>
          </table:table-cell>
          <table:table-cell table:formula="of:=1970 + [.B23]/365.24" office:value-type="float" office:value="2015.56729821487" calcext:value-type="float">
            <text:p>2015.6</text:p>
          </table:table-cell>
          <table:table-cell office:value-type="float" office:value="474667" calcext:value-type="float">
            <text:p>474667</text:p>
          </table:table-cell>
          <table:table-cell office:value-type="float" office:value="1703015853" calcext:value-type="float">
            <text:p>1703015853</text:p>
          </table:table-cell>
          <table:table-cell office:value-type="float" office:value="914373427" calcext:value-type="float">
            <text:p>914373427</text:p>
          </table:table-cell>
          <table:table-cell table:formula="of:=1970 + [.B23]/365.24" office:value-type="float" office:value="2015.56729821487" calcext:value-type="float">
            <text:p>2015.6</text:p>
          </table:table-cell>
          <table:table-cell table:style-name="ce6" table:formula="of:=[.E23]/1000000000" office:value-type="float" office:value="1.703015853" calcext:value-type="float">
            <text:p>1.7030</text:p>
          </table:table-cell>
          <table:table-cell table:style-name="ce8" table:formula="of:=[.D23]/1024" office:value-type="float" office:value="463.5419921875" calcext:value-type="float">
            <text:p>464</text:p>
          </table:table-cell>
          <table:table-cell table:style-name="ce10" table:formula="of:=[.D23]/1048576" office:value-type="float" office:value="0.452677726745606" calcext:value-type="float">
            <text:p>0.453</text:p>
          </table:table-cell>
          <table:table-cell table:style-name="ce12" table:formula="of:=[.H23]/[.M$1]" office:value-type="percentage" office:value="1.73738270583791" calcext:value-type="percentage">
            <text:p>173.74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9.0</text:p>
          </table:table-cell>
          <table:table-cell office:value-type="float" office:value="16722" calcext:value-type="float">
            <text:p>16722</text:p>
          </table:table-cell>
          <table:table-cell table:formula="of:=1970 + [.B24]/365.24" office:value-type="float" office:value="2015.78359434892" calcext:value-type="float">
            <text:p>2015.8</text:p>
          </table:table-cell>
          <table:table-cell office:value-type="float" office:value="476124" calcext:value-type="float">
            <text:p>476124</text:p>
          </table:table-cell>
          <table:table-cell office:value-type="float" office:value="1703588034" calcext:value-type="float">
            <text:p>1703588034</text:p>
          </table:table-cell>
          <table:table-cell office:value-type="float" office:value="911507926" calcext:value-type="float">
            <text:p>911507926</text:p>
          </table:table-cell>
          <table:table-cell table:formula="of:=1970 + [.B24]/365.24" office:value-type="float" office:value="2015.78359434892" calcext:value-type="float">
            <text:p>2015.8</text:p>
          </table:table-cell>
          <table:table-cell table:style-name="ce6" table:formula="of:=[.E24]/1000000000" office:value-type="float" office:value="1.703588034" calcext:value-type="float">
            <text:p>1.7036</text:p>
          </table:table-cell>
          <table:table-cell table:style-name="ce8" table:formula="of:=[.D24]/1024" office:value-type="float" office:value="464.96484375" calcext:value-type="float">
            <text:p>465</text:p>
          </table:table-cell>
          <table:table-cell table:style-name="ce10" table:formula="of:=[.D24]/1048576" office:value-type="float" office:value="0.454067230224609" calcext:value-type="float">
            <text:p>0.454</text:p>
          </table:table-cell>
          <table:table-cell table:style-name="ce12" table:formula="of:=[.H24]/[.M$1]" office:value-type="percentage" office:value="1.73796643344811" calcext:value-type="percentage">
            <text:p>173.80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10.0</text:p>
          </table:table-cell>
          <table:table-cell office:value-type="float" office:value="16806" calcext:value-type="float">
            <text:p>16806</text:p>
          </table:table-cell>
          <table:table-cell table:formula="of:=1970 + [.B25]/365.24" office:value-type="float" office:value="2016.01358011171" calcext:value-type="float">
            <text:p>2016.0</text:p>
          </table:table-cell>
          <table:table-cell office:value-type="float" office:value="477015" calcext:value-type="float">
            <text:p>477015</text:p>
          </table:table-cell>
          <table:table-cell office:value-type="float" office:value="1656661956" calcext:value-type="float">
            <text:p>1656661956</text:p>
          </table:table-cell>
          <table:table-cell office:value-type="float" office:value="880448585" calcext:value-type="float">
            <text:p>880448585</text:p>
          </table:table-cell>
          <table:table-cell table:formula="of:=1970 + [.B25]/365.24" office:value-type="float" office:value="2016.01358011171" calcext:value-type="float">
            <text:p>2016.0</text:p>
          </table:table-cell>
          <table:table-cell table:style-name="ce6" table:formula="of:=[.E25]/1000000000" office:value-type="float" office:value="1.656661956" calcext:value-type="float">
            <text:p>1.6567</text:p>
          </table:table-cell>
          <table:table-cell table:style-name="ce8" table:formula="of:=[.D25]/1024" office:value-type="float" office:value="465.8349609375" calcext:value-type="float">
            <text:p>466</text:p>
          </table:table-cell>
          <table:table-cell table:style-name="ce10" table:formula="of:=[.D25]/1048576" office:value-type="float" office:value="0.454916954040527" calcext:value-type="float">
            <text:p>0.455</text:p>
          </table:table-cell>
          <table:table-cell table:style-name="ce12" table:formula="of:=[.H25]/[.M$1]" office:value-type="percentage" office:value="1.69009338738904" calcext:value-type="percentage">
            <text:p>169.01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11.0</text:p>
          </table:table-cell>
          <table:table-cell office:value-type="float" office:value="16846" calcext:value-type="float">
            <text:p>16846</text:p>
          </table:table-cell>
          <table:table-cell table:formula="of:=1970 + [.B26]/365.24" office:value-type="float" office:value="2016.12309714161" calcext:value-type="float">
            <text:p>2016.1</text:p>
          </table:table-cell>
          <table:table-cell office:value-type="float" office:value="477043" calcext:value-type="float">
            <text:p>477043</text:p>
          </table:table-cell>
          <table:table-cell office:value-type="float" office:value="1588532576" calcext:value-type="float">
            <text:p>1588532576</text:p>
          </table:table-cell>
          <table:table-cell office:value-type="float" office:value="841979820" calcext:value-type="float">
            <text:p>841979820</text:p>
          </table:table-cell>
          <table:table-cell table:formula="of:=1970 + [.B26]/365.24" office:value-type="float" office:value="2016.12309714161" calcext:value-type="float">
            <text:p>2016.1</text:p>
          </table:table-cell>
          <table:table-cell table:style-name="ce6" table:formula="of:=[.E26]/1000000000" office:value-type="float" office:value="1.588532576" calcext:value-type="float">
            <text:p>1.5885</text:p>
          </table:table-cell>
          <table:table-cell table:style-name="ce8" table:formula="of:=[.D26]/1024" office:value-type="float" office:value="465.8623046875" calcext:value-type="float">
            <text:p>466</text:p>
          </table:table-cell>
          <table:table-cell table:style-name="ce10" table:formula="of:=[.D26]/1048576" office:value-type="float" office:value="0.454943656921387" calcext:value-type="float">
            <text:p>0.455</text:p>
          </table:table-cell>
          <table:table-cell table:style-name="ce12" table:formula="of:=[.H26]/[.M$1]" office:value-type="percentage" office:value="1.6205891567837" calcext:value-type="percentage">
            <text:p>162.06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12.0</text:p>
          </table:table-cell>
          <table:table-cell office:value-type="float" office:value="16889" calcext:value-type="float">
            <text:p>16889</text:p>
          </table:table-cell>
          <table:table-cell table:formula="of:=1970 + [.B27]/365.24" office:value-type="float" office:value="2016.24082794875" calcext:value-type="float">
            <text:p>2016.2</text:p>
          </table:table-cell>
          <table:table-cell office:value-type="float" office:value="476964" calcext:value-type="float">
            <text:p>476964</text:p>
          </table:table-cell>
          <table:table-cell office:value-type="float" office:value="1533160196" calcext:value-type="float">
            <text:p>1533160196</text:p>
          </table:table-cell>
          <table:table-cell office:value-type="float" office:value="833751495" calcext:value-type="float">
            <text:p>833751495</text:p>
          </table:table-cell>
          <table:table-cell table:formula="of:=1970 + [.B27]/365.24" office:value-type="float" office:value="2016.24082794875" calcext:value-type="float">
            <text:p>2016.2</text:p>
          </table:table-cell>
          <table:table-cell table:style-name="ce6" table:formula="of:=[.E27]/1000000000" office:value-type="float" office:value="1.533160196" calcext:value-type="float">
            <text:p>1.5332</text:p>
          </table:table-cell>
          <table:table-cell table:style-name="ce8" table:formula="of:=[.D27]/1024" office:value-type="float" office:value="465.78515625" calcext:value-type="float">
            <text:p>466</text:p>
          </table:table-cell>
          <table:table-cell table:style-name="ce10" table:formula="of:=[.D27]/1048576" office:value-type="float" office:value="0.454868316650391" calcext:value-type="float">
            <text:p>0.455</text:p>
          </table:table-cell>
          <table:table-cell table:style-name="ce12" table:formula="of:=[.H27]/[.M$1]" office:value-type="percentage" office:value="1.56409936238536" calcext:value-type="percentage">
            <text:p>156.41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13.0</text:p>
          </table:table-cell>
          <table:table-cell office:value-type="float" office:value="16939" calcext:value-type="float">
            <text:p>16939</text:p>
          </table:table-cell>
          <table:table-cell table:formula="of:=1970 + [.B28]/365.24" office:value-type="float" office:value="2016.37772423612" calcext:value-type="float">
            <text:p>2016.4</text:p>
          </table:table-cell>
          <table:table-cell office:value-type="float" office:value="477359" calcext:value-type="float">
            <text:p>477359</text:p>
          </table:table-cell>
          <table:table-cell office:value-type="float" office:value="1518356574" calcext:value-type="float">
            <text:p>1518356574</text:p>
          </table:table-cell>
          <table:table-cell office:value-type="float" office:value="828151863" calcext:value-type="float">
            <text:p>828151863</text:p>
          </table:table-cell>
          <table:table-cell table:formula="of:=1970 + [.B28]/365.24" office:value-type="float" office:value="2016.37772423612" calcext:value-type="float">
            <text:p>2016.4</text:p>
          </table:table-cell>
          <table:table-cell table:style-name="ce6" table:formula="of:=[.E28]/1000000000" office:value-type="float" office:value="1.518356574" calcext:value-type="float">
            <text:p>1.5184</text:p>
          </table:table-cell>
          <table:table-cell table:style-name="ce8" table:formula="of:=[.D28]/1024" office:value-type="float" office:value="466.1708984375" calcext:value-type="float">
            <text:p>466</text:p>
          </table:table-cell>
          <table:table-cell table:style-name="ce10" table:formula="of:=[.D28]/1048576" office:value-type="float" office:value="0.455245018005371" calcext:value-type="float">
            <text:p>0.455</text:p>
          </table:table-cell>
          <table:table-cell table:style-name="ce12" table:formula="of:=[.H28]/[.M$1]" office:value-type="percentage" office:value="1.54899700335491" calcext:value-type="percentage">
            <text:p>154.90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14.0</text:p>
          </table:table-cell>
          <table:table-cell office:value-type="float" office:value="17021" calcext:value-type="float">
            <text:p>17021</text:p>
          </table:table-cell>
          <table:table-cell table:formula="of:=1970 + [.B29]/365.24" office:value-type="float" office:value="2016.60223414741" calcext:value-type="float">
            <text:p>2016.6</text:p>
          </table:table-cell>
          <table:table-cell office:value-type="float" office:value="477985" calcext:value-type="float">
            <text:p>477985</text:p>
          </table:table-cell>
          <table:table-cell office:value-type="float" office:value="1492286256" calcext:value-type="float">
            <text:p>1492286256</text:p>
          </table:table-cell>
          <table:table-cell office:value-type="float" office:value="820170794" calcext:value-type="float">
            <text:p>820170794</text:p>
          </table:table-cell>
          <table:table-cell table:formula="of:=1970 + [.B29]/365.24" office:value-type="float" office:value="2016.60223414741" calcext:value-type="float">
            <text:p>2016.6</text:p>
          </table:table-cell>
          <table:table-cell table:style-name="ce6" table:formula="of:=[.E29]/1000000000" office:value-type="float" office:value="1.492286256" calcext:value-type="float">
            <text:p>1.4923</text:p>
          </table:table-cell>
          <table:table-cell table:style-name="ce8" table:formula="of:=[.D29]/1024" office:value-type="float" office:value="466.7822265625" calcext:value-type="float">
            <text:p>467</text:p>
          </table:table-cell>
          <table:table-cell table:style-name="ce10" table:formula="of:=[.D29]/1048576" office:value-type="float" office:value="0.455842018127441" calcext:value-type="float">
            <text:p>0.456</text:p>
          </table:table-cell>
          <table:table-cell table:style-name="ce12" table:formula="of:=[.H29]/[.M$1]" office:value-type="percentage" office:value="1.52240058644598" calcext:value-type="percentage">
            <text:p>152.24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15.0</text:p>
          </table:table-cell>
          <table:table-cell office:value-type="float" office:value="17088" calcext:value-type="float">
            <text:p>17088</text:p>
          </table:table-cell>
          <table:table-cell table:formula="of:=1970 + [.B30]/365.24" office:value-type="float" office:value="2016.78567517249" calcext:value-type="float">
            <text:p>2016.8</text:p>
          </table:table-cell>
          <table:table-cell office:value-type="float" office:value="485128" calcext:value-type="float">
            <text:p>485128</text:p>
          </table:table-cell>
          <table:table-cell office:value-type="float" office:value="1374748164" calcext:value-type="float">
            <text:p>1374748164</text:p>
          </table:table-cell>
          <table:table-cell office:value-type="float" office:value="738913712" calcext:value-type="float">
            <text:p>738913712</text:p>
          </table:table-cell>
          <table:table-cell table:formula="of:=1970 + [.B30]/365.24" office:value-type="float" office:value="2016.78567517249" calcext:value-type="float">
            <text:p>2016.8</text:p>
          </table:table-cell>
          <table:table-cell table:style-name="ce6" table:formula="of:=[.E30]/1000000000" office:value-type="float" office:value="1.374748164" calcext:value-type="float">
            <text:p>1.3747</text:p>
          </table:table-cell>
          <table:table-cell table:style-name="ce8" table:formula="of:=[.D30]/1024" office:value-type="float" office:value="473.7578125" calcext:value-type="float">
            <text:p>474</text:p>
          </table:table-cell>
          <table:table-cell table:style-name="ce10" table:formula="of:=[.D30]/1048576" office:value-type="float" office:value="0.462654113769531" calcext:value-type="float">
            <text:p>0.463</text:p>
          </table:table-cell>
          <table:table-cell table:style-name="ce12" table:formula="of:=[.H30]/[.M$1]" office:value-type="percentage" office:value="1.40249057623777" calcext:value-type="percentage">
            <text:p>140.25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16.0</text:p>
          </table:table-cell>
          <table:table-cell office:value-type="float" office:value="17166" calcext:value-type="float">
            <text:p>17166</text:p>
          </table:table-cell>
          <table:table-cell table:formula="of:=1970 + [.B31]/365.24" office:value-type="float" office:value="2016.99923338079" calcext:value-type="float">
            <text:p>2017.0</text:p>
          </table:table-cell>
          <table:table-cell office:value-type="float" office:value="487176" calcext:value-type="float">
            <text:p>487176</text:p>
          </table:table-cell>
          <table:table-cell office:value-type="float" office:value="1247968589" calcext:value-type="float">
            <text:p>1247968589</text:p>
          </table:table-cell>
          <table:table-cell office:value-type="float" office:value="649953468" calcext:value-type="float">
            <text:p>649953468</text:p>
          </table:table-cell>
          <table:table-cell table:formula="of:=[.C31]" office:value-type="float" office:value="2016.99923338079" calcext:value-type="float">
            <text:p>2017.0</text:p>
          </table:table-cell>
          <table:table-cell table:style-name="ce6" table:formula="of:=[.E31]/1000000000" office:value-type="float" office:value="1.247968589" calcext:value-type="float">
            <text:p>1.2480</text:p>
          </table:table-cell>
          <table:table-cell table:style-name="ce8" table:formula="of:=[.D31]/1024" office:value-type="float" office:value="475.7578125" calcext:value-type="float">
            <text:p>476</text:p>
          </table:table-cell>
          <table:table-cell table:style-name="ce10" table:formula="of:=[.D31]/1048576" office:value-type="float" office:value="0.464607238769531" calcext:value-type="float">
            <text:p>0.465</text:p>
          </table:table-cell>
          <table:table-cell table:style-name="ce12" table:formula="of:=[.H31]/[.M$1]" office:value-type="percentage" office:value="1.273152589941" calcext:value-type="percentage">
            <text:p>127.32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17.0</text:p>
          </table:table-cell>
          <table:table-cell office:value-type="float" office:value="17207" calcext:value-type="float">
            <text:p>17207</text:p>
          </table:table-cell>
          <table:table-cell table:formula="of:=1970 + [.B32]/365.24" office:value-type="float" office:value="2017.11148833644" calcext:value-type="float">
            <text:p>2017.1</text:p>
          </table:table-cell>
          <table:table-cell office:value-type="float" office:value="488233" calcext:value-type="float">
            <text:p>488233</text:p>
          </table:table-cell>
          <table:table-cell office:value-type="float" office:value="1167087162" calcext:value-type="float">
            <text:p>1167087162</text:p>
          </table:table-cell>
          <table:table-cell office:value-type="float" office:value="611637177" calcext:value-type="float">
            <text:p>611637177</text:p>
          </table:table-cell>
          <table:table-cell table:formula="of:=[.C32]" office:value-type="float" office:value="2017.11148833644" calcext:value-type="float">
            <text:p>2017.1</text:p>
          </table:table-cell>
          <table:table-cell table:style-name="ce6" table:formula="of:=[.E32]/1000000000" office:value-type="float" office:value="1.167087162" calcext:value-type="float">
            <text:p>1.1671</text:p>
          </table:table-cell>
          <table:table-cell table:style-name="ce8" table:formula="of:=[.D32]/1024" office:value-type="float" office:value="476.7900390625" calcext:value-type="float">
            <text:p>477</text:p>
          </table:table-cell>
          <table:table-cell table:style-name="ce10" table:formula="of:=[.D32]/1048576" office:value-type="float" office:value="0.465615272521973" calcext:value-type="float">
            <text:p>0.466</text:p>
          </table:table-cell>
          <table:table-cell table:style-name="ce12" table:formula="of:=[.H32]/[.M$1]" office:value-type="percentage" office:value="1.19063897608019" calcext:value-type="percentage">
            <text:p>119.06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18.0</text:p>
          </table:table-cell>
          <table:table-cell office:value-type="float" office:value="17253" calcext:value-type="float">
            <text:p>17253</text:p>
          </table:table-cell>
          <table:table-cell table:formula="of:=1970 + [.B33]/365.24" office:value-type="float" office:value="2017.23743292082" calcext:value-type="float">
            <text:p>2017.2</text:p>
          </table:table-cell>
          <table:table-cell office:value-type="float" office:value="490009" calcext:value-type="float">
            <text:p>490009</text:p>
          </table:table-cell>
          <table:table-cell office:value-type="float" office:value="1151632937" calcext:value-type="float">
            <text:p>1151632937</text:p>
          </table:table-cell>
          <table:table-cell office:value-type="float" office:value="598185428" calcext:value-type="float">
            <text:p>598185428</text:p>
          </table:table-cell>
          <table:table-cell table:formula="of:=[.C33]" office:value-type="float" office:value="2017.23743292082" calcext:value-type="float">
            <text:p>2017.2</text:p>
          </table:table-cell>
          <table:table-cell table:style-name="ce6" table:formula="of:=[.E33]/1000000000" office:value-type="float" office:value="1.151632937" calcext:value-type="float">
            <text:p>1.1516</text:p>
          </table:table-cell>
          <table:table-cell table:style-name="ce8" table:formula="of:=[.D33]/1024" office:value-type="float" office:value="478.5244140625" calcext:value-type="float">
            <text:p>479</text:p>
          </table:table-cell>
          <table:table-cell table:style-name="ce10" table:formula="of:=[.D33]/1048576" office:value-type="float" office:value="0.46730899810791" calcext:value-type="float">
            <text:p>0.467</text:p>
          </table:table-cell>
          <table:table-cell table:style-name="ce12" table:formula="of:=[.H33]/[.M$1]" office:value-type="percentage" office:value="1.1748728848839" calcext:value-type="percentage">
            <text:p>117.49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19.0</text:p>
          </table:table-cell>
          <table:table-cell office:value-type="float" office:value="17309" calcext:value-type="float">
            <text:p>17309</text:p>
          </table:table-cell>
          <table:table-cell table:formula="of:=1970 + [.B34]/365.24" office:value-type="float" office:value="2017.39075676268" calcext:value-type="float">
            <text:p>2017.4</text:p>
          </table:table-cell>
          <table:table-cell office:value-type="float" office:value="491607" calcext:value-type="float">
            <text:p>491607</text:p>
          </table:table-cell>
          <table:table-cell office:value-type="float" office:value="1144112516" calcext:value-type="float">
            <text:p>1144112516</text:p>
          </table:table-cell>
          <table:table-cell office:value-type="float" office:value="595834176" calcext:value-type="float">
            <text:p>595834176</text:p>
          </table:table-cell>
          <table:table-cell table:formula="of:=[.C34]" office:value-type="float" office:value="2017.39075676268" calcext:value-type="float">
            <text:p>2017.4</text:p>
          </table:table-cell>
          <table:table-cell table:style-name="ce6" table:formula="of:=[.E34]/1000000000" office:value-type="float" office:value="1.144112516" calcext:value-type="float">
            <text:p>1.1441</text:p>
          </table:table-cell>
          <table:table-cell table:style-name="ce8" table:formula="of:=[.D34]/1024" office:value-type="float" office:value="480.0849609375" calcext:value-type="float">
            <text:p>480</text:p>
          </table:table-cell>
          <table:table-cell table:style-name="ce10" table:formula="of:=[.D34]/1048576" office:value-type="float" office:value="0.468832969665527" calcext:value-type="float">
            <text:p>0.469</text:p>
          </table:table-cell>
          <table:table-cell table:style-name="ce12" table:formula="of:=[.H34]/[.M$1]" office:value-type="percentage" office:value="1.16720070181936" calcext:value-type="percentage">
            <text:p>116.72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20.0</text:p>
          </table:table-cell>
          <table:table-cell office:value-type="float" office:value="17379" calcext:value-type="float">
            <text:p>17379</text:p>
          </table:table-cell>
          <table:table-cell table:formula="of:=1970 + [.B35]/365.24" office:value-type="float" office:value="2017.582411565" calcext:value-type="float">
            <text:p>2017.6</text:p>
          </table:table-cell>
          <table:table-cell office:value-type="float" office:value="491971" calcext:value-type="float">
            <text:p>491971</text:p>
          </table:table-cell>
          <table:table-cell office:value-type="float" office:value="1121502729" calcext:value-type="float">
            <text:p>1121502729</text:p>
          </table:table-cell>
          <table:table-cell office:value-type="float" office:value="587621257" calcext:value-type="float">
            <text:p>587621257</text:p>
          </table:table-cell>
          <table:table-cell table:formula="of:=[.C35]" office:value-type="float" office:value="2017.582411565" calcext:value-type="float">
            <text:p>2017.6</text:p>
          </table:table-cell>
          <table:table-cell table:style-name="ce6" table:formula="of:=[.E35]/1000000000" office:value-type="float" office:value="1.121502729" calcext:value-type="float">
            <text:p>1.1215</text:p>
          </table:table-cell>
          <table:table-cell table:style-name="ce8" table:formula="of:=[.D35]/1024" office:value-type="float" office:value="480.4404296875" calcext:value-type="float">
            <text:p>480</text:p>
          </table:table-cell>
          <table:table-cell table:style-name="ce10" table:formula="of:=[.D35]/1048576" office:value-type="float" office:value="0.469180107116699" calcext:value-type="float">
            <text:p>0.469</text:p>
          </table:table-cell>
          <table:table-cell table:style-name="ce12" table:formula="of:=[.H35]/[.M$1]" office:value-type="percentage" office:value="1.14413464941164" calcext:value-type="percentage">
            <text:p>114.41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21.0</text:p>
          </table:table-cell>
          <table:table-cell office:value-type="float" office:value="17464" calcext:value-type="float">
            <text:p>17464</text:p>
          </table:table-cell>
          <table:table-cell table:formula="of:=1970 + [.B36]/365.24" office:value-type="float" office:value="2017.81513525353" calcext:value-type="float">
            <text:p>2017.8</text:p>
          </table:table-cell>
          <table:table-cell office:value-type="float" office:value="490622" calcext:value-type="float">
            <text:p>490622</text:p>
          </table:table-cell>
          <table:table-cell office:value-type="float" office:value="1097652061" calcext:value-type="float">
            <text:p>1097652061</text:p>
          </table:table-cell>
          <table:table-cell office:value-type="float" office:value="575082561" calcext:value-type="float">
            <text:p>575082561</text:p>
          </table:table-cell>
          <table:table-cell table:formula="of:=[.C36]" office:value-type="float" office:value="2017.81513525353" calcext:value-type="float">
            <text:p>2017.8</text:p>
          </table:table-cell>
          <table:table-cell table:style-name="ce6" table:formula="of:=[.E36]/1000000000" office:value-type="float" office:value="1.097652061" calcext:value-type="float">
            <text:p>1.0977</text:p>
          </table:table-cell>
          <table:table-cell table:style-name="ce8" table:formula="of:=[.D36]/1024" office:value-type="float" office:value="479.123046875" calcext:value-type="float">
            <text:p>479</text:p>
          </table:table-cell>
          <table:table-cell table:style-name="ce10" table:formula="of:=[.D36]/1048576" office:value-type="float" office:value="0.467893600463867" calcext:value-type="float">
            <text:p>0.468</text:p>
          </table:table-cell>
          <table:table-cell table:style-name="ce12" table:formula="of:=[.H36]/[.M$1]" office:value-type="percentage" office:value="1.11980267503049" calcext:value-type="percentage">
            <text:p>111.98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22.0</text:p>
          </table:table-cell>
          <table:table-cell office:value-type="float" office:value="17550" calcext:value-type="float">
            <text:p>17550</text:p>
          </table:table-cell>
          <table:table-cell table:style-name="ce4" table:formula="of:=1970 + [.B37]/365.24" office:value-type="float" office:value="2018.05059686781" calcext:value-type="float">
            <text:p>2018.1</text:p>
          </table:table-cell>
          <table:table-cell office:value-type="float" office:value="492417" calcext:value-type="float">
            <text:p>492417</text:p>
          </table:table-cell>
          <table:table-cell office:value-type="float" office:value="1086309810" calcext:value-type="float">
            <text:p>1086309810</text:p>
          </table:table-cell>
          <table:table-cell office:value-type="float" office:value="572501397" calcext:value-type="float">
            <text:p>572501397</text:p>
          </table:table-cell>
          <table:table-cell table:formula="of:=[.C37]" office:value-type="float" office:value="2018.05059686781" calcext:value-type="float">
            <text:p>2018.1</text:p>
          </table:table-cell>
          <table:table-cell table:style-name="ce6" table:formula="of:=[.E37]/1000000000" office:value-type="float" office:value="1.08630981" calcext:value-type="float">
            <text:p>1.0863</text:p>
          </table:table-cell>
          <table:table-cell table:style-name="ce8" table:formula="of:=[.D37]/1024" office:value-type="float" office:value="480.8759765625" calcext:value-type="float">
            <text:p>481</text:p>
          </table:table-cell>
          <table:table-cell table:style-name="ce10" table:formula="of:=[.D37]/1048576" office:value-type="float" office:value="0.469605445861816" calcext:value-type="float">
            <text:p>0.470</text:p>
          </table:table-cell>
          <table:table-cell table:style-name="ce12" table:formula="of:=[.H37]/[.M$1]" office:value-type="percentage" office:value="1.10823153745244" calcext:value-type="percentage">
            <text:p>110.82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23.1</text:p>
          </table:table-cell>
          <table:table-cell office:value-type="float" office:value="17633" calcext:value-type="float">
            <text:p>17633</text:p>
          </table:table-cell>
          <table:table-cell table:style-name="ce4" table:formula="of:=1970 + [.B38]/365.24" office:value-type="float" office:value="2018.27784470485" calcext:value-type="float">
            <text:p>2018.3</text:p>
          </table:table-cell>
          <table:table-cell office:value-type="float" office:value="495384" calcext:value-type="float">
            <text:p>495384</text:p>
          </table:table-cell>
          <table:table-cell office:value-type="float" office:value="1081548042" calcext:value-type="float">
            <text:p>1081548042</text:p>
          </table:table-cell>
          <table:table-cell office:value-type="float" office:value="570141420" calcext:value-type="float">
            <text:p>570141420</text:p>
          </table:table-cell>
          <table:table-cell table:formula="of:=[.C38]" office:value-type="float" office:value="2018.27784470485" calcext:value-type="float">
            <text:p>2018.3</text:p>
          </table:table-cell>
          <table:table-cell table:style-name="ce6" table:formula="of:=[.E38]/1000000000" office:value-type="float" office:value="1.081548042" calcext:value-type="float">
            <text:p>1.0815</text:p>
          </table:table-cell>
          <table:table-cell table:style-name="ce8" table:formula="of:=[.D38]/1024" office:value-type="float" office:value="483.7734375" calcext:value-type="float">
            <text:p>484</text:p>
          </table:table-cell>
          <table:table-cell table:style-name="ce10" table:formula="of:=[.D38]/1048576" office:value-type="float" office:value="0.472434997558594" calcext:value-type="float">
            <text:p>0.472</text:p>
          </table:table-cell>
          <table:table-cell table:style-name="ce12" table:formula="of:=[.H38]/[.M$1]" office:value-type="percentage" office:value="1.10337367699398" calcext:value-type="percentage">
            <text:p>110.34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24.0</text:p>
          </table:table-cell>
          <table:table-cell office:value-type="float" office:value="17684" calcext:value-type="float">
            <text:p>17684</text:p>
          </table:table-cell>
          <table:table-cell table:style-name="ce4" table:formula="of:=1970 + [.B39]/365.24" office:value-type="float" office:value="2018.41747891797" calcext:value-type="float">
            <text:p>2018.4</text:p>
          </table:table-cell>
          <table:table-cell office:value-type="float" office:value="501470" calcext:value-type="float">
            <text:p>501470</text:p>
          </table:table-cell>
          <table:table-cell office:value-type="float" office:value="1067165262" calcext:value-type="float">
            <text:p>1067165262</text:p>
          </table:table-cell>
          <table:table-cell office:value-type="float" office:value="561247187" calcext:value-type="float">
            <text:p>561247187</text:p>
          </table:table-cell>
          <table:table-cell table:formula="of:=[.C39]" office:value-type="float" office:value="2018.41747891797" calcext:value-type="float">
            <text:p>2018.4</text:p>
          </table:table-cell>
          <table:table-cell table:style-name="ce6" table:formula="of:=[.E39]/1000000000" office:value-type="float" office:value="1.067165262" calcext:value-type="float">
            <text:p>1.0672</text:p>
          </table:table-cell>
          <table:table-cell table:style-name="ce8" table:formula="of:=[.D39]/1024" office:value-type="float" office:value="489.716796875" calcext:value-type="float">
            <text:p>490</text:p>
          </table:table-cell>
          <table:table-cell table:style-name="ce10" table:formula="of:=[.D39]/1048576" office:value-type="float" office:value="0.478239059448242" calcext:value-type="float">
            <text:p>0.478</text:p>
          </table:table-cell>
          <table:table-cell table:style-name="ce12" table:formula="of:=[.H39]/[.M$1]" office:value-type="percentage" office:value="1.08870065255334" calcext:value-type="percentage">
            <text:p>108.87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25.0</text:p>
          </table:table-cell>
          <table:table-cell office:value-type="float" office:value="17789" calcext:value-type="float">
            <text:p>17789</text:p>
          </table:table-cell>
          <table:table-cell table:style-name="ce4" table:formula="of:=1970 + [.B40]/365.24" office:value-type="float" office:value="2018.70496112145" calcext:value-type="float">
            <text:p>2018.7</text:p>
          </table:table-cell>
          <table:table-cell office:value-type="float" office:value="531446" calcext:value-type="float">
            <text:p>531446</text:p>
          </table:table-cell>
          <table:table-cell office:value-type="float" office:value="1062813446" calcext:value-type="float">
            <text:p>1062813446</text:p>
          </table:table-cell>
          <table:table-cell office:value-type="float" office:value="559245851" calcext:value-type="float">
            <text:p>559245851</text:p>
          </table:table-cell>
          <table:table-cell table:formula="of:=[.C40]" office:value-type="float" office:value="2018.70496112145" calcext:value-type="float">
            <text:p>2018.7</text:p>
          </table:table-cell>
          <table:table-cell table:style-name="ce6" table:formula="of:=[.E40]/1000000000" office:value-type="float" office:value="1.062813446" calcext:value-type="float">
            <text:p>1.0628</text:p>
          </table:table-cell>
          <table:table-cell table:style-name="ce8" table:formula="of:=[.D40]/1024" office:value-type="float" office:value="518.990234375" calcext:value-type="float">
            <text:p>519</text:p>
          </table:table-cell>
          <table:table-cell table:style-name="ce10" table:formula="of:=[.D40]/1048576" office:value-type="float" office:value="0.506826400756836" calcext:value-type="float">
            <text:p>0.507</text:p>
          </table:table-cell>
          <table:table-cell table:style-name="ce12" table:formula="of:=[.H40]/[.M$1]" office:value-type="percentage" office:value="1.08426101692454" calcext:value-type="percentage">
            <text:p>108.43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26.0</text:p>
          </table:table-cell>
          <table:table-cell office:value-type="float" office:value="17866" calcext:value-type="float">
            <text:p>17866</text:p>
          </table:table-cell>
          <table:table-cell table:style-name="ce4" table:formula="of:=1970 + [.B41]/365.24" office:value-type="float" office:value="2018.91578140401" calcext:value-type="float">
            <text:p>2018.9</text:p>
          </table:table-cell>
          <table:table-cell office:value-type="float" office:value="533175" calcext:value-type="float">
            <text:p>533175</text:p>
          </table:table-cell>
          <table:table-cell office:value-type="float" office:value="1060240214" calcext:value-type="float">
            <text:p>1060240214</text:p>
          </table:table-cell>
          <table:table-cell office:value-type="float" office:value="557359054" calcext:value-type="float">
            <text:p>557359054</text:p>
          </table:table-cell>
          <table:table-cell table:formula="of:=[.C41]" office:value-type="float" office:value="2018.91578140401" calcext:value-type="float">
            <text:p>2018.9</text:p>
          </table:table-cell>
          <table:table-cell table:style-name="ce6" table:formula="of:=[.E41]/1000000000" office:value-type="float" office:value="1.060240214" calcext:value-type="float">
            <text:p>1.0602</text:p>
          </table:table-cell>
          <table:table-cell table:style-name="ce8" table:formula="of:=[.D41]/1024" office:value-type="float" office:value="520.6787109375" calcext:value-type="float">
            <text:p>521</text:p>
          </table:table-cell>
          <table:table-cell table:style-name="ce10" table:formula="of:=[.D41]/1048576" office:value-type="float" office:value="0.508475303649902" calcext:value-type="float">
            <text:p>0.508</text:p>
          </table:table-cell>
          <table:table-cell table:style-name="ce12" table:formula="of:=[.H41]/[.M$1]" office:value-type="percentage" office:value="1.08163585711347" calcext:value-type="percentage">
            <text:p>108.16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27.0</text:p>
          </table:table-cell>
          <table:table-cell office:value-type="float" office:value="17935" calcext:value-type="float">
            <text:p>17935</text:p>
          </table:table-cell>
          <table:table-cell table:style-name="ce4" table:formula="of:=1970 + [.B42]/365.24" office:value-type="float" office:value="2019.10469828058" calcext:value-type="float">
            <text:p>2019.1</text:p>
          </table:table-cell>
          <table:table-cell office:value-type="float" office:value="536251" calcext:value-type="float">
            <text:p>536251</text:p>
          </table:table-cell>
          <table:table-cell office:value-type="float" office:value="1056802069" calcext:value-type="float">
            <text:p>1056802069</text:p>
          </table:table-cell>
          <table:table-cell office:value-type="float" office:value="554351812" calcext:value-type="float">
            <text:p>554351812</text:p>
          </table:table-cell>
          <table:table-cell table:formula="of:=[.C42]" office:value-type="float" office:value="2019.10469828058" calcext:value-type="float">
            <text:p>2019.1</text:p>
          </table:table-cell>
          <table:table-cell table:style-name="ce6" table:formula="of:=[.E42]/1000000000" office:value-type="float" office:value="1.056802069" calcext:value-type="float">
            <text:p>1.0568</text:p>
          </table:table-cell>
          <table:table-cell table:style-name="ce8" table:formula="of:=[.D42]/1024" office:value-type="float" office:value="523.6826171875" calcext:value-type="float">
            <text:p>524</text:p>
          </table:table-cell>
          <table:table-cell table:style-name="ce10" table:formula="of:=[.D42]/1048576" office:value-type="float" office:value="0.511408805847168" calcext:value-type="float">
            <text:p>0.511</text:p>
          </table:table-cell>
          <table:table-cell table:style-name="ce12" table:formula="of:=[.H42]/[.M$1]" office:value-type="percentage" office:value="1.07812833036166" calcext:value-type="percentage">
            <text:p>107.81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28.0</text:p>
          </table:table-cell>
          <table:table-cell office:value-type="float" office:value="18002" calcext:value-type="float">
            <text:p>18002</text:p>
          </table:table-cell>
          <table:table-cell table:style-name="ce4" table:formula="of:=1970 + [.B43]/365.24" office:value-type="float" office:value="2019.28813930566" calcext:value-type="float">
            <text:p>2019.3</text:p>
          </table:table-cell>
          <table:table-cell office:value-type="float" office:value="541530" calcext:value-type="float">
            <text:p>541530</text:p>
          </table:table-cell>
          <table:table-cell office:value-type="float" office:value="1052821309" calcext:value-type="float">
            <text:p>1052821309</text:p>
          </table:table-cell>
          <table:table-cell office:value-type="float" office:value="552766498" calcext:value-type="float">
            <text:p>552766498</text:p>
          </table:table-cell>
          <table:table-cell table:formula="of:=[.C43]" office:value-type="float" office:value="2019.28813930566" calcext:value-type="float">
            <text:p>2019.3</text:p>
          </table:table-cell>
          <table:table-cell table:style-name="ce6" table:formula="of:=[.E43]/1000000000" office:value-type="float" office:value="1.052821309" calcext:value-type="float">
            <text:p>1.0528</text:p>
          </table:table-cell>
          <table:table-cell table:style-name="ce8" table:formula="of:=[.D43]/1024" office:value-type="float" office:value="528.837890625" calcext:value-type="float">
            <text:p>529</text:p>
          </table:table-cell>
          <table:table-cell table:style-name="ce10" table:formula="of:=[.D43]/1048576" office:value-type="float" office:value="0.516443252563477" calcext:value-type="float">
            <text:p>0.516</text:p>
          </table:table-cell>
          <table:table-cell table:style-name="ce12" table:formula="of:=[.H43]/[.M$1]" office:value-type="percentage" office:value="1.0740672386414" calcext:value-type="percentage">
            <text:p>107.41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29.0</text:p>
          </table:table-cell>
          <table:table-cell office:value-type="float" office:value="18088" calcext:value-type="float">
            <text:p>18088</text:p>
          </table:table-cell>
          <table:table-cell table:style-name="ce4" table:formula="of:=1970 + [.B44]/365.24" office:value-type="float" office:value="2019.52360091994" calcext:value-type="float">
            <text:p>2019.5</text:p>
          </table:table-cell>
          <table:table-cell office:value-type="float" office:value="542937" calcext:value-type="float">
            <text:p>542937</text:p>
          </table:table-cell>
          <table:table-cell office:value-type="float" office:value="1048851074" calcext:value-type="float">
            <text:p>1048851074</text:p>
          </table:table-cell>
          <table:table-cell office:value-type="float" office:value="550417662" calcext:value-type="float">
            <text:p>550417662</text:p>
          </table:table-cell>
          <table:table-cell table:formula="of:=[.C44]" office:value-type="float" office:value="2019.52360091994" calcext:value-type="float">
            <text:p>2019.5</text:p>
          </table:table-cell>
          <table:table-cell table:style-name="ce6" table:formula="of:=[.E44]/1000000000" office:value-type="float" office:value="1.048851074" calcext:value-type="float">
            <text:p>1.0489</text:p>
          </table:table-cell>
          <table:table-cell table:style-name="ce8" table:formula="of:=[.D44]/1024" office:value-type="float" office:value="530.2119140625" calcext:value-type="float">
            <text:p>530</text:p>
          </table:table-cell>
          <table:table-cell table:style-name="ce10" table:formula="of:=[.D44]/1048576" office:value-type="float" office:value="0.51778507232666" calcext:value-type="float">
            <text:p>0.518</text:p>
          </table:table-cell>
          <table:table-cell table:style-name="ce12" table:formula="of:=[.H44]/[.M$1]" office:value-type="percentage" office:value="1.07001688431559" calcext:value-type="percentage">
            <text:p>107.00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30.0</text:p>
          </table:table-cell>
          <table:table-cell office:value-type="float" office:value="18173" calcext:value-type="float">
            <text:p>18173</text:p>
          </table:table-cell>
          <table:table-cell table:style-name="ce4" table:formula="of:=1970 + [.B45]/365.24" office:value-type="float" office:value="2019.75632460848" calcext:value-type="float">
            <text:p>2019.8</text:p>
          </table:table-cell>
          <table:table-cell office:value-type="float" office:value="548156" calcext:value-type="float">
            <text:p>548156</text:p>
          </table:table-cell>
          <table:table-cell office:value-type="float" office:value="1044826288" calcext:value-type="float">
            <text:p>1044826288</text:p>
          </table:table-cell>
          <table:table-cell office:value-type="float" office:value="550755919" calcext:value-type="float">
            <text:p>550755919</text:p>
          </table:table-cell>
          <table:table-cell table:formula="of:=[.C45]" office:value-type="float" office:value="2019.75632460848" calcext:value-type="float">
            <text:p>2019.8</text:p>
          </table:table-cell>
          <table:table-cell table:style-name="ce6" table:formula="of:=[.E45]/1000000000" office:value-type="float" office:value="1.044826288" calcext:value-type="float">
            <text:p>1.0448</text:p>
          </table:table-cell>
          <table:table-cell table:style-name="ce8" table:formula="of:=[.D45]/1024" office:value-type="float" office:value="535.30859375" calcext:value-type="float">
            <text:p>535</text:p>
          </table:table-cell>
          <table:table-cell table:style-name="ce10" table:formula="of:=[.D45]/1048576" office:value-type="float" office:value="0.522762298583984" calcext:value-type="float">
            <text:p>0.523</text:p>
          </table:table-cell>
          <table:table-cell table:style-name="ce12" table:formula="of:=[.H45]/[.M$1]" office:value-type="percentage" office:value="1.06591087815083" calcext:value-type="percentage">
            <text:p>106.59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31.0</text:p>
          </table:table-cell>
          <table:table-cell office:value-type="float" office:value="18284" calcext:value-type="float">
            <text:p>18284</text:p>
          </table:table-cell>
          <table:table-cell table:style-name="ce4" table:formula="of:=1970 + [.B46]/365.24" office:value-type="float" office:value="2020.06023436644" calcext:value-type="float">
            <text:p>2020.1</text:p>
          </table:table-cell>
          <table:table-cell office:value-type="float" office:value="558771" calcext:value-type="float">
            <text:p>558771</text:p>
          </table:table-cell>
          <table:table-cell office:value-type="float" office:value="1044530089" calcext:value-type="float">
            <text:p>1044530089</text:p>
          </table:table-cell>
          <table:table-cell office:value-type="float" office:value="549404164" calcext:value-type="float">
            <text:p>549404164</text:p>
          </table:table-cell>
          <table:table-cell table:formula="of:=[.C46]" office:value-type="float" office:value="2020.06023436644" calcext:value-type="float">
            <text:p>2020.1</text:p>
          </table:table-cell>
          <table:table-cell table:style-name="ce6" table:formula="of:=[.E46]/1000000000" office:value-type="float" office:value="1.044530089" calcext:value-type="float">
            <text:p>1.0445</text:p>
          </table:table-cell>
          <table:table-cell table:style-name="ce8" table:formula="of:=[.D46]/1024" office:value-type="float" office:value="545.6748046875" calcext:value-type="float">
            <text:p>546</text:p>
          </table:table-cell>
          <table:table-cell table:style-name="ce10" table:formula="of:=[.D46]/1048576" office:value-type="float" office:value="0.532885551452637" calcext:value-type="float">
            <text:p>0.533</text:p>
          </table:table-cell>
          <table:table-cell table:style-name="ce12" table:formula="of:=[.H46]/[.M$1]" office:value-type="percentage" office:value="1.06560870185624" calcext:value-type="percentage">
            <text:p>106.56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32.0</text:p>
          </table:table-cell>
          <table:table-cell office:value-type="float" office:value="18405" calcext:value-type="float">
            <text:p>18405</text:p>
          </table:table-cell>
          <table:table-cell table:style-name="ce4" table:formula="of:=1970 + [.B47]/365.24" office:value-type="float" office:value="2020.39152338189" calcext:value-type="float">
            <text:p>2020.4</text:p>
          </table:table-cell>
          <table:table-cell office:value-type="float" office:value="562150" calcext:value-type="float">
            <text:p>562150</text:p>
          </table:table-cell>
          <table:table-cell office:value-type="float" office:value="1040895456" calcext:value-type="float">
            <text:p>1040895456</text:p>
          </table:table-cell>
          <table:table-cell office:value-type="float" office:value="548460579" calcext:value-type="float">
            <text:p>548460579</text:p>
          </table:table-cell>
          <table:table-cell table:formula="of:=[.C47]" office:value-type="float" office:value="2020.39152338189" calcext:value-type="float">
            <text:p>2020.4</text:p>
          </table:table-cell>
          <table:table-cell table:style-name="ce6" table:formula="of:=[.E47]/1000000000" office:value-type="float" office:value="1.040895456" calcext:value-type="float">
            <text:p>1.0409</text:p>
          </table:table-cell>
          <table:table-cell table:style-name="ce8" table:formula="of:=[.D47]/1024" office:value-type="float" office:value="548.974609375" calcext:value-type="float">
            <text:p>549</text:p>
          </table:table-cell>
          <table:table-cell table:style-name="ce10" table:formula="of:=[.D47]/1048576" office:value-type="float" office:value="0.536108016967773" calcext:value-type="float">
            <text:p>0.536</text:p>
          </table:table-cell>
          <table:table-cell table:style-name="ce12" table:formula="of:=[.H47]/[.M$1]" office:value-type="percentage" office:value="1.0619007219774" calcext:value-type="percentage">
            <text:p>106.19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33.0</text:p>
          </table:table-cell>
          <table:table-cell office:value-type="float" office:value="18488" calcext:value-type="float">
            <text:p>18488</text:p>
          </table:table-cell>
          <table:table-cell table:style-name="ce4" table:formula="of:=1970 + [.B48]/365.24" office:value-type="float" office:value="2020.61877121892" calcext:value-type="float">
            <text:p>2020.6</text:p>
          </table:table-cell>
          <table:table-cell office:value-type="float" office:value="567510" calcext:value-type="float">
            <text:p>567510</text:p>
          </table:table-cell>
          <table:table-cell office:value-type="float" office:value="1035396398" calcext:value-type="float">
            <text:p>1035396398</text:p>
          </table:table-cell>
          <table:table-cell office:value-type="float" office:value="546456607" calcext:value-type="float">
            <text:p>546456607</text:p>
          </table:table-cell>
          <table:table-cell table:formula="of:=[.C48]" office:value-type="float" office:value="2020.61877121892" calcext:value-type="float">
            <text:p>2020.6</text:p>
          </table:table-cell>
          <table:table-cell table:style-name="ce6" table:formula="of:=[.E48]/1000000000" office:value-type="float" office:value="1.035396398" calcext:value-type="float">
            <text:p>1.0354</text:p>
          </table:table-cell>
          <table:table-cell table:style-name="ce8" table:formula="of:=[.D48]/1024" office:value-type="float" office:value="554.208984375" calcext:value-type="float">
            <text:p>554</text:p>
          </table:table-cell>
          <table:table-cell table:style-name="ce10" table:formula="of:=[.D48]/1048576" office:value-type="float" office:value="0.541219711303711" calcext:value-type="float">
            <text:p>0.541</text:p>
          </table:table-cell>
          <table:table-cell table:style-name="ce12" table:formula="of:=[.H48]/[.M$1]" office:value-type="percentage" office:value="1.05629069300981" calcext:value-type="percentage">
            <text:p>105.63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34.0</text:p>
          </table:table-cell>
          <table:table-cell office:value-type="float" office:value="18597" calcext:value-type="float">
            <text:p>18597</text:p>
          </table:table-cell>
          <table:table-cell table:style-name="ce4" table:formula="of:=1970 + [.B49]/365.24" office:value-type="float" office:value="2020.9172051254" calcext:value-type="float">
            <text:p>2020.9</text:p>
          </table:table-cell>
          <table:table-cell office:value-type="float" office:value="569860" calcext:value-type="float">
            <text:p>569860</text:p>
          </table:table-cell>
          <table:table-cell office:value-type="float" office:value="1034151042" calcext:value-type="float">
            <text:p>1034151042</text:p>
          </table:table-cell>
          <table:table-cell office:value-type="float" office:value="545984351" calcext:value-type="float">
            <text:p>545984351</text:p>
          </table:table-cell>
          <table:table-cell table:formula="of:=[.C49]" office:value-type="float" office:value="2020.9172051254" calcext:value-type="float">
            <text:p>2020.9</text:p>
          </table:table-cell>
          <table:table-cell table:style-name="ce6" table:formula="of:=[.E49]/1000000000" office:value-type="float" office:value="1.034151042" calcext:value-type="float">
            <text:p>1.0342</text:p>
          </table:table-cell>
          <table:table-cell table:style-name="ce8" table:formula="of:=[.D49]/1024" office:value-type="float" office:value="556.50390625" calcext:value-type="float">
            <text:p>557</text:p>
          </table:table-cell>
          <table:table-cell table:style-name="ce10" table:formula="of:=[.D49]/1048576" office:value-type="float" office:value="0.543460845947266" calcext:value-type="float">
            <text:p>0.543</text:p>
          </table:table-cell>
          <table:table-cell table:style-name="ce12" table:formula="of:=[.H49]/[.M$1]" office:value-type="percentage" office:value="1.05502020573091" calcext:value-type="percentage">
            <text:p>105.50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35.0</text:p>
          </table:table-cell>
          <table:table-cell office:value-type="float" office:value="18698" calcext:value-type="float">
            <text:p>18698</text:p>
          </table:table-cell>
          <table:table-cell table:style-name="ce4" table:formula="of:=1970 + [.B50]/365.24" office:value-type="float" office:value="2021.19373562589" calcext:value-type="float">
            <text:p>2021.2</text:p>
          </table:table-cell>
          <table:table-cell office:value-type="float" office:value="580176" calcext:value-type="float">
            <text:p>580176</text:p>
          </table:table-cell>
          <table:table-cell office:value-type="float" office:value="1029987179" calcext:value-type="float">
            <text:p>1029987179</text:p>
          </table:table-cell>
          <table:table-cell office:value-type="float" office:value="544119299" calcext:value-type="float">
            <text:p>544119299</text:p>
          </table:table-cell>
          <table:table-cell table:formula="of:=[.C50]" office:value-type="float" office:value="2021.19373562589" calcext:value-type="float">
            <text:p>2021.2</text:p>
          </table:table-cell>
          <table:table-cell table:style-name="ce6" table:formula="of:=[.E50]/1000000000" office:value-type="float" office:value="1.029987179" calcext:value-type="float">
            <text:p>1.0300</text:p>
          </table:table-cell>
          <table:table-cell table:style-name="ce8" table:formula="of:=[.D50]/1024" office:value-type="float" office:value="566.578125" calcext:value-type="float">
            <text:p>567</text:p>
          </table:table-cell>
          <table:table-cell table:style-name="ce10" table:formula="of:=[.D50]/1048576" office:value-type="float" office:value="0.553298950195313" calcext:value-type="float">
            <text:p>0.553</text:p>
          </table:table-cell>
          <table:table-cell table:style-name="ce12" table:formula="of:=[.H50]/[.M$1]" office:value-type="percentage" office:value="1.05077231599287" calcext:value-type="percentage">
            <text:p>105.08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36.0</text:p>
          </table:table-cell>
          <table:table-cell office:value-type="float" office:value="18796" calcext:value-type="float">
            <text:p>18796</text:p>
          </table:table-cell>
          <table:table-cell table:style-name="ce4" office:value-type="float" office:value="2021.5" calcext:value-type="float">
            <text:p>2021.5</text:p>
          </table:table-cell>
          <table:table-cell office:value-type="float" office:value="589330" calcext:value-type="float">
            <text:p>589330</text:p>
          </table:table-cell>
          <table:table-cell office:value-type="float" office:value="1021687027" calcext:value-type="float">
            <text:p>1021687027</text:p>
          </table:table-cell>
          <table:table-cell office:value-type="float" office:value="539605462" calcext:value-type="float">
            <text:p>539605462</text:p>
          </table:table-cell>
          <table:table-cell table:formula="of:=[.C51]" office:value-type="float" office:value="2021.5" calcext:value-type="float">
            <text:p>2021.5</text:p>
          </table:table-cell>
          <table:table-cell table:style-name="ce6" table:formula="of:=[.E51]/1000000000" office:value-type="float" office:value="1.021687027" calcext:value-type="float">
            <text:p>1.0217</text:p>
          </table:table-cell>
          <table:table-cell table:style-name="ce8" table:formula="of:=[.D51]/1024" office:value-type="float" office:value="575.517578125" calcext:value-type="float">
            <text:p>576</text:p>
          </table:table-cell>
          <table:table-cell table:style-name="ce10" table:formula="of:=[.D51]/1048576" office:value-type="float" office:value="0.562028884887695" calcext:value-type="float">
            <text:p>0.562</text:p>
          </table:table-cell>
          <table:table-cell table:style-name="ce12" table:formula="of:=[.H51]/[.M$1]" office:value-type="percentage" office:value="1.04230466695999" calcext:value-type="percentage">
            <text:p>104.23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37.0</text:p>
          </table:table-cell>
          <table:table-cell office:value-type="float" office:value="18958" calcext:value-type="float">
            <text:p>18958</text:p>
          </table:table-cell>
          <table:table-cell table:style-name="ce4" table:formula="of:=1970 + [.B52]/365.24" office:value-type="float" office:value="2021.90559632023" calcext:value-type="float">
            <text:p>2021.9</text:p>
          </table:table-cell>
          <table:table-cell office:value-type="float" office:value="597262" calcext:value-type="float">
            <text:p>597262</text:p>
          </table:table-cell>
          <table:table-cell office:value-type="float" office:value="1020930731" calcext:value-type="float">
            <text:p>1020930731</text:p>
          </table:table-cell>
          <table:table-cell office:value-type="float" office:value="536678161" calcext:value-type="float">
            <text:p>536678161</text:p>
          </table:table-cell>
          <table:table-cell table:formula="of:=[.C52]" office:value-type="float" office:value="2021.90559632023" calcext:value-type="float">
            <text:p>2021.9</text:p>
          </table:table-cell>
          <table:table-cell table:style-name="ce6" table:formula="of:=[.E52]/1000000000" office:value-type="float" office:value="1.020930731" calcext:value-type="float">
            <text:p>1.0209</text:p>
          </table:table-cell>
          <table:table-cell table:style-name="ce8" table:formula="of:=[.D52]/1024" office:value-type="float" office:value="583.263671875" calcext:value-type="float">
            <text:p>583</text:p>
          </table:table-cell>
          <table:table-cell table:style-name="ce10" table:formula="of:=[.D52]/1048576" office:value-type="float" office:value="0.56959342956543" calcext:value-type="float">
            <text:p>0.570</text:p>
          </table:table-cell>
          <table:table-cell table:style-name="ce12" table:formula="of:=[.H52]/[.M$1]" office:value-type="percentage" office:value="1.04153310890985" calcext:value-type="percentage">
            <text:p>104.15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38.0</text:p>
          </table:table-cell>
          <table:table-cell office:value-type="float" office:value="19046" calcext:value-type="float">
            <text:p>19046</text:p>
          </table:table-cell>
          <table:table-cell table:style-name="ce4" table:formula="of:=1970 + [.B53]/365.24" office:value-type="float" office:value="2022.146533786" calcext:value-type="float">
            <text:p>2022.1</text:p>
          </table:table-cell>
          <table:table-cell office:value-type="float" office:value="624096" calcext:value-type="float">
            <text:p>624096</text:p>
          </table:table-cell>
          <table:table-cell office:value-type="float" office:value="1015126353" calcext:value-type="float">
            <text:p>1015126353</text:p>
          </table:table-cell>
          <table:table-cell office:value-type="float" office:value="534084608" calcext:value-type="float">
            <text:p>534084608</text:p>
          </table:table-cell>
          <table:table-cell table:formula="of:=[.C53]" office:value-type="float" office:value="2022.146533786" calcext:value-type="float">
            <text:p>2022.1</text:p>
          </table:table-cell>
          <table:table-cell table:style-name="ce6" table:formula="of:=[.E53]/1000000000" office:value-type="float" office:value="1.015126353" calcext:value-type="float">
            <text:p>1.0151</text:p>
          </table:table-cell>
          <table:table-cell table:style-name="ce8" table:formula="of:=[.D53]/1024" office:value-type="float" office:value="609.46875" calcext:value-type="float">
            <text:p>609</text:p>
          </table:table-cell>
          <table:table-cell table:style-name="ce10" table:formula="of:=[.D53]/1048576" office:value-type="float" office:value="0.595184326171875" calcext:value-type="float">
            <text:p>0.595</text:p>
          </table:table-cell>
          <table:table-cell table:style-name="ce12" table:formula="of:=[.H53]/[.M$1]" office:value-type="percentage" office:value="1.03561159858593" calcext:value-type="percentage">
            <text:p>103.56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39.0</text:p>
          </table:table-cell>
          <table:table-cell office:value-type="float" office:value="19167" calcext:value-type="float">
            <text:p>19167</text:p>
          </table:table-cell>
          <table:table-cell table:style-name="ce4" table:formula="of:=1970 + [.B54]/365.24" office:value-type="float" office:value="2022.47782280145" calcext:value-type="float">
            <text:p>2022.5</text:p>
          </table:table-cell>
          <table:table-cell office:value-type="float" office:value="631220" calcext:value-type="float">
            <text:p>631220</text:p>
          </table:table-cell>
          <table:table-cell table:style-name="ce5" office:value-type="float" office:value="993098730" calcext:value-type="float">
            <text:p>993098730</text:p>
          </table:table-cell>
          <table:table-cell office:value-type="float" office:value="523766000" calcext:value-type="float">
            <text:p>523766000</text:p>
          </table:table-cell>
          <table:table-cell table:formula="of:=[.C54]" office:value-type="float" office:value="2022.47782280145" calcext:value-type="float">
            <text:p>2022.5</text:p>
          </table:table-cell>
          <table:table-cell table:style-name="ce6" table:formula="of:=[.E54]/1000000000" office:value-type="float" office:value="0.99309873" calcext:value-type="float">
            <text:p>0.9931</text:p>
          </table:table-cell>
          <table:table-cell table:style-name="ce8" table:formula="of:=[.D54]/1024" office:value-type="float" office:value="616.42578125" calcext:value-type="float">
            <text:p>616</text:p>
          </table:table-cell>
          <table:table-cell table:style-name="ce10" table:formula="of:=[.D54]/1048576" office:value-type="float" office:value="0.601978302001953" calcext:value-type="float">
            <text:p>0.602</text:p>
          </table:table-cell>
          <table:table-cell table:style-name="ce12" table:formula="of:=[.H54]/[.M$1]" office:value-type="percentage" office:value="1.01313945824531" calcext:value-type="percentage">
            <text:p>101.31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40.0</text:p>
          </table:table-cell>
          <table:table-cell office:value-type="float" office:value="19312" calcext:value-type="float">
            <text:p>19312</text:p>
          </table:table-cell>
          <table:table-cell table:style-name="ce4" table:formula="of:=1970 + [.B55]/365.24" office:value-type="float" office:value="2022.87482203483" calcext:value-type="float">
            <text:p>2022.9</text:p>
          </table:table-cell>
          <table:table-cell office:value-type="float" office:value="634773" calcext:value-type="float">
            <text:p>634773</text:p>
          </table:table-cell>
          <table:table-cell table:style-name="ce5" office:value-type="float" office:value="981797637" calcext:value-type="float">
            <text:p>981797637</text:p>
          </table:table-cell>
          <table:table-cell office:value-type="float" office:value="520225450" calcext:value-type="float">
            <text:p>520225450</text:p>
          </table:table-cell>
          <table:table-cell table:formula="of:=[.C55]" office:value-type="float" office:value="2022.87482203483" calcext:value-type="float">
            <text:p>2022.9</text:p>
          </table:table-cell>
          <table:table-cell table:style-name="ce6" table:formula="of:=[.E55]/1000000000" office:value-type="float" office:value="0.981797637" calcext:value-type="float">
            <text:p>0.9818</text:p>
          </table:table-cell>
          <table:table-cell table:style-name="ce8" table:formula="of:=[.D55]/1024" office:value-type="float" office:value="619.8955078125" calcext:value-type="float">
            <text:p>620</text:p>
          </table:table-cell>
          <table:table-cell table:style-name="ce10" table:formula="of:=[.D55]/1048576" office:value-type="float" office:value="0.605366706848145" calcext:value-type="float">
            <text:p>0.605</text:p>
          </table:table-cell>
          <table:table-cell table:style-name="ce12" table:formula="of:=[.H55]/[.M$1]" office:value-type="percentage" office:value="1.00161030923552" calcext:value-type="percentage">
            <text:p>100.16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.41.0</text:p>
          </table:table-cell>
          <table:table-cell office:value-type="float" office:value="19410" calcext:value-type="float">
            <text:p>19410</text:p>
          </table:table-cell>
          <table:table-cell table:style-name="ce4" table:formula="of:=1970 + [.B56]/365.24" office:value-type="float" office:value="2023.14313875808" calcext:value-type="float">
            <text:p>2023.1</text:p>
          </table:table-cell>
          <table:table-cell office:value-type="float" office:value="639178" calcext:value-type="float">
            <text:p>639178</text:p>
          </table:table-cell>
          <table:table-cell table:style-name="ce5" office:value-type="float" office:value="980219181" calcext:value-type="float">
            <text:p>980219181</text:p>
          </table:table-cell>
          <table:table-cell office:value-type="float" office:value="980219181" calcext:value-type="float">
            <text:p>980219181</text:p>
          </table:table-cell>
          <table:table-cell table:formula="of:=[.C56]" office:value-type="float" office:value="2023.14313875808" calcext:value-type="float">
            <text:p>2023.1</text:p>
          </table:table-cell>
          <table:table-cell table:style-name="ce6" table:formula="of:=[.E56]/1000000000" office:value-type="float" office:value="0.980219181" calcext:value-type="float">
            <text:p>0.9802</text:p>
          </table:table-cell>
          <table:table-cell table:style-name="ce8" table:formula="of:=[.D56]/1024" office:value-type="float" office:value="624.197265625" calcext:value-type="float">
            <text:p>624</text:p>
          </table:table-cell>
          <table:table-cell table:style-name="ce10" table:formula="of:=[.D56]/1048576" office:value-type="float" office:value="0.609567642211914" calcext:value-type="float">
            <text:p>0.610</text:p>
          </table:table-cell>
          <table:table-cell table:style-name="ce12" table:formula="of:=[.H56]/[.M$1]" office:value-type="percentage" office:value="1" calcext:value-type="percentage">
            <text:p>100.00%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8"/>
          <table:table-cell table:style-name="ce10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mputed with GCC 5.4.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MAND:</text:p>
          </table:table-cell>
          <table:table-cell office:value-type="string" calcext:value-type="string">
            <text:p>make clean sqlite3.c &amp;&amp; sh speed-check x1 --legacy</text:p>
          </table:table-cell>
          <table:table-cell table:number-columns-repeated="1022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f1" table:style-name="ta1">
        <table:shapes>
          <draw:frame draw:z-index="0" draw:style-name="gr1" draw:text-style-name="P1" svg:width="1193.19pt" svg:height="436.9pt" svg:x="0pt" svg:y="0pt">
            <loext:p draw:notify-on-update-of-ranges="data.A2:data.A53 data.H1:data.H1 data.H2:data.H5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152.85pt" svg:height="421.51pt" svg:x="38.58pt" svg:y="458.22pt">
            <loext:p draw:notify-on-update-of-ranges="data.A2:data.A54 data.K1:data.K1 data.K2:data.K5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874.94pt" svg:height="436.88pt" svg:x="0pt" svg:y="934.36pt">
            <loext:p draw:notify-on-update-of-ranges="data.A2:data.A56 data.H1:data.H1 data.H2:data.H5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imeline" table:style-name="ta1">
        <table:shapes>
          <draw:frame draw:z-index="0" draw:style-name="gr1" draw:text-style-name="P1" svg:width="1011.71pt" svg:height="278.16pt" svg:x="0pt" svg:y="0pt">
            <loext:p draw:notify-on-update-of-ranges="data.A2:data.A52 data.K1:data.K1 data.L2:data.L5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erf2" table:style-name="ta1">
        <table:shapes>
          <draw:frame draw:z-index="0" draw:style-name="gr1" draw:text-style-name="P1" svg:width="743.02pt" svg:height="394.53pt" svg:x="0pt" svg:y="0pt">
            <loext:p draw:notify-on-update-of-ranges="data.A2:data.A56 data.H1:data.H1 data.H2:data.H5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rend" table:style-name="ta1">
        <table:shapes>
          <draw:frame draw:z-index="0" draw:style-name="gr1" draw:text-style-name="P1" svg:width="743.02pt" svg:height="394.53pt" svg:x="0pt" svg:y="0pt">
            <loext:p draw:notify-on-update-of-ranges="data.A12:data.A43 data.H1:data.H1 data.H12:data.H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erf3" table:style-name="ta1">
        <table:shapes>
          <draw:frame draw:z-index="0" draw:style-name="gr1" draw:text-style-name="P1" svg:width="743.02pt" svg:height="394.53pt" svg:x="0pt" svg:y="0pt">
            <loext:p draw:notify-on-update-of-ranges="data.A2:data.A49 data.K1:data.K1 data.K2:data.K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743.75pt" svg:height="404.33pt" svg:x="0pt" svg:y="460.77pt">
            <loext:p draw:notify-on-update-of-ranges="data.A2:data.A49 data.I1:data.I1 data.I2:data.I4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743.75pt" svg:height="404.33pt" svg:x="1.76pt" svg:y="913.01pt">
            <loext:p draw:notify-on-update-of-ranges="data.A2:data.A56 data.J1:data.J1 data.J2:data.J5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ze" table:style-name="ta1">
        <table:shapes>
          <draw:frame draw:z-index="0" draw:style-name="gr1" draw:text-style-name="P1" svg:width="1080.11pt" svg:height="404.45pt" svg:x="20.15pt" svg:y="40.11pt">
            <loext:p draw:notify-on-update-of-ranges="data.A2:data.A56 data.D1:data.D1 data.D2:data.D5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cc484" table:style-name="ta1">
        <table:table-column table:style-name="co1" table:number-columns-repeated="8" table:default-cell-style-name="Default"/>
        <table:table-column table:style-name="co1" table:default-cell-style-name="ce6"/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JulianDay1970</text:p>
          </table:table-cell>
          <table:table-cell table:style-name="ce2" office:value-type="string" calcext:value-type="string">
            <text:p>Year</text:p>
          </table:table-cell>
          <table:table-cell table:style-name="ce1" office:value-type="string" calcext:value-type="string">
            <text:p>Size (bytes)</text:p>
          </table:table-cell>
          <table:table-cell table:style-name="ce1" office:value-type="string" calcext:value-type="string">
            <text:p>Iref</text:p>
          </table:table-cell>
          <table:table-cell table:style-name="ce1" office:value-type="string" calcext:value-type="string">
            <text:p>Dref</text:p>
          </table:table-cell>
          <table:table-cell/>
          <table:table-cell office:value-type="string" calcext:value-type="string">
            <text:p>gcc540-Iref</text:p>
          </table:table-cell>
          <table:table-cell office:value-type="string" calcext:value-type="string">
            <text:p>chng</text:p>
          </table:table-cell>
        </table:table-row>
        <table:table-row table:style-name="ro1">
          <table:table-cell table:style-name="ce1" office:value-type="string" calcext:value-type="string">
            <text:p>3.6.1</text:p>
          </table:table-cell>
          <table:table-cell table:style-name="ce1" office:value-type="float" office:value="14097" calcext:value-type="float">
            <text:p>14097</text:p>
          </table:table-cell>
          <table:table-cell table:style-name="ce3" table:formula="of:=1970 + [.B2]/365.24" office:value-type="float" office:value="2008.59653926186" calcext:value-type="float">
            <text:p>2008.6</text:p>
          </table:table-cell>
          <table:table-cell table:style-name="ce1" office:value-type="float" office:value="320492" calcext:value-type="float">
            <text:p>320492</text:p>
          </table:table-cell>
          <table:table-cell table:style-name="ce1" office:value-type="float" office:value="3408225643" calcext:value-type="float">
            <text:p>3408225643</text:p>
          </table:table-cell>
          <table:table-cell table:style-name="ce1" office:value-type="float" office:value="2111125728" calcext:value-type="float">
            <text:p>2111125728</text:p>
          </table:table-cell>
          <table:table-cell/>
          <table:table-cell table:style-name="ce1" office:value-type="float" office:value="3376266933" calcext:value-type="float">
            <text:p>3376266933</text:p>
          </table:table-cell>
          <table:table-cell table:formula="of:=([.E2]-[.H2])/[.E2]" office:value-type="float" office:value="0.00937693490618455" calcext:value-type="float">
            <text:p>0.0094</text:p>
          </table:table-cell>
        </table:table-row>
        <table:table-row table:style-name="ro1">
          <table:table-cell table:style-name="ce1" office:value-type="string" calcext:value-type="string">
            <text:p>3.6.7</text:p>
          </table:table-cell>
          <table:table-cell table:style-name="ce1" office:value-type="float" office:value="14245" calcext:value-type="float">
            <text:p>14245</text:p>
          </table:table-cell>
          <table:table-cell table:style-name="ce3" office:value-type="float" office:value="2009" calcext:value-type="float">
            <text:p>2009.0</text:p>
          </table:table-cell>
          <table:table-cell table:style-name="ce1" office:value-type="float" office:value="335679" calcext:value-type="float">
            <text:p>335679</text:p>
          </table:table-cell>
          <table:table-cell table:style-name="ce1" office:value-type="float" office:value="3376169374" calcext:value-type="float">
            <text:p>3376169374</text:p>
          </table:table-cell>
          <table:table-cell table:style-name="ce1" office:value-type="float" office:value="2113199947" calcext:value-type="float">
            <text:p>2113199947</text:p>
          </table:table-cell>
          <table:table-cell/>
          <table:table-cell table:style-name="ce1" office:value-type="float" office:value="3373420953" calcext:value-type="float">
            <text:p>3373420953</text:p>
          </table:table-cell>
          <table:table-cell table:formula="of:=([.E3]-[.H3])/[.E3]" office:value-type="float" office:value="0.000814064904789934" calcext:value-type="float">
            <text:p>0.0008</text:p>
          </table:table-cell>
        </table:table-row>
        <table:table-row table:style-name="ro1">
          <table:table-cell table:style-name="ce1" office:value-type="string" calcext:value-type="string">
            <text:p>3.6.15</text:p>
          </table:table-cell>
          <table:table-cell table:style-name="ce1" office:value-type="float" office:value="14410" calcext:value-type="float">
            <text:p>14410</text:p>
          </table:table-cell>
          <table:table-cell table:style-name="ce3" table:formula="of:=1970 + [.B4]/365.24" office:value-type="float" office:value="2009.45351002081" calcext:value-type="float">
            <text:p>2009.5</text:p>
          </table:table-cell>
          <table:table-cell table:style-name="ce1" office:value-type="float" office:value="342179" calcext:value-type="float">
            <text:p>342179</text:p>
          </table:table-cell>
          <table:table-cell table:style-name="ce1" office:value-type="float" office:value="3045018750" calcext:value-type="float">
            <text:p>3045018750</text:p>
          </table:table-cell>
          <table:table-cell table:style-name="ce1" office:value-type="float" office:value="1943434959" calcext:value-type="float">
            <text:p>1943434959</text:p>
          </table:table-cell>
          <table:table-cell/>
          <table:table-cell table:style-name="ce1" office:value-type="float" office:value="3010530775" calcext:value-type="float">
            <text:p>3010530775</text:p>
          </table:table-cell>
          <table:table-cell table:formula="of:=([.E4]-[.H4])/[.E4]" office:value-type="float" office:value="0.011326030422637" calcext:value-type="float">
            <text:p>0.0113</text:p>
          </table:table-cell>
        </table:table-row>
        <table:table-row table:style-name="ro1">
          <table:table-cell table:style-name="ce1" office:value-type="string" calcext:value-type="string">
            <text:p>3.6.23</text:p>
          </table:table-cell>
          <table:table-cell table:style-name="ce1" office:value-type="float" office:value="14677" calcext:value-type="float">
            <text:p>14677</text:p>
          </table:table-cell>
          <table:table-cell table:style-name="ce3" table:formula="of:=1970 + [.B5]/365.24" office:value-type="float" office:value="2010.18453619538" calcext:value-type="float">
            <text:p>2010.2</text:p>
          </table:table-cell>
          <table:table-cell table:style-name="ce1" office:value-type="float" office:value="361226" calcext:value-type="float">
            <text:p>361226</text:p>
          </table:table-cell>
          <table:table-cell table:style-name="ce1" office:value-type="float" office:value="2937483677" calcext:value-type="float">
            <text:p>2937483677</text:p>
          </table:table-cell>
          <table:table-cell table:style-name="ce1" office:value-type="float" office:value="1895050995" calcext:value-type="float">
            <text:p>1895050995</text:p>
          </table:table-cell>
          <table:table-cell/>
          <table:table-cell table:style-name="ce1" office:value-type="float" office:value="2905406113" calcext:value-type="float">
            <text:p>2905406113</text:p>
          </table:table-cell>
          <table:table-cell table:formula="of:=([.E5]-[.H5])/[.E5]" office:value-type="float" office:value="0.0109200824675766" calcext:value-type="float">
            <text:p>0.0109</text:p>
          </table:table-cell>
        </table:table-row>
        <table:table-row table:style-name="ro1">
          <table:table-cell table:style-name="ce1" office:value-type="string" calcext:value-type="string">
            <text:p>3.7.2</text:p>
          </table:table-cell>
          <table:table-cell office:value-type="float" office:value="14845" calcext:value-type="float">
            <text:p>14845</text:p>
          </table:table-cell>
          <table:table-cell table:style-name="ce3" table:formula="of:=1970 + [.B6]/365.24" office:value-type="float" office:value="2010.64450772095" calcext:value-type="float">
            <text:p>2010.6</text:p>
          </table:table-cell>
          <table:table-cell office:value-type="float" office:value="378763" calcext:value-type="float">
            <text:p>378763</text:p>
          </table:table-cell>
          <table:table-cell office:value-type="float" office:value="2952349397" calcext:value-type="float">
            <text:p>2952349397</text:p>
          </table:table-cell>
          <table:table-cell office:value-type="float" office:value="1894322644" calcext:value-type="float">
            <text:p>1894322644</text:p>
          </table:table-cell>
          <table:table-cell/>
          <table:table-cell office:value-type="float" office:value="2885186978" calcext:value-type="float">
            <text:p>2885186978</text:p>
          </table:table-cell>
          <table:table-cell table:formula="of:=([.E6]-[.H6])/[.E6]" office:value-type="float" office:value="0.0227488044159836" calcext:value-type="float">
            <text:p>0.0227</text:p>
          </table:table-cell>
        </table:table-row>
        <table:table-row table:style-name="ro1">
          <table:table-cell table:style-name="ce1" office:value-type="string" calcext:value-type="string">
            <text:p>3.7.5</text:p>
          </table:table-cell>
          <table:table-cell office:value-type="float" office:value="15006" calcext:value-type="float">
            <text:p>15006</text:p>
          </table:table-cell>
          <table:table-cell table:style-name="ce3" table:formula="of:=1970 + [.B7]/365.24" office:value-type="float" office:value="2011.08531376629" calcext:value-type="float">
            <text:p>2011.1</text:p>
          </table:table-cell>
          <table:table-cell office:value-type="float" office:value="385247" calcext:value-type="float">
            <text:p>385247</text:p>
          </table:table-cell>
          <table:table-cell office:value-type="float" office:value="2732665512" calcext:value-type="float">
            <text:p>2732665512</text:p>
          </table:table-cell>
          <table:table-cell office:value-type="float" office:value="1518614217" calcext:value-type="float">
            <text:p>1518614217</text:p>
          </table:table-cell>
          <table:table-cell/>
          <table:table-cell office:value-type="float" office:value="2666024501" calcext:value-type="float">
            <text:p>2666024501</text:p>
          </table:table-cell>
          <table:table-cell table:formula="of:=([.E7]-[.H7])/[.E7]" office:value-type="float" office:value="0.0243868159887693" calcext:value-type="float">
            <text:p>0.0244</text:p>
          </table:table-cell>
        </table:table-row>
        <table:table-row table:style-name="ro1">
          <table:table-cell table:style-name="ce1" office:value-type="string" calcext:value-type="string">
            <text:p>3.7.8</text:p>
          </table:table-cell>
          <table:table-cell office:value-type="float" office:value="15236" calcext:value-type="float">
            <text:p>15236</text:p>
          </table:table-cell>
          <table:table-cell table:style-name="ce3" table:formula="of:=1970 + [.B8]/365.24" office:value-type="float" office:value="2011.7150366882" calcext:value-type="float">
            <text:p>2011.7</text:p>
          </table:table-cell>
          <table:table-cell office:value-type="float" office:value="401583" calcext:value-type="float">
            <text:p>401583</text:p>
          </table:table-cell>
          <table:table-cell office:value-type="float" office:value="2643858588" calcext:value-type="float">
            <text:p>2643858588</text:p>
          </table:table-cell>
          <table:table-cell office:value-type="float" office:value="1450615547" calcext:value-type="float">
            <text:p>1450615547</text:p>
          </table:table-cell>
          <table:table-cell/>
          <table:table-cell office:value-type="float" office:value="2581092595" calcext:value-type="float">
            <text:p>2581092595</text:p>
          </table:table-cell>
          <table:table-cell table:formula="of:=([.E8]-[.H8])/[.E8]" office:value-type="float" office:value="0.023740298851415" calcext:value-type="float">
            <text:p>0.0237</text:p>
          </table:table-cell>
        </table:table-row>
        <table:table-row table:style-name="ro1">
          <table:table-cell table:style-name="ce1" office:value-type="string" calcext:value-type="string">
            <text:p>3.7.13</text:p>
          </table:table-cell>
          <table:table-cell office:value-type="float" office:value="15502" calcext:value-type="float">
            <text:p>15502</text:p>
          </table:table-cell>
          <table:table-cell table:style-name="ce3" table:formula="of:=1970 + [.B9]/365.24" office:value-type="float" office:value="2012.44332493703" calcext:value-type="float">
            <text:p>2012.4</text:p>
          </table:table-cell>
          <table:table-cell office:value-type="float" office:value="407588" calcext:value-type="float">
            <text:p>407588</text:p>
          </table:table-cell>
          <table:table-cell office:value-type="float" office:value="2748525296" calcext:value-type="float">
            <text:p>2748525296</text:p>
          </table:table-cell>
          <table:table-cell office:value-type="float" office:value="1506790188" calcext:value-type="float">
            <text:p>1506790188</text:p>
          </table:table-cell>
          <table:table-cell/>
          <table:table-cell office:value-type="float" office:value="2687729977" calcext:value-type="float">
            <text:p>2687729977</text:p>
          </table:table-cell>
          <table:table-cell table:formula="of:=([.E9]-[.H9])/[.E9]" office:value-type="float" office:value="0.0221192503079659" calcext:value-type="float">
            <text:p>0.0221</text:p>
          </table:table-cell>
        </table:table-row>
        <table:table-row table:style-name="ro1">
          <table:table-cell table:style-name="ce1" office:value-type="string" calcext:value-type="string">
            <text:p>3.7.14</text:p>
          </table:table-cell>
          <table:table-cell office:value-type="float" office:value="15586" calcext:value-type="float">
            <text:p>15586</text:p>
          </table:table-cell>
          <table:table-cell table:style-name="ce3" table:formula="of:=1970 + [.B10]/365.24" office:value-type="float" office:value="2012.67331069981" calcext:value-type="float">
            <text:p>2012.7</text:p>
          </table:table-cell>
          <table:table-cell office:value-type="float" office:value="409588" calcext:value-type="float">
            <text:p>409588</text:p>
          </table:table-cell>
          <table:table-cell office:value-type="float" office:value="2727915656" calcext:value-type="float">
            <text:p>2727915656</text:p>
          </table:table-cell>
          <table:table-cell office:value-type="float" office:value="1488785182" calcext:value-type="float">
            <text:p>1488785182</text:p>
          </table:table-cell>
          <table:table-cell/>
          <table:table-cell office:value-type="float" office:value="2669546996" calcext:value-type="float">
            <text:p>2669546996</text:p>
          </table:table-cell>
          <table:table-cell table:formula="of:=([.E10]-[.H10])/[.E10]" office:value-type="float" office:value="0.0213967979074497" calcext:value-type="float">
            <text:p>0.0214</text:p>
          </table:table-cell>
        </table:table-row>
        <table:table-row table:style-name="ro1">
          <table:table-cell table:style-name="ce1" office:value-type="string" calcext:value-type="string">
            <text:p>3.7.17</text:p>
          </table:table-cell>
          <table:table-cell office:value-type="float" office:value="15845" calcext:value-type="float">
            <text:p>15845</text:p>
          </table:table-cell>
          <table:table-cell table:style-name="ce3" table:formula="of:=1970 + [.B11]/365.24" office:value-type="float" office:value="2013.3824334684" calcext:value-type="float">
            <text:p>2013.4</text:p>
          </table:table-cell>
          <table:table-cell office:value-type="float" office:value="422323" calcext:value-type="float">
            <text:p>422323</text:p>
          </table:table-cell>
          <table:table-cell office:value-type="float" office:value="2759766795" calcext:value-type="float">
            <text:p>2759766795</text:p>
          </table:table-cell>
          <table:table-cell office:value-type="float" office:value="1503892740" calcext:value-type="float">
            <text:p>1503892740</text:p>
          </table:table-cell>
          <table:table-cell/>
          <table:table-cell office:value-type="float" office:value="2706002934" calcext:value-type="float">
            <text:p>2706002934</text:p>
          </table:table-cell>
          <table:table-cell table:formula="of:=([.E11]-[.H11])/[.E11]" office:value-type="float" office:value="0.0194813058470761" calcext:value-type="float">
            <text:p>0.0195</text:p>
          </table:table-cell>
        </table:table-row>
        <table:table-row table:style-name="ro1">
          <table:table-cell table:style-name="ce1" office:value-type="string" calcext:value-type="string">
            <text:p>3.8.0</text:p>
          </table:table-cell>
          <table:table-cell office:value-type="float" office:value="15943" calcext:value-type="float">
            <text:p>15943</text:p>
          </table:table-cell>
          <table:table-cell table:style-name="ce3" table:formula="of:=1970 + [.B12]/365.24" office:value-type="float" office:value="2013.65075019165" calcext:value-type="float">
            <text:p>2013.7</text:p>
          </table:table-cell>
          <table:table-cell office:value-type="float" office:value="426975" calcext:value-type="float">
            <text:p>426975</text:p>
          </table:table-cell>
          <table:table-cell office:value-type="float" office:value="2699518793" calcext:value-type="float">
            <text:p>2699518793</text:p>
          </table:table-cell>
          <table:table-cell office:value-type="float" office:value="1484134707" calcext:value-type="float">
            <text:p>1484134707</text:p>
          </table:table-cell>
          <table:table-cell/>
          <table:table-cell office:value-type="float" office:value="2640238923" calcext:value-type="float">
            <text:p>2640238923</text:p>
          </table:table-cell>
          <table:table-cell table:formula="of:=([.E12]-[.H12])/[.E12]" office:value-type="float" office:value="0.0219594211211702" calcext:value-type="float">
            <text:p>0.0220</text:p>
          </table:table-cell>
        </table:table-row>
        <table:table-row table:style-name="ro1">
          <table:table-cell table:style-name="ce1" office:value-type="string" calcext:value-type="string">
            <text:p>3.8.1</text:p>
          </table:table-cell>
          <table:table-cell office:value-type="float" office:value="15995" calcext:value-type="float">
            <text:p>15995</text:p>
          </table:table-cell>
          <table:table-cell table:style-name="ce3" table:formula="of:=1970 + [.B13]/365.24" office:value-type="float" office:value="2013.79312233052" calcext:value-type="float">
            <text:p>2013.8</text:p>
          </table:table-cell>
          <table:table-cell office:value-type="float" office:value="430846" calcext:value-type="float">
            <text:p>430846</text:p>
          </table:table-cell>
          <table:table-cell office:value-type="float" office:value="2603039574" calcext:value-type="float">
            <text:p>2603039574</text:p>
          </table:table-cell>
          <table:table-cell office:value-type="float" office:value="1426088178" calcext:value-type="float">
            <text:p>1426088178</text:p>
          </table:table-cell>
          <table:table-cell/>
          <table:table-cell office:value-type="float" office:value="2593685187" calcext:value-type="float">
            <text:p>2593685187</text:p>
          </table:table-cell>
          <table:table-cell table:formula="of:=([.E13]-[.H13])/[.E13]" office:value-type="float" office:value="0.00359363994824921" calcext:value-type="float">
            <text:p>0.0036</text:p>
          </table:table-cell>
        </table:table-row>
        <table:table-row table:style-name="ro1">
          <table:table-cell table:style-name="ce1" office:value-type="string" calcext:value-type="string">
            <text:p>3.8.2</text:p>
          </table:table-cell>
          <table:table-cell office:value-type="float" office:value="16045" calcext:value-type="float">
            <text:p>16045</text:p>
          </table:table-cell>
          <table:table-cell table:style-name="ce3" table:formula="of:=1970 + [.B14]/365.24" office:value-type="float" office:value="2013.93001861789" calcext:value-type="float">
            <text:p>2013.9</text:p>
          </table:table-cell>
          <table:table-cell office:value-type="float" office:value="438910" calcext:value-type="float">
            <text:p>438910</text:p>
          </table:table-cell>
          <table:table-cell office:value-type="float" office:value="2436618578" calcext:value-type="float">
            <text:p>2436618578</text:p>
          </table:table-cell>
          <table:table-cell office:value-type="float" office:value="1343939334" calcext:value-type="float">
            <text:p>1343939334</text:p>
          </table:table-cell>
          <table:table-cell/>
          <table:table-cell office:value-type="float" office:value="2428728335" calcext:value-type="float">
            <text:p>2428728335</text:p>
          </table:table-cell>
          <table:table-cell table:formula="of:=([.E14]-[.H14])/[.E14]" office:value-type="float" office:value="0.00323819372931006" calcext:value-type="float">
            <text:p>0.0032</text:p>
          </table:table-cell>
        </table:table-row>
        <table:table-row table:style-name="ro1">
          <table:table-cell table:style-name="ce1" office:value-type="string" calcext:value-type="string">
            <text:p>3.8.3</text:p>
          </table:table-cell>
          <table:table-cell office:value-type="float" office:value="16104" calcext:value-type="float">
            <text:p>16104</text:p>
          </table:table-cell>
          <table:table-cell table:style-name="ce3" table:formula="of:=1970 + [.B15]/365.24" office:value-type="float" office:value="2014.09155623699" calcext:value-type="float">
            <text:p>2014.1</text:p>
          </table:table-cell>
          <table:table-cell office:value-type="float" office:value="439490" calcext:value-type="float">
            <text:p>439490</text:p>
          </table:table-cell>
          <table:table-cell office:value-type="float" office:value="2354624287" calcext:value-type="float">
            <text:p>2354624287</text:p>
          </table:table-cell>
          <table:table-cell office:value-type="float" office:value="1291521548" calcext:value-type="float">
            <text:p>1291521548</text:p>
          </table:table-cell>
          <table:table-cell/>
          <table:table-cell office:value-type="float" office:value="2350339239" calcext:value-type="float">
            <text:p>2350339239</text:p>
          </table:table-cell>
          <table:table-cell table:formula="of:=([.E15]-[.H15])/[.E15]" office:value-type="float" office:value="0.00181984362586336" calcext:value-type="float">
            <text:p>0.0018</text:p>
          </table:table-cell>
        </table:table-row>
        <table:table-row table:style-name="ro1">
          <table:table-cell table:style-name="ce1" office:value-type="string" calcext:value-type="string">
            <text:p>3.8.4</text:p>
          </table:table-cell>
          <table:table-cell office:value-type="float" office:value="16139" calcext:value-type="float">
            <text:p>16139</text:p>
          </table:table-cell>
          <table:table-cell table:style-name="ce3" table:formula="of:=1970 + [.B16]/365.24" office:value-type="float" office:value="2014.18738363816" calcext:value-type="float">
            <text:p>2014.2</text:p>
          </table:table-cell>
          <table:table-cell office:value-type="float" office:value="441590" calcext:value-type="float">
            <text:p>441590</text:p>
          </table:table-cell>
          <table:table-cell office:value-type="float" office:value="2200467297" calcext:value-type="float">
            <text:p>2200467297</text:p>
          </table:table-cell>
          <table:table-cell office:value-type="float" office:value="1212693050" calcext:value-type="float">
            <text:p>1212693050</text:p>
          </table:table-cell>
          <table:table-cell/>
          <table:table-cell office:value-type="float" office:value="2182530278" calcext:value-type="float">
            <text:p>2182530278</text:p>
          </table:table-cell>
          <table:table-cell table:formula="of:=([.E16]-[.H16])/[.E16]" office:value-type="float" office:value="0.00815145902166071" calcext:value-type="float">
            <text:p>0.0082</text:p>
          </table:table-cell>
        </table:table-row>
        <table:table-row table:style-name="ro1">
          <table:table-cell table:style-name="ce1" office:value-type="string" calcext:value-type="string">
            <text:p>3.8.5</text:p>
          </table:table-cell>
          <table:table-cell office:value-type="float" office:value="16225" calcext:value-type="float">
            <text:p>16225</text:p>
          </table:table-cell>
          <table:table-cell table:style-name="ce3" table:formula="of:=1970 + [.B17]/365.24" office:value-type="float" office:value="2014.42284525244" calcext:value-type="float">
            <text:p>2014.4</text:p>
          </table:table-cell>
          <table:table-cell office:value-type="float" office:value="444917" calcext:value-type="float">
            <text:p>444917</text:p>
          </table:table-cell>
          <table:table-cell office:value-type="float" office:value="2189289502" calcext:value-type="float">
            <text:p>2189289502</text:p>
          </table:table-cell>
          <table:table-cell office:value-type="float" office:value="1205891060" calcext:value-type="float">
            <text:p>1205891060</text:p>
          </table:table-cell>
          <table:table-cell/>
          <table:table-cell office:value-type="float" office:value="2168293629" calcext:value-type="float">
            <text:p>2168293629</text:p>
          </table:table-cell>
          <table:table-cell table:formula="of:=([.E17]-[.H17])/[.E17]" office:value-type="float" office:value="0.0095902679754411" calcext:value-type="float">
            <text:p>0.0096</text:p>
          </table:table-cell>
        </table:table-row>
        <table:table-row table:style-name="ro1">
          <table:table-cell table:style-name="ce1" office:value-type="string" calcext:value-type="string">
            <text:p>3.8.6</text:p>
          </table:table-cell>
          <table:table-cell office:value-type="float" office:value="16297" calcext:value-type="float">
            <text:p>16297</text:p>
          </table:table-cell>
          <table:table-cell table:style-name="ce3" table:formula="of:=1970 + [.B18]/365.24" office:value-type="float" office:value="2014.61997590625" calcext:value-type="float">
            <text:p>2014.6</text:p>
          </table:table-cell>
          <table:table-cell office:value-type="float" office:value="447373" calcext:value-type="float">
            <text:p>447373</text:p>
          </table:table-cell>
          <table:table-cell office:value-type="float" office:value="2180294512" calcext:value-type="float">
            <text:p>2180294512</text:p>
          </table:table-cell>
          <table:table-cell office:value-type="float" office:value="1200742385" calcext:value-type="float">
            <text:p>1200742385</text:p>
          </table:table-cell>
          <table:table-cell/>
          <table:table-cell office:value-type="float" office:value="2157767063" calcext:value-type="float">
            <text:p>2157767063</text:p>
          </table:table-cell>
          <table:table-cell table:formula="of:=([.E18]-[.H18])/[.E18]" office:value-type="float" office:value="0.0103322963370372" calcext:value-type="float">
            <text:p>0.0103</text:p>
          </table:table-cell>
        </table:table-row>
        <table:table-row table:style-name="ro1">
          <table:table-cell table:style-name="ce1" office:value-type="string" calcext:value-type="string">
            <text:p>3.8.7</text:p>
          </table:table-cell>
          <table:table-cell office:value-type="float" office:value="16360" calcext:value-type="float">
            <text:p>16360</text:p>
          </table:table-cell>
          <table:table-cell table:style-name="ce3" table:formula="of:=1970 + [.B19]/365.24" office:value-type="float" office:value="2014.79246522834" calcext:value-type="float">
            <text:p>2014.8</text:p>
          </table:table-cell>
          <table:table-cell office:value-type="float" office:value="451902" calcext:value-type="float">
            <text:p>451902</text:p>
          </table:table-cell>
          <table:table-cell office:value-type="float" office:value="1952369666" calcext:value-type="float">
            <text:p>1952369666</text:p>
          </table:table-cell>
          <table:table-cell office:value-type="float" office:value="1081230421" calcext:value-type="float">
            <text:p>1081230421</text:p>
          </table:table-cell>
          <table:table-cell/>
          <table:table-cell office:value-type="float" office:value="1936664256" calcext:value-type="float">
            <text:p>1936664256</text:p>
          </table:table-cell>
          <table:table-cell table:formula="of:=([.E19]-[.H19])/[.E19]" office:value-type="float" office:value="0.00804428089285833" calcext:value-type="float">
            <text:p>0.0080</text:p>
          </table:table-cell>
        </table:table-row>
        <table:table-row table:style-name="ro1">
          <table:table-cell table:style-name="ce1" office:value-type="string" calcext:value-type="string">
            <text:p>3.8.8</text:p>
          </table:table-cell>
          <table:table-cell office:value-type="float" office:value="16451" calcext:value-type="float">
            <text:p>16451</text:p>
          </table:table-cell>
          <table:table-cell table:style-name="ce3" table:formula="of:=1970 + [.B20]/365.24" office:value-type="float" office:value="2015.04161647136" calcext:value-type="float">
            <text:p>2015.0</text:p>
          </table:table-cell>
          <table:table-cell office:value-type="float" office:value="456657" calcext:value-type="float">
            <text:p>456657</text:p>
          </table:table-cell>
          <table:table-cell office:value-type="float" office:value="1939551129" calcext:value-type="float">
            <text:p>1939551129</text:p>
          </table:table-cell>
          <table:table-cell office:value-type="float" office:value="1024471593" calcext:value-type="float">
            <text:p>1024471593</text:p>
          </table:table-cell>
          <table:table-cell/>
          <table:table-cell office:value-type="float" office:value="1922720911" calcext:value-type="float">
            <text:p>1922720911</text:p>
          </table:table-cell>
          <table:table-cell table:formula="of:=([.E20]-[.H20])/[.E20]" office:value-type="float" office:value="0.00867737784704721" calcext:value-type="float">
            <text:p>0.0087</text:p>
          </table:table-cell>
        </table:table-row>
        <table:table-row table:style-name="ro1">
          <table:table-cell table:style-name="ce1" office:value-type="string" calcext:value-type="string">
            <text:p>3.8.9</text:p>
          </table:table-cell>
          <table:table-cell office:value-type="float" office:value="16533" calcext:value-type="float">
            <text:p>16533</text:p>
          </table:table-cell>
          <table:table-cell table:style-name="ce3" table:formula="of:=1970 + [.B21]/365.24" office:value-type="float" office:value="2015.26612638265" calcext:value-type="float">
            <text:p>2015.3</text:p>
          </table:table-cell>
          <table:table-cell office:value-type="float" office:value="459613" calcext:value-type="float">
            <text:p>459613</text:p>
          </table:table-cell>
          <table:table-cell office:value-type="float" office:value="1935500575" calcext:value-type="float">
            <text:p>1935500575</text:p>
          </table:table-cell>
          <table:table-cell office:value-type="float" office:value="1021279134" calcext:value-type="float">
            <text:p>1021279134</text:p>
          </table:table-cell>
          <table:table-cell/>
          <table:table-cell office:value-type="float" office:value="1921726337" calcext:value-type="float">
            <text:p>1921726337</text:p>
          </table:table-cell>
          <table:table-cell table:formula="of:=([.E21]-[.H21])/[.E21]" office:value-type="float" office:value="0.00711662821386659" calcext:value-type="float">
            <text:p>0.0071</text:p>
          </table:table-cell>
        </table:table-row>
        <table:table-row table:style-name="ro1">
          <table:table-cell table:style-name="ce1" office:value-type="string" calcext:value-type="string">
            <text:p>3.8.10</text:p>
          </table:table-cell>
          <table:table-cell office:value-type="float" office:value="16562" calcext:value-type="float">
            <text:p>16562</text:p>
          </table:table-cell>
          <table:table-cell table:style-name="ce3" table:formula="of:=1970 + [.B22]/365.24" office:value-type="float" office:value="2015.34552622933" calcext:value-type="float">
            <text:p>2015.3</text:p>
          </table:table-cell>
          <table:table-cell office:value-type="float" office:value="461877" calcext:value-type="float">
            <text:p>461877</text:p>
          </table:table-cell>
          <table:table-cell office:value-type="float" office:value="1868687508" calcext:value-type="float">
            <text:p>1868687508</text:p>
          </table:table-cell>
          <table:table-cell office:value-type="float" office:value="989725255" calcext:value-type="float">
            <text:p>989725255</text:p>
          </table:table-cell>
          <table:table-cell/>
          <table:table-cell office:value-type="float" office:value="1851893016" calcext:value-type="float">
            <text:p>1851893016</text:p>
          </table:table-cell>
          <table:table-cell table:formula="of:=([.E22]-[.H22])/[.E22]" office:value-type="float" office:value="0.00898731967121386" calcext:value-type="float">
            <text:p>0.0090</text:p>
          </table:table-cell>
        </table:table-row>
        <table:table-row table:style-name="ro1">
          <table:table-cell table:style-name="ce1" office:value-type="string" calcext:value-type="string">
            <text:p>3.8.11</text:p>
          </table:table-cell>
          <table:table-cell office:value-type="float" office:value="16643" calcext:value-type="float">
            <text:p>16643</text:p>
          </table:table-cell>
          <table:table-cell table:style-name="ce3" table:formula="of:=1970 + [.B23]/365.24" office:value-type="float" office:value="2015.56729821487" calcext:value-type="float">
            <text:p>2015.6</text:p>
          </table:table-cell>
          <table:table-cell office:value-type="float" office:value="463922" calcext:value-type="float">
            <text:p>463922</text:p>
          </table:table-cell>
          <table:table-cell office:value-type="float" office:value="1717646125" calcext:value-type="float">
            <text:p>1717646125</text:p>
          </table:table-cell>
          <table:table-cell office:value-type="float" office:value="922888625" calcext:value-type="float">
            <text:p>922888625</text:p>
          </table:table-cell>
          <table:table-cell/>
          <table:table-cell office:value-type="float" office:value="1703015853" calcext:value-type="float">
            <text:p>1703015853</text:p>
          </table:table-cell>
          <table:table-cell table:formula="of:=([.E23]-[.H23])/[.E23]" office:value-type="float" office:value="0.00851762874032042" calcext:value-type="float">
            <text:p>0.0085</text:p>
          </table:table-cell>
        </table:table-row>
        <table:table-row table:style-name="ro1">
          <table:table-cell table:style-name="ce1" office:value-type="string" calcext:value-type="string">
            <text:p>3.9.0</text:p>
          </table:table-cell>
          <table:table-cell office:value-type="float" office:value="16722" calcext:value-type="float">
            <text:p>16722</text:p>
          </table:table-cell>
          <table:table-cell table:style-name="ce3" table:formula="of:=1970 + [.B24]/365.24" office:value-type="float" office:value="2015.78359434892" calcext:value-type="float">
            <text:p>2015.8</text:p>
          </table:table-cell>
          <table:table-cell office:value-type="float" office:value="465683" calcext:value-type="float">
            <text:p>465683</text:p>
          </table:table-cell>
          <table:table-cell office:value-type="float" office:value="1715816275" calcext:value-type="float">
            <text:p>1715816275</text:p>
          </table:table-cell>
          <table:table-cell office:value-type="float" office:value="918745533" calcext:value-type="float">
            <text:p>918745533</text:p>
          </table:table-cell>
          <table:table-cell/>
          <table:table-cell office:value-type="float" office:value="1703588034" calcext:value-type="float">
            <text:p>1703588034</text:p>
          </table:table-cell>
          <table:table-cell table:formula="of:=([.E24]-[.H24])/[.E24]" office:value-type="float" office:value="0.00712677760327224" calcext:value-type="float">
            <text:p>0.0071</text:p>
          </table:table-cell>
        </table:table-row>
        <table:table-row table:style-name="ro1">
          <table:table-cell table:style-name="ce1" office:value-type="string" calcext:value-type="string">
            <text:p>3.10.0</text:p>
          </table:table-cell>
          <table:table-cell office:value-type="float" office:value="16806" calcext:value-type="float">
            <text:p>16806</text:p>
          </table:table-cell>
          <table:table-cell table:style-name="ce3" table:formula="of:=1970 + [.B25]/365.24" office:value-type="float" office:value="2016.01358011171" calcext:value-type="float">
            <text:p>2016.0</text:p>
          </table:table-cell>
          <table:table-cell office:value-type="float" office:value="466022" calcext:value-type="float">
            <text:p>466022</text:p>
          </table:table-cell>
          <table:table-cell office:value-type="float" office:value="1669211962" calcext:value-type="float">
            <text:p>1669211962</text:p>
          </table:table-cell>
          <table:table-cell office:value-type="float" office:value="889756531" calcext:value-type="float">
            <text:p>889756531</text:p>
          </table:table-cell>
          <table:table-cell/>
          <table:table-cell office:value-type="float" office:value="1656661956" calcext:value-type="float">
            <text:p>1656661956</text:p>
          </table:table-cell>
          <table:table-cell table:formula="of:=([.E25]-[.H25])/[.E25]" office:value-type="float" office:value="0.00751852148540977" calcext:value-type="float">
            <text:p>0.0075</text:p>
          </table:table-cell>
        </table:table-row>
        <table:table-row table:style-name="ro1">
          <table:table-cell table:style-name="ce1" office:value-type="string" calcext:value-type="string">
            <text:p>3.11.0</text:p>
          </table:table-cell>
          <table:table-cell office:value-type="float" office:value="16846" calcext:value-type="float">
            <text:p>16846</text:p>
          </table:table-cell>
          <table:table-cell table:style-name="ce3" table:formula="of:=1970 + [.B26]/365.24" office:value-type="float" office:value="2016.12309714161" calcext:value-type="float">
            <text:p>2016.1</text:p>
          </table:table-cell>
          <table:table-cell office:value-type="float" office:value="465951" calcext:value-type="float">
            <text:p>465951</text:p>
          </table:table-cell>
          <table:table-cell office:value-type="float" office:value="1584918110" calcext:value-type="float">
            <text:p>1584918110</text:p>
          </table:table-cell>
          <table:table-cell office:value-type="float" office:value="839039596" calcext:value-type="float">
            <text:p>839039596</text:p>
          </table:table-cell>
          <table:table-cell/>
          <table:table-cell office:value-type="float" office:value="1588532576" calcext:value-type="float">
            <text:p>1588532576</text:p>
          </table:table-cell>
          <table:table-cell table:formula="of:=([.E26]-[.H26])/[.E26]" office:value-type="float" office:value="-0.00228053801467383" calcext:value-type="float">
            <text:p>-0.0023</text:p>
          </table:table-cell>
        </table:table-row>
        <table:table-row table:style-name="ro1">
          <table:table-cell table:style-name="ce1" office:value-type="string" calcext:value-type="string">
            <text:p>3.12.0</text:p>
          </table:table-cell>
          <table:table-cell office:value-type="float" office:value="16889" calcext:value-type="float">
            <text:p>16889</text:p>
          </table:table-cell>
          <table:table-cell table:style-name="ce3" table:formula="of:=1970 + [.B27]/365.24" office:value-type="float" office:value="2016.24082794875" calcext:value-type="float">
            <text:p>2016.2</text:p>
          </table:table-cell>
          <table:table-cell office:value-type="float" office:value="465463" calcext:value-type="float">
            <text:p>465463</text:p>
          </table:table-cell>
          <table:table-cell office:value-type="float" office:value="1531875388" calcext:value-type="float">
            <text:p>1531875388</text:p>
          </table:table-cell>
          <table:table-cell office:value-type="float" office:value="830284831" calcext:value-type="float">
            <text:p>830284831</text:p>
          </table:table-cell>
          <table:table-cell/>
          <table:table-cell office:value-type="float" office:value="1533160196" calcext:value-type="float">
            <text:p>1533160196</text:p>
          </table:table-cell>
          <table:table-cell table:formula="of:=([.E27]-[.H27])/[.E27]" office:value-type="float" office:value="-0.000838715740238788" calcext:value-type="float">
            <text:p>-0.0008</text:p>
          </table:table-cell>
        </table:table-row>
        <table:table-row table:style-name="ro1">
          <table:table-cell table:style-name="ce1" office:value-type="string" calcext:value-type="string">
            <text:p>3.13.0</text:p>
          </table:table-cell>
          <table:table-cell office:value-type="float" office:value="16939" calcext:value-type="float">
            <text:p>16939</text:p>
          </table:table-cell>
          <table:table-cell table:style-name="ce3" table:formula="of:=1970 + [.B28]/365.24" office:value-type="float" office:value="2016.37772423612" calcext:value-type="float">
            <text:p>2016.4</text:p>
          </table:table-cell>
          <table:table-cell office:value-type="float" office:value="465622" calcext:value-type="float">
            <text:p>465622</text:p>
          </table:table-cell>
          <table:table-cell office:value-type="float" office:value="1508033011" calcext:value-type="float">
            <text:p>1508033011</text:p>
          </table:table-cell>
          <table:table-cell office:value-type="float" office:value="818299599" calcext:value-type="float">
            <text:p>818299599</text:p>
          </table:table-cell>
          <table:table-cell/>
          <table:table-cell office:value-type="float" office:value="1518356574" calcext:value-type="float">
            <text:p>1518356574</text:p>
          </table:table-cell>
          <table:table-cell table:formula="of:=([.E28]-[.H28])/[.E28]" office:value-type="float" office:value="-0.00684571420167672" calcext:value-type="float">
            <text:p>-0.0068</text:p>
          </table:table-cell>
        </table:table-row>
        <table:table-row table:style-name="ro1">
          <table:table-cell table:style-name="ce1" office:value-type="string" calcext:value-type="string">
            <text:p>3.14.0</text:p>
          </table:table-cell>
          <table:table-cell office:value-type="float" office:value="17021" calcext:value-type="float">
            <text:p>17021</text:p>
          </table:table-cell>
          <table:table-cell table:style-name="ce3" table:formula="of:=1970 + [.B29]/365.24" office:value-type="float" office:value="2016.60223414741" calcext:value-type="float">
            <text:p>2016.6</text:p>
          </table:table-cell>
          <table:table-cell office:value-type="float" office:value="467113" calcext:value-type="float">
            <text:p>467113</text:p>
          </table:table-cell>
          <table:table-cell office:value-type="float" office:value="1477906615" calcext:value-type="float">
            <text:p>1477906615</text:p>
          </table:table-cell>
          <table:table-cell office:value-type="float" office:value="804303688" calcext:value-type="float">
            <text:p>804303688</text:p>
          </table:table-cell>
          <table:table-cell/>
          <table:table-cell office:value-type="float" office:value="1492286256" calcext:value-type="float">
            <text:p>1492286256</text:p>
          </table:table-cell>
          <table:table-cell table:formula="of:=([.E29]-[.H29])/[.E29]" office:value-type="float" office:value="-0.00972973586697154" calcext:value-type="float">
            <text:p>-0.0097</text:p>
          </table:table-cell>
        </table:table-row>
        <table:table-row table:style-name="ro1">
          <table:table-cell table:style-name="ce1" office:value-type="string" calcext:value-type="string">
            <text:p>3.15.0</text:p>
          </table:table-cell>
          <table:table-cell office:value-type="float" office:value="17088" calcext:value-type="float">
            <text:p>17088</text:p>
          </table:table-cell>
          <table:table-cell table:style-name="ce3" table:formula="of:=1970 + [.B30]/365.24" office:value-type="float" office:value="2016.78567517249" calcext:value-type="float">
            <text:p>2016.8</text:p>
          </table:table-cell>
          <table:table-cell office:value-type="float" office:value="473867" calcext:value-type="float">
            <text:p>473867</text:p>
          </table:table-cell>
          <table:table-cell office:value-type="float" office:value="1359796812" calcext:value-type="float">
            <text:p>1359796812</text:p>
          </table:table-cell>
          <table:table-cell office:value-type="float" office:value="721900790" calcext:value-type="float">
            <text:p>721900790</text:p>
          </table:table-cell>
          <table:table-cell/>
          <table:table-cell office:value-type="float" office:value="1374748164" calcext:value-type="float">
            <text:p>1374748164</text:p>
          </table:table-cell>
          <table:table-cell table:formula="of:=([.E30]-[.H30])/[.E30]" office:value-type="float" office:value="-0.010995283904225" calcext:value-type="float">
            <text:p>-0.0110</text:p>
          </table:table-cell>
        </table:table-row>
        <table:table-row table:style-name="ro1">
          <table:table-cell table:style-name="ce1" office:value-type="string" calcext:value-type="string">
            <text:p>3.16.0</text:p>
          </table:table-cell>
          <table:table-cell office:value-type="float" office:value="17160" calcext:value-type="float">
            <text:p>17160</text:p>
          </table:table-cell>
          <table:table-cell table:style-name="ce3" table:formula="of:=1970 + [.B31]/365.24" office:value-type="float" office:value="2016.98280582631" calcext:value-type="float">
            <text:p>2017.0</text:p>
          </table:table-cell>
          <table:table-cell office:value-type="float" office:value="476806" calcext:value-type="float">
            <text:p>476806</text:p>
          </table:table-cell>
          <table:table-cell office:value-type="float" office:value="1233763763" calcext:value-type="float">
            <text:p>1233763763</text:p>
          </table:table-cell>
          <table:table-cell office:value-type="float" office:value="634262960" calcext:value-type="float">
            <text:p>634262960</text:p>
          </table:table-cell>
          <table:table-cell/>
          <table:table-cell office:value-type="float" office:value="1247968589" calcext:value-type="float">
            <text:p>1247968589</text:p>
          </table:table-cell>
          <table:table-cell table:formula="of:=([.E31]-[.H31])/[.E31]" office:value-type="float" office:value="-0.0115134083412045" calcext:value-type="float">
            <text:p>-0.011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easurements taken with GCC 4.8.4</text:p>
          </table:table-cell>
          <table:table-cell table:number-columns-repeated="6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1">00/00/0000</text:date>, <text:time style:data-style-name="N2" text:time-value="07:56:30.1598548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10:37:04.647291211</meta:creation-date>
    <dc:date>2023-02-21T08:09:21.796401190</dc:date>
    <meta:editing-duration>PT13H32M26S</meta:editing-duration>
    <meta:editing-cycles>120</meta:editing-cycles>
    <meta:generator>LibreOffice/5.1.6.2$Linux_X86_64 LibreOffice_project/10m0$Build-2</meta:generator>
    <meta:document-statistic meta:table-count="8" meta:cell-count="926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1">
      <style:chart-properties chart:display-label="true" chart:logarithmic="false" chart:maximum="2021" chart:reverse-direction="false" text:line-break="false" loext:try-staggering-first="tru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7" style:family="chart" style:data-style-name="N122">
      <style:chart-properties chart:symbol-type="named-symbol" chart:symbol-name="vertical-bar" chart:symbol-width="0.25cm" chart:symbol-height="0.25cm" chart:link-data-style-to-source="true" chart:data-label-number="none" chart:data-label-text="true" chart:data-label-symbol="false" chart:label-position="bottom" style:rotation-angle="90"/>
      <style:graphic-properties svg:stroke-width="0.08cm" svg:stroke-color="#004586" draw:fill-color="#004586" dr3d:edge-rounding="5%"/>
      <style:text-properties fo:font-size="9pt" fo:font-weight="bold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5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213cm" svg:height="13.919cm" xlink:href=".." xlink:type="simple" chart:class="chart:scatter" chart:style-name="ch1">
        <chart:legend chart:legend-position="top" svg:x="6.859cm" svg:y="0.185cm" style:legend-expansion="wide" chart:style-name="ch2"/>
        <chart:plot-area chart:style-name="ch3" table:cell-range-address="data.A12:data.A43 data.G12:data.H43 data.H1:data.H1" chart:data-source-has-labels="both" svg:x="0.524cm" svg:y="1.114cm" svg:width="25.165cm" svg:height="12.527cm">
          <chartooo:coordinate-region svg:x="1.569cm" svg:y="1.419cm" svg:width="23.483cm" svg:height="11.363cm"/>
          <chart:axis chart:dimension="x" chart:name="primary-x" chart:style-name="ch4" chartooo:axis-type="auto">
            <chart:categories table:cell-range-address="data.A12:data.A4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a.H12:data.H43" chart:label-cell-address="data.H1:data.H1" chart:class="chart:scatter">
            <chart:domain table:cell-range-address="data.G12:data.G43 data.H1:data.H1"/>
            <chart:regression-curve chart:style-name="ch8"/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 Column H</text:p>
              </table:table-cell>
              <table:table-cell office:value-type="string">
                <text:p>Billions of CPU Cycles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0</text:p>
                <draw:g>
                  <svg:desc>data.A12:data.A43</svg:desc>
                </draw:g>
              </table:table-cell>
              <table:table-cell office:value-type="float" office:value="2013.65075019165">
                <text:p>2013.65075019165</text:p>
                <draw:g>
                  <svg:desc>data.G12:data.G43 data.H1:data.H1</svg:desc>
                </draw:g>
              </table:table-cell>
              <table:table-cell office:value-type="float" office:value="2.640238923">
                <text:p>2.640238923</text:p>
                <draw:g>
                  <svg:desc>data.H12:data.H43</svg:desc>
                </draw:g>
              </table:table-cell>
            </table:table-row>
            <table:table-row>
              <table:table-cell office:value-type="string">
                <text:p>3.8.1</text:p>
              </table:table-cell>
              <table:table-cell office:value-type="float" office:value="2013.79312233052">
                <text:p>2013.79312233052</text:p>
              </table:table-cell>
              <table:table-cell office:value-type="float" office:value="2.593685187">
                <text:p>2.593685187</text:p>
              </table:table-cell>
            </table:table-row>
            <table:table-row>
              <table:table-cell office:value-type="string">
                <text:p>3.8.2</text:p>
              </table:table-cell>
              <table:table-cell office:value-type="float" office:value="2013.93001861789">
                <text:p>2013.93001861789</text:p>
              </table:table-cell>
              <table:table-cell office:value-type="float" office:value="2.428728335">
                <text:p>2.428728335</text:p>
              </table:table-cell>
            </table:table-row>
            <table:table-row>
              <table:table-cell office:value-type="string">
                <text:p>3.8.3</text:p>
              </table:table-cell>
              <table:table-cell office:value-type="float" office:value="2014.09155623699">
                <text:p>2014.09155623699</text:p>
              </table:table-cell>
              <table:table-cell office:value-type="float" office:value="2.350339239">
                <text:p>2.350339239</text:p>
              </table:table-cell>
            </table:table-row>
            <table:table-row>
              <table:table-cell office:value-type="string">
                <text:p>3.8.4</text:p>
              </table:table-cell>
              <table:table-cell office:value-type="float" office:value="2014.18738363816">
                <text:p>2014.18738363816</text:p>
              </table:table-cell>
              <table:table-cell office:value-type="float" office:value="2.182530278">
                <text:p>2.182530278</text:p>
              </table:table-cell>
            </table:table-row>
            <table:table-row>
              <table:table-cell office:value-type="string">
                <text:p>3.8.5</text:p>
              </table:table-cell>
              <table:table-cell office:value-type="float" office:value="2014.42284525244">
                <text:p>2014.42284525244</text:p>
              </table:table-cell>
              <table:table-cell office:value-type="float" office:value="2.168293629">
                <text:p>2.168293629</text:p>
              </table:table-cell>
            </table:table-row>
            <table:table-row>
              <table:table-cell office:value-type="string">
                <text:p>3.8.6</text:p>
              </table:table-cell>
              <table:table-cell office:value-type="float" office:value="2014.61997590625">
                <text:p>2014.61997590625</text:p>
              </table:table-cell>
              <table:table-cell office:value-type="float" office:value="2.157767063">
                <text:p>2.157767063</text:p>
              </table:table-cell>
            </table:table-row>
            <table:table-row>
              <table:table-cell office:value-type="string">
                <text:p>3.8.7</text:p>
              </table:table-cell>
              <table:table-cell office:value-type="float" office:value="2014.79246522834">
                <text:p>2014.79246522834</text:p>
              </table:table-cell>
              <table:table-cell office:value-type="float" office:value="1.936664256">
                <text:p>1.936664256</text:p>
              </table:table-cell>
            </table:table-row>
            <table:table-row>
              <table:table-cell office:value-type="string">
                <text:p>3.8.8</text:p>
              </table:table-cell>
              <table:table-cell office:value-type="float" office:value="2015.04161647136">
                <text:p>2015.04161647136</text:p>
              </table:table-cell>
              <table:table-cell office:value-type="float" office:value="1.922720911">
                <text:p>1.922720911</text:p>
              </table:table-cell>
            </table:table-row>
            <table:table-row>
              <table:table-cell office:value-type="string">
                <text:p>3.8.9</text:p>
              </table:table-cell>
              <table:table-cell office:value-type="float" office:value="2015.26612638265">
                <text:p>2015.26612638265</text:p>
              </table:table-cell>
              <table:table-cell office:value-type="float" office:value="1.921726337">
                <text:p>1.921726337</text:p>
              </table:table-cell>
            </table:table-row>
            <table:table-row>
              <table:table-cell office:value-type="string">
                <text:p>3.8.10</text:p>
              </table:table-cell>
              <table:table-cell office:value-type="float" office:value="2015.34552622933">
                <text:p>2015.34552622933</text:p>
              </table:table-cell>
              <table:table-cell office:value-type="float" office:value="1.851893016">
                <text:p>1.851893016</text:p>
              </table:table-cell>
            </table:table-row>
            <table:table-row>
              <table:table-cell office:value-type="string">
                <text:p>3.8.11</text:p>
              </table:table-cell>
              <table:table-cell office:value-type="float" office:value="2015.56729821487">
                <text:p>2015.56729821487</text:p>
              </table:table-cell>
              <table:table-cell office:value-type="float" office:value="1.703015853">
                <text:p>1.703015853</text:p>
              </table:table-cell>
            </table:table-row>
            <table:table-row>
              <table:table-cell office:value-type="string">
                <text:p>3.9.0</text:p>
              </table:table-cell>
              <table:table-cell office:value-type="float" office:value="2015.78359434892">
                <text:p>2015.78359434892</text:p>
              </table:table-cell>
              <table:table-cell office:value-type="float" office:value="1.703588034">
                <text:p>1.703588034</text:p>
              </table:table-cell>
            </table:table-row>
            <table:table-row>
              <table:table-cell office:value-type="string">
                <text:p>3.10.0</text:p>
              </table:table-cell>
              <table:table-cell office:value-type="float" office:value="2016.01358011171">
                <text:p>2016.01358011171</text:p>
              </table:table-cell>
              <table:table-cell office:value-type="float" office:value="1.656661956">
                <text:p>1.656661956</text:p>
              </table:table-cell>
            </table:table-row>
            <table:table-row>
              <table:table-cell office:value-type="string">
                <text:p>3.11.0</text:p>
              </table:table-cell>
              <table:table-cell office:value-type="float" office:value="2016.12309714161">
                <text:p>2016.12309714161</text:p>
              </table:table-cell>
              <table:table-cell office:value-type="float" office:value="1.588532576">
                <text:p>1.588532576</text:p>
              </table:table-cell>
            </table:table-row>
            <table:table-row>
              <table:table-cell office:value-type="string">
                <text:p>3.12.0</text:p>
              </table:table-cell>
              <table:table-cell office:value-type="float" office:value="2016.24082794875">
                <text:p>2016.24082794875</text:p>
              </table:table-cell>
              <table:table-cell office:value-type="float" office:value="1.533160196">
                <text:p>1.533160196</text:p>
              </table:table-cell>
            </table:table-row>
            <table:table-row>
              <table:table-cell office:value-type="string">
                <text:p>3.13.0</text:p>
              </table:table-cell>
              <table:table-cell office:value-type="float" office:value="2016.37772423612">
                <text:p>2016.37772423612</text:p>
              </table:table-cell>
              <table:table-cell office:value-type="float" office:value="1.518356574">
                <text:p>1.518356574</text:p>
              </table:table-cell>
            </table:table-row>
            <table:table-row>
              <table:table-cell office:value-type="string">
                <text:p>3.14.0</text:p>
              </table:table-cell>
              <table:table-cell office:value-type="float" office:value="2016.60223414741">
                <text:p>2016.60223414741</text:p>
              </table:table-cell>
              <table:table-cell office:value-type="float" office:value="1.492286256">
                <text:p>1.492286256</text:p>
              </table:table-cell>
            </table:table-row>
            <table:table-row>
              <table:table-cell office:value-type="string">
                <text:p>3.15.0</text:p>
              </table:table-cell>
              <table:table-cell office:value-type="float" office:value="2016.78567517249">
                <text:p>2016.78567517249</text:p>
              </table:table-cell>
              <table:table-cell office:value-type="float" office:value="1.374748164">
                <text:p>1.374748164</text:p>
              </table:table-cell>
            </table:table-row>
            <table:table-row>
              <table:table-cell office:value-type="string">
                <text:p>3.16.0</text:p>
              </table:table-cell>
              <table:table-cell office:value-type="float" office:value="2016.99923338079">
                <text:p>2016.99923338079</text:p>
              </table:table-cell>
              <table:table-cell office:value-type="float" office:value="1.247968589">
                <text:p>1.247968589</text:p>
              </table:table-cell>
            </table:table-row>
            <table:table-row>
              <table:table-cell office:value-type="string">
                <text:p>3.17.0</text:p>
              </table:table-cell>
              <table:table-cell office:value-type="float" office:value="2017.11148833644">
                <text:p>2017.11148833644</text:p>
              </table:table-cell>
              <table:table-cell office:value-type="float" office:value="1.167087162">
                <text:p>1.167087162</text:p>
              </table:table-cell>
            </table:table-row>
            <table:table-row>
              <table:table-cell office:value-type="string">
                <text:p>3.18.0</text:p>
              </table:table-cell>
              <table:table-cell office:value-type="float" office:value="2017.23743292082">
                <text:p>2017.23743292082</text:p>
              </table:table-cell>
              <table:table-cell office:value-type="float" office:value="1.151632937">
                <text:p>1.151632937</text:p>
              </table:table-cell>
            </table:table-row>
            <table:table-row>
              <table:table-cell office:value-type="string">
                <text:p>3.19.0</text:p>
              </table:table-cell>
              <table:table-cell office:value-type="float" office:value="2017.39075676268">
                <text:p>2017.39075676268</text:p>
              </table:table-cell>
              <table:table-cell office:value-type="float" office:value="1.144112516">
                <text:p>1.144112516</text:p>
              </table:table-cell>
            </table:table-row>
            <table:table-row>
              <table:table-cell office:value-type="string">
                <text:p>3.20.0</text:p>
              </table:table-cell>
              <table:table-cell office:value-type="float" office:value="2017.582411565">
                <text:p>2017.582411565</text:p>
              </table:table-cell>
              <table:table-cell office:value-type="float" office:value="1.121502729">
                <text:p>1.121502729</text:p>
              </table:table-cell>
            </table:table-row>
            <table:table-row>
              <table:table-cell office:value-type="string">
                <text:p>3.21.0</text:p>
              </table:table-cell>
              <table:table-cell office:value-type="float" office:value="2017.81513525353">
                <text:p>2017.81513525353</text:p>
              </table:table-cell>
              <table:table-cell office:value-type="float" office:value="1.097652061">
                <text:p>1.097652061</text:p>
              </table:table-cell>
            </table:table-row>
            <table:table-row>
              <table:table-cell office:value-type="string">
                <text:p>3.22.0</text:p>
              </table:table-cell>
              <table:table-cell office:value-type="float" office:value="2018.05059686781">
                <text:p>2018.05059686781</text:p>
              </table:table-cell>
              <table:table-cell office:value-type="float" office:value="1.08630981">
                <text:p>1.08630981</text:p>
              </table:table-cell>
            </table:table-row>
            <table:table-row>
              <table:table-cell office:value-type="string">
                <text:p>3.23.1</text:p>
              </table:table-cell>
              <table:table-cell office:value-type="float" office:value="2018.27784470485">
                <text:p>2018.27784470485</text:p>
              </table:table-cell>
              <table:table-cell office:value-type="float" office:value="1.081548042">
                <text:p>1.081548042</text:p>
              </table:table-cell>
            </table:table-row>
            <table:table-row>
              <table:table-cell office:value-type="string">
                <text:p>3.24.0</text:p>
              </table:table-cell>
              <table:table-cell office:value-type="float" office:value="2018.41747891797">
                <text:p>2018.41747891797</text:p>
              </table:table-cell>
              <table:table-cell office:value-type="float" office:value="1.067165262">
                <text:p>1.067165262</text:p>
              </table:table-cell>
            </table:table-row>
            <table:table-row>
              <table:table-cell office:value-type="string">
                <text:p>3.25.0</text:p>
              </table:table-cell>
              <table:table-cell office:value-type="float" office:value="2018.70496112145">
                <text:p>2018.70496112145</text:p>
              </table:table-cell>
              <table:table-cell office:value-type="float" office:value="1.062813446">
                <text:p>1.062813446</text:p>
              </table:table-cell>
            </table:table-row>
            <table:table-row>
              <table:table-cell office:value-type="string">
                <text:p>3.26.0</text:p>
              </table:table-cell>
              <table:table-cell office:value-type="float" office:value="2018.91578140401">
                <text:p>2018.91578140401</text:p>
              </table:table-cell>
              <table:table-cell office:value-type="float" office:value="1.060240214">
                <text:p>1.060240214</text:p>
              </table:table-cell>
            </table:table-row>
            <table:table-row>
              <table:table-cell office:value-type="string">
                <text:p>3.27.0</text:p>
              </table:table-cell>
              <table:table-cell office:value-type="float" office:value="2019.10469828058">
                <text:p>2019.10469828058</text:p>
              </table:table-cell>
              <table:table-cell office:value-type="float" office:value="1.056802069">
                <text:p>1.056802069</text:p>
              </table:table-cell>
            </table:table-row>
            <table:table-row>
              <table:table-cell office:value-type="string">
                <text:p>3.28.0</text:p>
              </table:table-cell>
              <table:table-cell office:value-type="float" office:value="2019.28813930566">
                <text:p>2019.28813930566</text:p>
              </table:table-cell>
              <table:table-cell office:value-type="float" office:value="1.052821309">
                <text:p>1.052821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data-label-number="none" chart:data-label-text="true" chart:data-label-symbol="false"/>
    </style:style>
    <style:style style:name="ch3" style:family="chart" style:data-style-name="N1">
      <style:chart-properties chart:display-label="true" chart:logarithmic="false" chart:minimum="2009" chart:maximum="2022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false" chart:logarithmic="false" chart:minimum="0.8" chart:maximum="2" chart:origin="0" chart:interval-major="2" chart:reverse-direction="false" text:line-break="false" loext:try-staggering-first="tru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 style:data-style-name="N0">
      <style:chart-properties chart:symbol-type="named-symbol" chart:symbol-name="vertical-bar" chart:symbol-width="0.25cm" chart:symbol-height="0.25cm" chart:link-data-style-to-source="true" chart:data-label-number="none" chart:data-label-text="true" chart:data-label-symbol="false" chart:label-position="top" style:rotation-angle="90"/>
      <style:graphic-properties svg:stroke-width="0.08cm" svg:stroke-color="#004586" draw:fill-color="#004586" dr3d:edge-rounding="5%"/>
      <style:text-properties fo:font-size="10pt" fo:font-weight="bold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692cm" svg:height="9.814cm" xlink:href=".." xlink:type="simple" chart:class="chart:scatter" chart:style-name="ch1">
        <chart:plot-area chart:style-name="ch2" table:cell-range-address="data.A2:data.A52 data.G2:data.G52 data.H1:data.H1 data.K1:data.K1 data.L2:data.L52" chart:data-source-has-labels="both" svg:x="0.91cm" svg:y="6.2cm" svg:width="33.672cm" svg:height="3.131cm">
          <chartooo:coordinate-region svg:x="1.545cm" svg:y="6.2cm" svg:width="32.4cm" svg:height="2.272cm"/>
          <chart:axis chart:dimension="x" chart:name="primary-x" chart:style-name="ch3" chartooo:axis-type="auto">
            <chart:categories table:cell-range-address="data.A2:data.A52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ata.L2:data.L52" chart:label-cell-address="data.K1:data.K1" chart:class="chart:scatter">
            <chart:domain table:cell-range-address="data.G2:data.G52 data.H1:data.H1"/>
            <chart:data-point chart:repeated="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 Column H</text:p>
              </table:table-cell>
              <table:table-cell office:value-type="string">
                <text:p>CPU Cycles</text:p>
                <draw:g>
                  <svg:desc>data.K1:data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6.1</text:p>
                <draw:g>
                  <svg:desc>data.A2:data.A52</svg:desc>
                </draw:g>
              </table:table-cell>
              <table:table-cell office:value-type="float" office:value="2008.59653926186">
                <text:p>2008.59653926186</text:p>
                <draw:g>
                  <svg:desc>data.G2:data.G52 data.H1:data.H1</svg:desc>
                </draw:g>
              </table:table-cell>
              <table:table-cell office:value-type="float" office:value="1">
                <text:p>1</text:p>
                <draw:g>
                  <svg:desc>data.L2:data.L52</svg:desc>
                </draw:g>
              </table:table-cell>
            </table:table-row>
            <table:table-row>
              <table:table-cell office:value-type="string">
                <text:p>3.6.7</text:p>
              </table:table-cell>
              <table:table-cell office:value-type="float" office:value="2009">
                <text:p>2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6.15</text:p>
              </table:table-cell>
              <table:table-cell office:value-type="float" office:value="2009.45351002081">
                <text:p>2009.45351002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6.23</text:p>
              </table:table-cell>
              <table:table-cell office:value-type="float" office:value="2010.18453619538">
                <text:p>2010.18453619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7.2</text:p>
              </table:table-cell>
              <table:table-cell office:value-type="float" office:value="2010.64450772095">
                <text:p>2010.64450772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7.5</text:p>
              </table:table-cell>
              <table:table-cell office:value-type="float" office:value="2011.08531376629">
                <text:p>2011.08531376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7.8</text:p>
              </table:table-cell>
              <table:table-cell office:value-type="float" office:value="2011.7150366882">
                <text:p>2011.7150366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7.13</text:p>
              </table:table-cell>
              <table:table-cell office:value-type="float" office:value="2012.44332493703">
                <text:p>2012.44332493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7.14</text:p>
              </table:table-cell>
              <table:table-cell office:value-type="float" office:value="2012.67331069981">
                <text:p>2012.6733106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7.17</text:p>
              </table:table-cell>
              <table:table-cell office:value-type="float" office:value="2013.3824334684">
                <text:p>2013.3824334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8.0</text:p>
              </table:table-cell>
              <table:table-cell office:value-type="float" office:value="2013.65075019165">
                <text:p>2013.65075019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8.1</text:p>
              </table:table-cell>
              <table:table-cell office:value-type="float" office:value="2013.79312233052">
                <text:p>2013.79312233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8.2</text:p>
              </table:table-cell>
              <table:table-cell office:value-type="float" office:value="2013.93001861789">
                <text:p>2013.93001861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8.3</text:p>
              </table:table-cell>
              <table:table-cell office:value-type="float" office:value="2014.09155623699">
                <text:p>2014.09155623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8.4</text:p>
              </table:table-cell>
              <table:table-cell office:value-type="float" office:value="2014.18738363816">
                <text:p>2014.187383638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8.5</text:p>
              </table:table-cell>
              <table:table-cell office:value-type="float" office:value="2014.42284525244">
                <text:p>2014.42284525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8.6</text:p>
              </table:table-cell>
              <table:table-cell office:value-type="float" office:value="2014.61997590625">
                <text:p>2014.61997590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8.7</text:p>
              </table:table-cell>
              <table:table-cell office:value-type="float" office:value="2014.79246522834">
                <text:p>2014.792465228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8.8</text:p>
              </table:table-cell>
              <table:table-cell office:value-type="float" office:value="2015.04161647136">
                <text:p>2015.04161647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8.9</text:p>
              </table:table-cell>
              <table:table-cell office:value-type="float" office:value="2015.26612638265">
                <text:p>2015.26612638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8.10</text:p>
              </table:table-cell>
              <table:table-cell office:value-type="float" office:value="2015.34552622933">
                <text:p>2015.34552622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8.11</text:p>
              </table:table-cell>
              <table:table-cell office:value-type="float" office:value="2015.56729821487">
                <text:p>2015.56729821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9.0</text:p>
              </table:table-cell>
              <table:table-cell office:value-type="float" office:value="2015.78359434892">
                <text:p>2015.78359434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10.0</text:p>
              </table:table-cell>
              <table:table-cell office:value-type="float" office:value="2016.01358011171">
                <text:p>2016.01358011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11.0</text:p>
              </table:table-cell>
              <table:table-cell office:value-type="float" office:value="2016.12309714161">
                <text:p>2016.12309714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12.0</text:p>
              </table:table-cell>
              <table:table-cell office:value-type="float" office:value="2016.24082794875">
                <text:p>2016.24082794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13.0</text:p>
              </table:table-cell>
              <table:table-cell office:value-type="float" office:value="2016.37772423612">
                <text:p>2016.377724236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14.0</text:p>
              </table:table-cell>
              <table:table-cell office:value-type="float" office:value="2016.60223414741">
                <text:p>2016.60223414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15.0</text:p>
              </table:table-cell>
              <table:table-cell office:value-type="float" office:value="2016.78567517249">
                <text:p>2016.78567517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16.0</text:p>
              </table:table-cell>
              <table:table-cell office:value-type="float" office:value="2016.99923338079">
                <text:p>2016.999233380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17.0</text:p>
              </table:table-cell>
              <table:table-cell office:value-type="float" office:value="2017.11148833644">
                <text:p>2017.11148833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18.0</text:p>
              </table:table-cell>
              <table:table-cell office:value-type="float" office:value="2017.23743292082">
                <text:p>2017.23743292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19.0</text:p>
              </table:table-cell>
              <table:table-cell office:value-type="float" office:value="2017.39075676268">
                <text:p>2017.39075676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20.0</text:p>
              </table:table-cell>
              <table:table-cell office:value-type="float" office:value="2017.582411565">
                <text:p>2017.5824115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21.0</text:p>
              </table:table-cell>
              <table:table-cell office:value-type="float" office:value="2017.81513525353">
                <text:p>2017.81513525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22.0</text:p>
              </table:table-cell>
              <table:table-cell office:value-type="float" office:value="2018.05059686781">
                <text:p>2018.05059686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23.1</text:p>
              </table:table-cell>
              <table:table-cell office:value-type="float" office:value="2018.27784470485">
                <text:p>2018.27784470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24.0</text:p>
              </table:table-cell>
              <table:table-cell office:value-type="float" office:value="2018.41747891797">
                <text:p>2018.41747891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25.0</text:p>
              </table:table-cell>
              <table:table-cell office:value-type="float" office:value="2018.70496112145">
                <text:p>2018.70496112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26.0</text:p>
              </table:table-cell>
              <table:table-cell office:value-type="float" office:value="2018.91578140401">
                <text:p>2018.91578140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27.0</text:p>
              </table:table-cell>
              <table:table-cell office:value-type="float" office:value="2019.10469828058">
                <text:p>2019.10469828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28.0</text:p>
              </table:table-cell>
              <table:table-cell office:value-type="float" office:value="2019.28813930566">
                <text:p>2019.288139305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29.0</text:p>
              </table:table-cell>
              <table:table-cell office:value-type="float" office:value="2019.52360091994">
                <text:p>2019.52360091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30.0</text:p>
              </table:table-cell>
              <table:table-cell office:value-type="float" office:value="2019.75632460848">
                <text:p>2019.75632460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31.0</text:p>
              </table:table-cell>
              <table:table-cell office:value-type="float" office:value="2020.06023436644">
                <text:p>2020.06023436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32.0</text:p>
              </table:table-cell>
              <table:table-cell office:value-type="float" office:value="2020.39152338189">
                <text:p>2020.39152338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33.0</text:p>
              </table:table-cell>
              <table:table-cell office:value-type="float" office:value="2020.61877121892">
                <text:p>2020.61877121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34.0</text:p>
              </table:table-cell>
              <table:table-cell office:value-type="float" office:value="2020.9172051254">
                <text:p>2020.9172051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35.0</text:p>
              </table:table-cell>
              <table:table-cell office:value-type="float" office:value="2021.19373562589">
                <text:p>2021.19373562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36.0</text:p>
              </table:table-cell>
              <table:table-cell office:value-type="float" office:value="2021.5">
                <text:p>202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.37.0</text:p>
              </table:table-cell>
              <table:table-cell office:value-type="float" office:value="2021.90559632023">
                <text:p>2021.905596320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1">
      <style:chart-properties chart:display-label="true" chart:logarithmic="false" chart:minimum="2013" chart:maximum="2021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7" style:family="chart" style:data-style-name="N122">
      <style:chart-properties chart:symbol-type="named-symbol" chart:symbol-name="vertical-bar" chart:symbol-width="0.25cm" chart:symbol-height="0.25cm" chart:link-data-style-to-source="true" chart:data-label-number="none" chart:data-label-text="true" chart:data-label-symbol="false" chart:label-position="top" style:rotation-angle="90"/>
      <style:graphic-properties svg:stroke-width="0.08cm" svg:stroke-color="#004586" draw:fill-color="#004586" dr3d:edge-rounding="5%"/>
      <style:text-properties fo:font-size="9pt" fo:font-weight="bold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213cm" svg:height="13.919cm" xlink:href=".." xlink:type="simple" chart:class="chart:scatter" chart:style-name="ch1">
        <chart:legend chart:legend-position="top" svg:x="11.352cm" svg:y="0.185cm" style:legend-expansion="wide" chart:style-name="ch2"/>
        <chart:plot-area chart:style-name="ch3" table:cell-range-address="data.A2:data.A49 data.G2:data.G49 data.H1:data.H1 data.K1:data.K49" chart:data-source-has-labels="both" svg:x="0.524cm" svg:y="1.114cm" svg:width="25.165cm" svg:height="12.527cm">
          <chartooo:coordinate-region svg:x="2.23cm" svg:y="1.419cm" svg:width="22.822cm" svg:height="11.363cm"/>
          <chart:axis chart:dimension="x" chart:name="primary-x" chart:style-name="ch4" chartooo:axis-type="auto">
            <chart:categories table:cell-range-address="data.A2:data.A4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a.K2:data.K49" chart:label-cell-address="data.K1:data.K1" chart:class="chart:scatter">
            <chart:domain table:cell-range-address="data.G2:data.G49 data.H1:data.H1"/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 Column H</text:p>
              </table:table-cell>
              <table:table-cell office:value-type="string">
                <text:p>CPU Cycles</text:p>
                <draw:g>
                  <svg:desc>data.K1:data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6.1</text:p>
                <draw:g>
                  <svg:desc>data.A2:data.A49</svg:desc>
                </draw:g>
              </table:table-cell>
              <table:table-cell office:value-type="float" office:value="2008.59653926186">
                <text:p>2008.59653926186</text:p>
                <draw:g>
                  <svg:desc>data.G2:data.G49 data.H1:data.H1</svg:desc>
                </draw:g>
              </table:table-cell>
              <table:table-cell office:value-type="float" office:value="3.44439998568035">
                <text:p>3.44439998568035</text:p>
                <draw:g>
                  <svg:desc>data.K2:data.K49</svg:desc>
                </draw:g>
              </table:table-cell>
            </table:table-row>
            <table:table-row>
              <table:table-cell office:value-type="string">
                <text:p>3.6.7</text:p>
              </table:table-cell>
              <table:table-cell office:value-type="float" office:value="2009">
                <text:p>2009</text:p>
              </table:table-cell>
              <table:table-cell office:value-type="float" office:value="3.44149657381577">
                <text:p>3.44149657381577</text:p>
              </table:table-cell>
            </table:table-row>
            <table:table-row>
              <table:table-cell office:value-type="string">
                <text:p>3.6.15</text:p>
              </table:table-cell>
              <table:table-cell office:value-type="float" office:value="2009.45351002081">
                <text:p>2009.45351002081</text:p>
              </table:table-cell>
              <table:table-cell office:value-type="float" office:value="3.07128327353145">
                <text:p>3.07128327353145</text:p>
              </table:table-cell>
            </table:table-row>
            <table:table-row>
              <table:table-cell office:value-type="string">
                <text:p>3.6.23</text:p>
              </table:table-cell>
              <table:table-cell office:value-type="float" office:value="2010.18453619538">
                <text:p>2010.18453619538</text:p>
              </table:table-cell>
              <table:table-cell office:value-type="float" office:value="2.96403719628906">
                <text:p>2.96403719628906</text:p>
              </table:table-cell>
            </table:table-row>
            <table:table-row>
              <table:table-cell office:value-type="string">
                <text:p>3.7.2</text:p>
              </table:table-cell>
              <table:table-cell office:value-type="float" office:value="2010.64450772095">
                <text:p>2010.64450772095</text:p>
              </table:table-cell>
              <table:table-cell office:value-type="float" office:value="2.94341003922877">
                <text:p>2.94341003922877</text:p>
              </table:table-cell>
            </table:table-row>
            <table:table-row>
              <table:table-cell office:value-type="string">
                <text:p>3.7.5</text:p>
              </table:table-cell>
              <table:table-cell office:value-type="float" office:value="2011.08531376629">
                <text:p>2011.08531376629</text:p>
              </table:table-cell>
              <table:table-cell office:value-type="float" office:value="2.71982486435348">
                <text:p>2.71982486435348</text:p>
              </table:table-cell>
            </table:table-row>
            <table:table-row>
              <table:table-cell office:value-type="string">
                <text:p>3.7.8</text:p>
              </table:table-cell>
              <table:table-cell office:value-type="float" office:value="2011.7150366882">
                <text:p>2011.7150366882</text:p>
              </table:table-cell>
              <table:table-cell office:value-type="float" office:value="2.63317903284327">
                <text:p>2.63317903284327</text:p>
              </table:table-cell>
            </table:table-row>
            <table:table-row>
              <table:table-cell office:value-type="string">
                <text:p>3.7.13</text:p>
              </table:table-cell>
              <table:table-cell office:value-type="float" office:value="2012.44332493703">
                <text:p>2012.44332493703</text:p>
              </table:table-cell>
              <table:table-cell office:value-type="float" office:value="2.74196835676897">
                <text:p>2.74196835676897</text:p>
              </table:table-cell>
            </table:table-row>
            <table:table-row>
              <table:table-cell office:value-type="string">
                <text:p>3.7.14</text:p>
              </table:table-cell>
              <table:table-cell office:value-type="float" office:value="2012.67331069981">
                <text:p>2012.67331069981</text:p>
              </table:table-cell>
              <table:table-cell office:value-type="float" office:value="2.72341844328794">
                <text:p>2.72341844328794</text:p>
              </table:table-cell>
            </table:table-row>
            <table:table-row>
              <table:table-cell office:value-type="string">
                <text:p>3.7.17</text:p>
              </table:table-cell>
              <table:table-cell office:value-type="float" office:value="2013.3824334684">
                <text:p>2013.3824334684</text:p>
              </table:table-cell>
              <table:table-cell office:value-type="float" office:value="2.76061006196531">
                <text:p>2.76061006196531</text:p>
              </table:table-cell>
            </table:table-row>
            <table:table-row>
              <table:table-cell office:value-type="string">
                <text:p>3.8.0</text:p>
              </table:table-cell>
              <table:table-cell office:value-type="float" office:value="2013.65075019165">
                <text:p>2013.65075019165</text:p>
              </table:table-cell>
              <table:table-cell office:value-type="float" office:value="2.69351893349657">
                <text:p>2.69351893349657</text:p>
              </table:table-cell>
            </table:table-row>
            <table:table-row>
              <table:table-cell office:value-type="string">
                <text:p>3.8.1</text:p>
              </table:table-cell>
              <table:table-cell office:value-type="float" office:value="2013.79312233052">
                <text:p>2013.79312233052</text:p>
              </table:table-cell>
              <table:table-cell office:value-type="float" office:value="2.64602574329751">
                <text:p>2.64602574329751</text:p>
              </table:table-cell>
            </table:table-row>
            <table:table-row>
              <table:table-cell office:value-type="string">
                <text:p>3.8.2</text:p>
              </table:table-cell>
              <table:table-cell office:value-type="float" office:value="2013.93001861789">
                <text:p>2013.93001861789</text:p>
              </table:table-cell>
              <table:table-cell office:value-type="float" office:value="2.47774006270951">
                <text:p>2.47774006270951</text:p>
              </table:table-cell>
            </table:table-row>
            <table:table-row>
              <table:table-cell office:value-type="string">
                <text:p>3.8.3</text:p>
              </table:table-cell>
              <table:table-cell office:value-type="float" office:value="2014.09155623699">
                <text:p>2014.09155623699</text:p>
              </table:table-cell>
              <table:table-cell office:value-type="float" office:value="2.39776907507791">
                <text:p>2.39776907507791</text:p>
              </table:table-cell>
            </table:table-row>
            <table:table-row>
              <table:table-cell office:value-type="string">
                <text:p>3.8.4</text:p>
              </table:table-cell>
              <table:table-cell office:value-type="float" office:value="2014.18738363816">
                <text:p>2014.18738363816</text:p>
              </table:table-cell>
              <table:table-cell office:value-type="float" office:value="2.22657372994214">
                <text:p>2.22657372994214</text:p>
              </table:table-cell>
            </table:table-row>
            <table:table-row>
              <table:table-cell office:value-type="string">
                <text:p>3.8.5</text:p>
              </table:table-cell>
              <table:table-cell office:value-type="float" office:value="2014.42284525244">
                <text:p>2014.42284525244</text:p>
              </table:table-cell>
              <table:table-cell office:value-type="float" office:value="2.21204978542447">
                <text:p>2.21204978542447</text:p>
              </table:table-cell>
            </table:table-row>
            <table:table-row>
              <table:table-cell office:value-type="string">
                <text:p>3.8.6</text:p>
              </table:table-cell>
              <table:table-cell office:value-type="float" office:value="2014.61997590625">
                <text:p>2014.61997590625</text:p>
              </table:table-cell>
              <table:table-cell office:value-type="float" office:value="2.20131079336633">
                <text:p>2.20131079336633</text:p>
              </table:table-cell>
            </table:table-row>
            <table:table-row>
              <table:table-cell office:value-type="string">
                <text:p>3.8.7</text:p>
              </table:table-cell>
              <table:table-cell office:value-type="float" office:value="2014.79246522834">
                <text:p>2014.79246522834</text:p>
              </table:table-cell>
              <table:table-cell office:value-type="float" office:value="1.9757461326397">
                <text:p>1.9757461326397</text:p>
              </table:table-cell>
            </table:table-row>
            <table:table-row>
              <table:table-cell office:value-type="string">
                <text:p>3.8.8</text:p>
              </table:table-cell>
              <table:table-cell office:value-type="float" office:value="2015.04161647136">
                <text:p>2015.04161647136</text:p>
              </table:table-cell>
              <table:table-cell office:value-type="float" office:value="1.96152141099553">
                <text:p>1.96152141099553</text:p>
              </table:table-cell>
            </table:table-row>
            <table:table-row>
              <table:table-cell office:value-type="string">
                <text:p>3.8.9</text:p>
              </table:table-cell>
              <table:table-cell office:value-type="float" office:value="2015.26612638265">
                <text:p>2015.26612638265</text:p>
              </table:table-cell>
              <table:table-cell office:value-type="float" office:value="1.96050676649634">
                <text:p>1.96050676649634</text:p>
              </table:table-cell>
            </table:table-row>
            <table:table-row>
              <table:table-cell office:value-type="string">
                <text:p>3.8.10</text:p>
              </table:table-cell>
              <table:table-cell office:value-type="float" office:value="2015.34552622933">
                <text:p>2015.34552622933</text:p>
              </table:table-cell>
              <table:table-cell office:value-type="float" office:value="1.8892642093687">
                <text:p>1.8892642093687</text:p>
              </table:table-cell>
            </table:table-row>
            <table:table-row>
              <table:table-cell office:value-type="string">
                <text:p>3.8.11</text:p>
              </table:table-cell>
              <table:table-cell office:value-type="float" office:value="2015.56729821487">
                <text:p>2015.56729821487</text:p>
              </table:table-cell>
              <table:table-cell office:value-type="float" office:value="1.73738270583791">
                <text:p>1.73738270583791</text:p>
              </table:table-cell>
            </table:table-row>
            <table:table-row>
              <table:table-cell office:value-type="string">
                <text:p>3.9.0</text:p>
              </table:table-cell>
              <table:table-cell office:value-type="float" office:value="2015.78359434892">
                <text:p>2015.78359434892</text:p>
              </table:table-cell>
              <table:table-cell office:value-type="float" office:value="1.73796643344811">
                <text:p>1.73796643344811</text:p>
              </table:table-cell>
            </table:table-row>
            <table:table-row>
              <table:table-cell office:value-type="string">
                <text:p>3.10.0</text:p>
              </table:table-cell>
              <table:table-cell office:value-type="float" office:value="2016.01358011171">
                <text:p>2016.01358011171</text:p>
              </table:table-cell>
              <table:table-cell office:value-type="float" office:value="1.69009338738904">
                <text:p>1.69009338738904</text:p>
              </table:table-cell>
            </table:table-row>
            <table:table-row>
              <table:table-cell office:value-type="string">
                <text:p>3.11.0</text:p>
              </table:table-cell>
              <table:table-cell office:value-type="float" office:value="2016.12309714161">
                <text:p>2016.12309714161</text:p>
              </table:table-cell>
              <table:table-cell office:value-type="float" office:value="1.6205891567837">
                <text:p>1.6205891567837</text:p>
              </table:table-cell>
            </table:table-row>
            <table:table-row>
              <table:table-cell office:value-type="string">
                <text:p>3.12.0</text:p>
              </table:table-cell>
              <table:table-cell office:value-type="float" office:value="2016.24082794875">
                <text:p>2016.24082794875</text:p>
              </table:table-cell>
              <table:table-cell office:value-type="float" office:value="1.56409936238536">
                <text:p>1.56409936238536</text:p>
              </table:table-cell>
            </table:table-row>
            <table:table-row>
              <table:table-cell office:value-type="string">
                <text:p>3.13.0</text:p>
              </table:table-cell>
              <table:table-cell office:value-type="float" office:value="2016.37772423612">
                <text:p>2016.37772423612</text:p>
              </table:table-cell>
              <table:table-cell office:value-type="float" office:value="1.54899700335491">
                <text:p>1.54899700335491</text:p>
              </table:table-cell>
            </table:table-row>
            <table:table-row>
              <table:table-cell office:value-type="string">
                <text:p>3.14.0</text:p>
              </table:table-cell>
              <table:table-cell office:value-type="float" office:value="2016.60223414741">
                <text:p>2016.60223414741</text:p>
              </table:table-cell>
              <table:table-cell office:value-type="float" office:value="1.52240058644598">
                <text:p>1.52240058644598</text:p>
              </table:table-cell>
            </table:table-row>
            <table:table-row>
              <table:table-cell office:value-type="string">
                <text:p>3.15.0</text:p>
              </table:table-cell>
              <table:table-cell office:value-type="float" office:value="2016.78567517249">
                <text:p>2016.78567517249</text:p>
              </table:table-cell>
              <table:table-cell office:value-type="float" office:value="1.40249057623777">
                <text:p>1.40249057623777</text:p>
              </table:table-cell>
            </table:table-row>
            <table:table-row>
              <table:table-cell office:value-type="string">
                <text:p>3.16.0</text:p>
              </table:table-cell>
              <table:table-cell office:value-type="float" office:value="2016.99923338079">
                <text:p>2016.99923338079</text:p>
              </table:table-cell>
              <table:table-cell office:value-type="float" office:value="1.273152589941">
                <text:p>1.273152589941</text:p>
              </table:table-cell>
            </table:table-row>
            <table:table-row>
              <table:table-cell office:value-type="string">
                <text:p>3.17.0</text:p>
              </table:table-cell>
              <table:table-cell office:value-type="float" office:value="2017.11148833644">
                <text:p>2017.11148833644</text:p>
              </table:table-cell>
              <table:table-cell office:value-type="float" office:value="1.19063897608019">
                <text:p>1.19063897608019</text:p>
              </table:table-cell>
            </table:table-row>
            <table:table-row>
              <table:table-cell office:value-type="string">
                <text:p>3.18.0</text:p>
              </table:table-cell>
              <table:table-cell office:value-type="float" office:value="2017.23743292082">
                <text:p>2017.23743292082</text:p>
              </table:table-cell>
              <table:table-cell office:value-type="float" office:value="1.1748728848839">
                <text:p>1.1748728848839</text:p>
              </table:table-cell>
            </table:table-row>
            <table:table-row>
              <table:table-cell office:value-type="string">
                <text:p>3.19.0</text:p>
              </table:table-cell>
              <table:table-cell office:value-type="float" office:value="2017.39075676268">
                <text:p>2017.39075676268</text:p>
              </table:table-cell>
              <table:table-cell office:value-type="float" office:value="1.16720070181936">
                <text:p>1.16720070181936</text:p>
              </table:table-cell>
            </table:table-row>
            <table:table-row>
              <table:table-cell office:value-type="string">
                <text:p>3.20.0</text:p>
              </table:table-cell>
              <table:table-cell office:value-type="float" office:value="2017.582411565">
                <text:p>2017.582411565</text:p>
              </table:table-cell>
              <table:table-cell office:value-type="float" office:value="1.14413464941164">
                <text:p>1.14413464941164</text:p>
              </table:table-cell>
            </table:table-row>
            <table:table-row>
              <table:table-cell office:value-type="string">
                <text:p>3.21.0</text:p>
              </table:table-cell>
              <table:table-cell office:value-type="float" office:value="2017.81513525353">
                <text:p>2017.81513525353</text:p>
              </table:table-cell>
              <table:table-cell office:value-type="float" office:value="1.11980267503049">
                <text:p>1.11980267503049</text:p>
              </table:table-cell>
            </table:table-row>
            <table:table-row>
              <table:table-cell office:value-type="string">
                <text:p>3.22.0</text:p>
              </table:table-cell>
              <table:table-cell office:value-type="float" office:value="2018.05059686781">
                <text:p>2018.05059686781</text:p>
              </table:table-cell>
              <table:table-cell office:value-type="float" office:value="1.10823153745244">
                <text:p>1.10823153745244</text:p>
              </table:table-cell>
            </table:table-row>
            <table:table-row>
              <table:table-cell office:value-type="string">
                <text:p>3.23.1</text:p>
              </table:table-cell>
              <table:table-cell office:value-type="float" office:value="2018.27784470485">
                <text:p>2018.27784470485</text:p>
              </table:table-cell>
              <table:table-cell office:value-type="float" office:value="1.10337367699398">
                <text:p>1.10337367699398</text:p>
              </table:table-cell>
            </table:table-row>
            <table:table-row>
              <table:table-cell office:value-type="string">
                <text:p>3.24.0</text:p>
              </table:table-cell>
              <table:table-cell office:value-type="float" office:value="2018.41747891797">
                <text:p>2018.41747891797</text:p>
              </table:table-cell>
              <table:table-cell office:value-type="float" office:value="1.08870065255334">
                <text:p>1.08870065255334</text:p>
              </table:table-cell>
            </table:table-row>
            <table:table-row>
              <table:table-cell office:value-type="string">
                <text:p>3.25.0</text:p>
              </table:table-cell>
              <table:table-cell office:value-type="float" office:value="2018.70496112145">
                <text:p>2018.70496112145</text:p>
              </table:table-cell>
              <table:table-cell office:value-type="float" office:value="1.08426101692454">
                <text:p>1.08426101692454</text:p>
              </table:table-cell>
            </table:table-row>
            <table:table-row>
              <table:table-cell office:value-type="string">
                <text:p>3.26.0</text:p>
              </table:table-cell>
              <table:table-cell office:value-type="float" office:value="2018.91578140401">
                <text:p>2018.91578140401</text:p>
              </table:table-cell>
              <table:table-cell office:value-type="float" office:value="1.08163585711347">
                <text:p>1.08163585711347</text:p>
              </table:table-cell>
            </table:table-row>
            <table:table-row>
              <table:table-cell office:value-type="string">
                <text:p>3.27.0</text:p>
              </table:table-cell>
              <table:table-cell office:value-type="float" office:value="2019.10469828058">
                <text:p>2019.10469828058</text:p>
              </table:table-cell>
              <table:table-cell office:value-type="float" office:value="1.07812833036166">
                <text:p>1.07812833036166</text:p>
              </table:table-cell>
            </table:table-row>
            <table:table-row>
              <table:table-cell office:value-type="string">
                <text:p>3.28.0</text:p>
              </table:table-cell>
              <table:table-cell office:value-type="float" office:value="2019.28813930566">
                <text:p>2019.28813930566</text:p>
              </table:table-cell>
              <table:table-cell office:value-type="float" office:value="1.0740672386414">
                <text:p>1.0740672386414</text:p>
              </table:table-cell>
            </table:table-row>
            <table:table-row>
              <table:table-cell office:value-type="string">
                <text:p>3.29.0</text:p>
              </table:table-cell>
              <table:table-cell office:value-type="float" office:value="2019.52360091994">
                <text:p>2019.52360091994</text:p>
              </table:table-cell>
              <table:table-cell office:value-type="float" office:value="1.07001688431559">
                <text:p>1.07001688431559</text:p>
              </table:table-cell>
            </table:table-row>
            <table:table-row>
              <table:table-cell office:value-type="string">
                <text:p>3.30.0</text:p>
              </table:table-cell>
              <table:table-cell office:value-type="float" office:value="2019.75632460848">
                <text:p>2019.75632460848</text:p>
              </table:table-cell>
              <table:table-cell office:value-type="float" office:value="1.06591087815083">
                <text:p>1.06591087815083</text:p>
              </table:table-cell>
            </table:table-row>
            <table:table-row>
              <table:table-cell office:value-type="string">
                <text:p>3.31.0</text:p>
              </table:table-cell>
              <table:table-cell office:value-type="float" office:value="2020.06023436644">
                <text:p>2020.06023436644</text:p>
              </table:table-cell>
              <table:table-cell office:value-type="float" office:value="1.06560870185624">
                <text:p>1.06560870185624</text:p>
              </table:table-cell>
            </table:table-row>
            <table:table-row>
              <table:table-cell office:value-type="string">
                <text:p>3.32.0</text:p>
              </table:table-cell>
              <table:table-cell office:value-type="float" office:value="2020.39152338189">
                <text:p>2020.39152338189</text:p>
              </table:table-cell>
              <table:table-cell office:value-type="float" office:value="1.0619007219774">
                <text:p>1.0619007219774</text:p>
              </table:table-cell>
            </table:table-row>
            <table:table-row>
              <table:table-cell office:value-type="string">
                <text:p>3.33.0</text:p>
              </table:table-cell>
              <table:table-cell office:value-type="float" office:value="2020.61877121892">
                <text:p>2020.61877121892</text:p>
              </table:table-cell>
              <table:table-cell office:value-type="float" office:value="1.05629069300981">
                <text:p>1.05629069300981</text:p>
              </table:table-cell>
            </table:table-row>
            <table:table-row>
              <table:table-cell office:value-type="string">
                <text:p>3.34.0</text:p>
              </table:table-cell>
              <table:table-cell office:value-type="float" office:value="2020.9172051254">
                <text:p>2020.9172051254</text:p>
              </table:table-cell>
              <table:table-cell office:value-type="float" office:value="1.05502020573091">
                <text:p>1.055020205730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1">
      <style:chart-properties chart:display-label="true" chart:logarithmic="false" chart:minimum="2010" chart:maximum="2024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false" chart:maximum="700000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7" style:family="chart" style:data-style-name="N3">
      <style:chart-properties chart:symbol-type="named-symbol" chart:symbol-name="vertical-bar" chart:symbol-width="0.25cm" chart:symbol-height="0.25cm" chart:link-data-style-to-source="true" chart:data-label-number="none" chart:data-label-text="true" chart:data-label-symbol="false" style:rotation-angle="90"/>
      <style:graphic-properties svg:stroke-width="0.08cm" svg:stroke-color="#004586" draw:fill-color="#004586" dr3d:edge-rounding="5%"/>
      <style:text-properties fo:font-size="8pt" fo:font-weight="bold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105cm" svg:height="14.269cm" xlink:href=".." xlink:type="simple" chart:class="chart:scatter" chart:style-name="ch1">
        <chart:legend chart:legend-position="top" svg:x="16.895cm" svg:y="0.185cm" style:legend-expansion="wide" chart:style-name="ch2"/>
        <chart:plot-area chart:style-name="ch3" table:cell-range-address="data.A2:data.A56 data.C2:data.D56 data.D1:data.D1" chart:data-source-has-labels="both" svg:x="0.762cm" svg:y="1.304cm" svg:width="36.581cm" svg:height="12.68cm">
          <chartooo:coordinate-region svg:x="2.892cm" svg:y="1.583cm" svg:width="33.814cm" svg:height="11.542cm"/>
          <chart:axis chart:dimension="x" chart:name="primary-x" chart:style-name="ch4" chartooo:axis-type="auto">
            <chart:categories table:cell-range-address="data.A2:data.A5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a.D2:data.D56" chart:label-cell-address="data.D1:data.D1" chart:class="chart:scatter">
            <chart:domain table:cell-range-address="data.C2:data.C56 data.D1:data.D1"/>
            <chart:data-point chart:repeated="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 Column D</text:p>
              </table:table-cell>
              <table:table-cell office:value-type="string">
                <text:p>Size (bytes)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6.1</text:p>
                <draw:g>
                  <svg:desc>data.A2:data.A56</svg:desc>
                </draw:g>
              </table:table-cell>
              <table:table-cell office:value-type="float" office:value="2008.59653926186">
                <text:p>2008.59653926186</text:p>
                <draw:g>
                  <svg:desc>data.C2:data.C56 data.D1:data.D1</svg:desc>
                </draw:g>
              </table:table-cell>
              <table:table-cell office:value-type="float" office:value="328225">
                <text:p>328225</text:p>
                <draw:g>
                  <svg:desc>data.D2:data.D56</svg:desc>
                </draw:g>
              </table:table-cell>
            </table:table-row>
            <table:table-row>
              <table:table-cell office:value-type="string">
                <text:p>3.6.7</text:p>
              </table:table-cell>
              <table:table-cell office:value-type="float" office:value="2009">
                <text:p>2009</text:p>
              </table:table-cell>
              <table:table-cell office:value-type="float" office:value="343460">
                <text:p>343460</text:p>
              </table:table-cell>
            </table:table-row>
            <table:table-row>
              <table:table-cell office:value-type="string">
                <text:p>3.6.15</text:p>
              </table:table-cell>
              <table:table-cell office:value-type="float" office:value="2009.45351002081">
                <text:p>2009.45351002081</text:p>
              </table:table-cell>
              <table:table-cell office:value-type="float" office:value="349587">
                <text:p>349587</text:p>
              </table:table-cell>
            </table:table-row>
            <table:table-row>
              <table:table-cell office:value-type="string">
                <text:p>3.6.23</text:p>
              </table:table-cell>
              <table:table-cell office:value-type="float" office:value="2010.18453619538">
                <text:p>2010.18453619538</text:p>
              </table:table-cell>
              <table:table-cell office:value-type="float" office:value="368896">
                <text:p>368896</text:p>
              </table:table-cell>
            </table:table-row>
            <table:table-row>
              <table:table-cell office:value-type="string">
                <text:p>3.7.2</text:p>
              </table:table-cell>
              <table:table-cell office:value-type="float" office:value="2010.64450772095">
                <text:p>2010.64450772095</text:p>
              </table:table-cell>
              <table:table-cell office:value-type="float" office:value="386819">
                <text:p>386819</text:p>
              </table:table-cell>
            </table:table-row>
            <table:table-row>
              <table:table-cell office:value-type="string">
                <text:p>3.7.5</text:p>
              </table:table-cell>
              <table:table-cell office:value-type="float" office:value="2011.08531376629">
                <text:p>2011.08531376629</text:p>
              </table:table-cell>
              <table:table-cell office:value-type="float" office:value="394006">
                <text:p>394006</text:p>
              </table:table-cell>
            </table:table-row>
            <table:table-row>
              <table:table-cell office:value-type="string">
                <text:p>3.7.8</text:p>
              </table:table-cell>
              <table:table-cell office:value-type="float" office:value="2011.7150366882">
                <text:p>2011.7150366882</text:p>
              </table:table-cell>
              <table:table-cell office:value-type="float" office:value="410562">
                <text:p>410562</text:p>
              </table:table-cell>
            </table:table-row>
            <table:table-row>
              <table:table-cell office:value-type="string">
                <text:p>3.7.13</text:p>
              </table:table-cell>
              <table:table-cell office:value-type="float" office:value="2012.44332493703">
                <text:p>2012.44332493703</text:p>
              </table:table-cell>
              <table:table-cell office:value-type="float" office:value="416534">
                <text:p>416534</text:p>
              </table:table-cell>
            </table:table-row>
            <table:table-row>
              <table:table-cell office:value-type="string">
                <text:p>3.7.14</text:p>
              </table:table-cell>
              <table:table-cell office:value-type="float" office:value="2012.67331069981">
                <text:p>2012.67331069981</text:p>
              </table:table-cell>
              <table:table-cell office:value-type="float" office:value="418415">
                <text:p>418415</text:p>
              </table:table-cell>
            </table:table-row>
            <table:table-row>
              <table:table-cell office:value-type="string">
                <text:p>3.7.17</text:p>
              </table:table-cell>
              <table:table-cell office:value-type="float" office:value="2013.3824334684">
                <text:p>2013.3824334684</text:p>
              </table:table-cell>
              <table:table-cell office:value-type="float" office:value="431580">
                <text:p>431580</text:p>
              </table:table-cell>
            </table:table-row>
            <table:table-row>
              <table:table-cell office:value-type="string">
                <text:p>3.8.0</text:p>
              </table:table-cell>
              <table:table-cell office:value-type="float" office:value="2013.65075019165">
                <text:p>2013.65075019165</text:p>
              </table:table-cell>
              <table:table-cell office:value-type="float" office:value="436412">
                <text:p>436412</text:p>
              </table:table-cell>
            </table:table-row>
            <table:table-row>
              <table:table-cell office:value-type="string">
                <text:p>3.8.1</text:p>
              </table:table-cell>
              <table:table-cell office:value-type="float" office:value="2013.79312233052">
                <text:p>2013.79312233052</text:p>
              </table:table-cell>
              <table:table-cell office:value-type="float" office:value="440787">
                <text:p>440787</text:p>
              </table:table-cell>
            </table:table-row>
            <table:table-row>
              <table:table-cell office:value-type="string">
                <text:p>3.8.2</text:p>
              </table:table-cell>
              <table:table-cell office:value-type="float" office:value="2013.93001861789">
                <text:p>2013.93001861789</text:p>
              </table:table-cell>
              <table:table-cell office:value-type="float" office:value="448963">
                <text:p>448963</text:p>
              </table:table-cell>
            </table:table-row>
            <table:table-row>
              <table:table-cell office:value-type="string">
                <text:p>3.8.3</text:p>
              </table:table-cell>
              <table:table-cell office:value-type="float" office:value="2014.09155623699">
                <text:p>2014.09155623699</text:p>
              </table:table-cell>
              <table:table-cell office:value-type="float" office:value="450112">
                <text:p>450112</text:p>
              </table:table-cell>
            </table:table-row>
            <table:table-row>
              <table:table-cell office:value-type="string">
                <text:p>3.8.4</text:p>
              </table:table-cell>
              <table:table-cell office:value-type="float" office:value="2014.18738363816">
                <text:p>2014.18738363816</text:p>
              </table:table-cell>
              <table:table-cell office:value-type="float" office:value="451565">
                <text:p>451565</text:p>
              </table:table-cell>
            </table:table-row>
            <table:table-row>
              <table:table-cell office:value-type="string">
                <text:p>3.8.5</text:p>
              </table:table-cell>
              <table:table-cell office:value-type="float" office:value="2014.42284525244">
                <text:p>2014.42284525244</text:p>
              </table:table-cell>
              <table:table-cell office:value-type="float" office:value="455178">
                <text:p>455178</text:p>
              </table:table-cell>
            </table:table-row>
            <table:table-row>
              <table:table-cell office:value-type="string">
                <text:p>3.8.6</text:p>
              </table:table-cell>
              <table:table-cell office:value-type="float" office:value="2014.61997590625">
                <text:p>2014.61997590625</text:p>
              </table:table-cell>
              <table:table-cell office:value-type="float" office:value="457569">
                <text:p>457569</text:p>
              </table:table-cell>
            </table:table-row>
            <table:table-row>
              <table:table-cell office:value-type="string">
                <text:p>3.8.7</text:p>
              </table:table-cell>
              <table:table-cell office:value-type="float" office:value="2014.79246522834">
                <text:p>2014.79246522834</text:p>
              </table:table-cell>
              <table:table-cell office:value-type="float" office:value="461908">
                <text:p>461908</text:p>
              </table:table-cell>
            </table:table-row>
            <table:table-row>
              <table:table-cell office:value-type="string">
                <text:p>3.8.8</text:p>
              </table:table-cell>
              <table:table-cell office:value-type="float" office:value="2015.04161647136">
                <text:p>2015.04161647136</text:p>
              </table:table-cell>
              <table:table-cell office:value-type="float" office:value="466858">
                <text:p>466858</text:p>
              </table:table-cell>
            </table:table-row>
            <table:table-row>
              <table:table-cell office:value-type="string">
                <text:p>3.8.9</text:p>
              </table:table-cell>
              <table:table-cell office:value-type="float" office:value="2015.26612638265">
                <text:p>2015.26612638265</text:p>
              </table:table-cell>
              <table:table-cell office:value-type="float" office:value="469970">
                <text:p>469970</text:p>
              </table:table-cell>
            </table:table-row>
            <table:table-row>
              <table:table-cell office:value-type="string">
                <text:p>3.8.10</text:p>
              </table:table-cell>
              <table:table-cell office:value-type="float" office:value="2015.34552622933">
                <text:p>2015.34552622933</text:p>
              </table:table-cell>
              <table:table-cell office:value-type="float" office:value="472043">
                <text:p>472043</text:p>
              </table:table-cell>
            </table:table-row>
            <table:table-row>
              <table:table-cell office:value-type="string">
                <text:p>3.8.11</text:p>
              </table:table-cell>
              <table:table-cell office:value-type="float" office:value="2015.56729821487">
                <text:p>2015.56729821487</text:p>
              </table:table-cell>
              <table:table-cell office:value-type="float" office:value="474667">
                <text:p>474667</text:p>
              </table:table-cell>
            </table:table-row>
            <table:table-row>
              <table:table-cell office:value-type="string">
                <text:p>3.9.0</text:p>
              </table:table-cell>
              <table:table-cell office:value-type="float" office:value="2015.78359434892">
                <text:p>2015.78359434892</text:p>
              </table:table-cell>
              <table:table-cell office:value-type="float" office:value="476124">
                <text:p>476124</text:p>
              </table:table-cell>
            </table:table-row>
            <table:table-row>
              <table:table-cell office:value-type="string">
                <text:p>3.10.0</text:p>
              </table:table-cell>
              <table:table-cell office:value-type="float" office:value="2016.01358011171">
                <text:p>2016.01358011171</text:p>
              </table:table-cell>
              <table:table-cell office:value-type="float" office:value="477015">
                <text:p>477015</text:p>
              </table:table-cell>
            </table:table-row>
            <table:table-row>
              <table:table-cell office:value-type="string">
                <text:p>3.11.0</text:p>
              </table:table-cell>
              <table:table-cell office:value-type="float" office:value="2016.12309714161">
                <text:p>2016.12309714161</text:p>
              </table:table-cell>
              <table:table-cell office:value-type="float" office:value="477043">
                <text:p>477043</text:p>
              </table:table-cell>
            </table:table-row>
            <table:table-row>
              <table:table-cell office:value-type="string">
                <text:p>3.12.0</text:p>
              </table:table-cell>
              <table:table-cell office:value-type="float" office:value="2016.24082794875">
                <text:p>2016.24082794875</text:p>
              </table:table-cell>
              <table:table-cell office:value-type="float" office:value="476964">
                <text:p>476964</text:p>
              </table:table-cell>
            </table:table-row>
            <table:table-row>
              <table:table-cell office:value-type="string">
                <text:p>3.13.0</text:p>
              </table:table-cell>
              <table:table-cell office:value-type="float" office:value="2016.37772423612">
                <text:p>2016.37772423612</text:p>
              </table:table-cell>
              <table:table-cell office:value-type="float" office:value="477359">
                <text:p>477359</text:p>
              </table:table-cell>
            </table:table-row>
            <table:table-row>
              <table:table-cell office:value-type="string">
                <text:p>3.14.0</text:p>
              </table:table-cell>
              <table:table-cell office:value-type="float" office:value="2016.60223414741">
                <text:p>2016.60223414741</text:p>
              </table:table-cell>
              <table:table-cell office:value-type="float" office:value="477985">
                <text:p>477985</text:p>
              </table:table-cell>
            </table:table-row>
            <table:table-row>
              <table:table-cell office:value-type="string">
                <text:p>3.15.0</text:p>
              </table:table-cell>
              <table:table-cell office:value-type="float" office:value="2016.78567517249">
                <text:p>2016.78567517249</text:p>
              </table:table-cell>
              <table:table-cell office:value-type="float" office:value="485128">
                <text:p>485128</text:p>
              </table:table-cell>
            </table:table-row>
            <table:table-row>
              <table:table-cell office:value-type="string">
                <text:p>3.16.0</text:p>
              </table:table-cell>
              <table:table-cell office:value-type="float" office:value="2016.99923338079">
                <text:p>2016.99923338079</text:p>
              </table:table-cell>
              <table:table-cell office:value-type="float" office:value="487176">
                <text:p>487176</text:p>
              </table:table-cell>
            </table:table-row>
            <table:table-row>
              <table:table-cell office:value-type="string">
                <text:p>3.17.0</text:p>
              </table:table-cell>
              <table:table-cell office:value-type="float" office:value="2017.11148833644">
                <text:p>2017.11148833644</text:p>
              </table:table-cell>
              <table:table-cell office:value-type="float" office:value="488233">
                <text:p>488233</text:p>
              </table:table-cell>
            </table:table-row>
            <table:table-row>
              <table:table-cell office:value-type="string">
                <text:p>3.18.0</text:p>
              </table:table-cell>
              <table:table-cell office:value-type="float" office:value="2017.23743292082">
                <text:p>2017.23743292082</text:p>
              </table:table-cell>
              <table:table-cell office:value-type="float" office:value="490009">
                <text:p>490009</text:p>
              </table:table-cell>
            </table:table-row>
            <table:table-row>
              <table:table-cell office:value-type="string">
                <text:p>3.19.0</text:p>
              </table:table-cell>
              <table:table-cell office:value-type="float" office:value="2017.39075676268">
                <text:p>2017.39075676268</text:p>
              </table:table-cell>
              <table:table-cell office:value-type="float" office:value="491607">
                <text:p>491607</text:p>
              </table:table-cell>
            </table:table-row>
            <table:table-row>
              <table:table-cell office:value-type="string">
                <text:p>3.20.0</text:p>
              </table:table-cell>
              <table:table-cell office:value-type="float" office:value="2017.582411565">
                <text:p>2017.582411565</text:p>
              </table:table-cell>
              <table:table-cell office:value-type="float" office:value="491971">
                <text:p>491971</text:p>
              </table:table-cell>
            </table:table-row>
            <table:table-row>
              <table:table-cell office:value-type="string">
                <text:p>3.21.0</text:p>
              </table:table-cell>
              <table:table-cell office:value-type="float" office:value="2017.81513525353">
                <text:p>2017.81513525353</text:p>
              </table:table-cell>
              <table:table-cell office:value-type="float" office:value="490622">
                <text:p>490622</text:p>
              </table:table-cell>
            </table:table-row>
            <table:table-row>
              <table:table-cell office:value-type="string">
                <text:p>3.22.0</text:p>
              </table:table-cell>
              <table:table-cell office:value-type="float" office:value="2018.05059686781">
                <text:p>2018.05059686781</text:p>
              </table:table-cell>
              <table:table-cell office:value-type="float" office:value="492417">
                <text:p>492417</text:p>
              </table:table-cell>
            </table:table-row>
            <table:table-row>
              <table:table-cell office:value-type="string">
                <text:p>3.23.1</text:p>
              </table:table-cell>
              <table:table-cell office:value-type="float" office:value="2018.27784470485">
                <text:p>2018.27784470485</text:p>
              </table:table-cell>
              <table:table-cell office:value-type="float" office:value="495384">
                <text:p>495384</text:p>
              </table:table-cell>
            </table:table-row>
            <table:table-row>
              <table:table-cell office:value-type="string">
                <text:p>3.24.0</text:p>
              </table:table-cell>
              <table:table-cell office:value-type="float" office:value="2018.41747891797">
                <text:p>2018.41747891797</text:p>
              </table:table-cell>
              <table:table-cell office:value-type="float" office:value="501470">
                <text:p>501470</text:p>
              </table:table-cell>
            </table:table-row>
            <table:table-row>
              <table:table-cell office:value-type="string">
                <text:p>3.25.0</text:p>
              </table:table-cell>
              <table:table-cell office:value-type="float" office:value="2018.70496112145">
                <text:p>2018.70496112145</text:p>
              </table:table-cell>
              <table:table-cell office:value-type="float" office:value="531446">
                <text:p>531446</text:p>
              </table:table-cell>
            </table:table-row>
            <table:table-row>
              <table:table-cell office:value-type="string">
                <text:p>3.26.0</text:p>
              </table:table-cell>
              <table:table-cell office:value-type="float" office:value="2018.91578140401">
                <text:p>2018.91578140401</text:p>
              </table:table-cell>
              <table:table-cell office:value-type="float" office:value="533175">
                <text:p>533175</text:p>
              </table:table-cell>
            </table:table-row>
            <table:table-row>
              <table:table-cell office:value-type="string">
                <text:p>3.27.0</text:p>
              </table:table-cell>
              <table:table-cell office:value-type="float" office:value="2019.10469828058">
                <text:p>2019.10469828058</text:p>
              </table:table-cell>
              <table:table-cell office:value-type="float" office:value="536251">
                <text:p>536251</text:p>
              </table:table-cell>
            </table:table-row>
            <table:table-row>
              <table:table-cell office:value-type="string">
                <text:p>3.28.0</text:p>
              </table:table-cell>
              <table:table-cell office:value-type="float" office:value="2019.28813930566">
                <text:p>2019.28813930566</text:p>
              </table:table-cell>
              <table:table-cell office:value-type="float" office:value="541530">
                <text:p>541530</text:p>
              </table:table-cell>
            </table:table-row>
            <table:table-row>
              <table:table-cell office:value-type="string">
                <text:p>3.29.0</text:p>
              </table:table-cell>
              <table:table-cell office:value-type="float" office:value="2019.52360091994">
                <text:p>2019.52360091994</text:p>
              </table:table-cell>
              <table:table-cell office:value-type="float" office:value="542937">
                <text:p>542937</text:p>
              </table:table-cell>
            </table:table-row>
            <table:table-row>
              <table:table-cell office:value-type="string">
                <text:p>3.30.0</text:p>
              </table:table-cell>
              <table:table-cell office:value-type="float" office:value="2019.75632460848">
                <text:p>2019.75632460848</text:p>
              </table:table-cell>
              <table:table-cell office:value-type="float" office:value="548156">
                <text:p>548156</text:p>
              </table:table-cell>
            </table:table-row>
            <table:table-row>
              <table:table-cell office:value-type="string">
                <text:p>3.31.0</text:p>
              </table:table-cell>
              <table:table-cell office:value-type="float" office:value="2020.06023436644">
                <text:p>2020.06023436644</text:p>
              </table:table-cell>
              <table:table-cell office:value-type="float" office:value="558771">
                <text:p>558771</text:p>
              </table:table-cell>
            </table:table-row>
            <table:table-row>
              <table:table-cell office:value-type="string">
                <text:p>3.32.0</text:p>
              </table:table-cell>
              <table:table-cell office:value-type="float" office:value="2020.39152338189">
                <text:p>2020.39152338189</text:p>
              </table:table-cell>
              <table:table-cell office:value-type="float" office:value="562150">
                <text:p>562150</text:p>
              </table:table-cell>
            </table:table-row>
            <table:table-row>
              <table:table-cell office:value-type="string">
                <text:p>3.33.0</text:p>
              </table:table-cell>
              <table:table-cell office:value-type="float" office:value="2020.61877121892">
                <text:p>2020.61877121892</text:p>
              </table:table-cell>
              <table:table-cell office:value-type="float" office:value="567510">
                <text:p>567510</text:p>
              </table:table-cell>
            </table:table-row>
            <table:table-row>
              <table:table-cell office:value-type="string">
                <text:p>3.34.0</text:p>
              </table:table-cell>
              <table:table-cell office:value-type="float" office:value="2020.9172051254">
                <text:p>2020.9172051254</text:p>
              </table:table-cell>
              <table:table-cell office:value-type="float" office:value="569860">
                <text:p>569860</text:p>
              </table:table-cell>
            </table:table-row>
            <table:table-row>
              <table:table-cell office:value-type="string">
                <text:p>3.35.0</text:p>
              </table:table-cell>
              <table:table-cell office:value-type="float" office:value="2021.19373562589">
                <text:p>2021.19373562589</text:p>
              </table:table-cell>
              <table:table-cell office:value-type="float" office:value="580176">
                <text:p>580176</text:p>
              </table:table-cell>
            </table:table-row>
            <table:table-row>
              <table:table-cell office:value-type="string">
                <text:p>3.36.0</text:p>
              </table:table-cell>
              <table:table-cell office:value-type="float" office:value="2021.5">
                <text:p>2021.5</text:p>
              </table:table-cell>
              <table:table-cell office:value-type="float" office:value="589330">
                <text:p>589330</text:p>
              </table:table-cell>
            </table:table-row>
            <table:table-row>
              <table:table-cell office:value-type="string">
                <text:p>3.37.0</text:p>
              </table:table-cell>
              <table:table-cell office:value-type="float" office:value="2021.90559632023">
                <text:p>2021.90559632023</text:p>
              </table:table-cell>
              <table:table-cell office:value-type="float" office:value="597262">
                <text:p>597262</text:p>
              </table:table-cell>
            </table:table-row>
            <table:table-row>
              <table:table-cell office:value-type="string">
                <text:p>3.38.0</text:p>
              </table:table-cell>
              <table:table-cell office:value-type="float" office:value="2022.146533786">
                <text:p>2022.146533786</text:p>
              </table:table-cell>
              <table:table-cell office:value-type="float" office:value="624096">
                <text:p>624096</text:p>
              </table:table-cell>
            </table:table-row>
            <table:table-row>
              <table:table-cell office:value-type="string">
                <text:p>3.39.0</text:p>
              </table:table-cell>
              <table:table-cell office:value-type="float" office:value="2022.47782280145">
                <text:p>2022.47782280145</text:p>
              </table:table-cell>
              <table:table-cell office:value-type="float" office:value="631220">
                <text:p>631220</text:p>
              </table:table-cell>
            </table:table-row>
            <table:table-row>
              <table:table-cell office:value-type="string">
                <text:p>3.40.0</text:p>
              </table:table-cell>
              <table:table-cell office:value-type="float" office:value="2022.87482203483">
                <text:p>2022.87482203483</text:p>
              </table:table-cell>
              <table:table-cell office:value-type="float" office:value="634773">
                <text:p>634773</text:p>
              </table:table-cell>
            </table:table-row>
            <table:table-row>
              <table:table-cell office:value-type="string">
                <text:p>3.41.0</text:p>
              </table:table-cell>
              <table:table-cell office:value-type="float" office:value="2023.14313875808">
                <text:p>2023.14313875808</text:p>
              </table:table-cell>
              <table:table-cell office:value-type="float" office:value="639178">
                <text:p>639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1">
      <style:chart-properties chart:display-label="true" chart:logarithmic="false" chart:minimum="2009" chart:maximum="2023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7" style:family="chart" style:data-style-name="N122">
      <style:chart-properties chart:symbol-type="named-symbol" chart:symbol-name="vertical-bar" chart:symbol-width="0.25cm" chart:symbol-height="0.25cm" chart:link-data-style-to-source="true" chart:data-label-number="none" chart:data-label-text="true" chart:data-label-symbol="false" chart:label-position="top" style:rotation-angle="90"/>
      <style:graphic-properties svg:stroke-width="0.08cm" svg:stroke-color="#004586" draw:fill-color="#004586" dr3d:edge-rounding="5%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2.094cm" svg:height="15.414cm" xlink:href=".." xlink:type="simple" chart:class="chart:scatter" chart:style-name="ch1">
        <chart:legend chart:legend-position="top" svg:x="18.314cm" svg:y="0.185cm" style:legend-expansion="wide" chart:style-name="ch2"/>
        <chart:plot-area chart:style-name="ch3" table:cell-range-address="data.A2:data.A53 data.G2:data.H53 data.H1:data.H1" chart:data-source-has-labels="both" svg:x="0.841cm" svg:y="1.144cm" svg:width="40.412cm" svg:height="13.962cm">
          <chartooo:coordinate-region svg:x="1.886cm" svg:y="1.449cm" svg:width="38.73cm" svg:height="12.798cm"/>
          <chart:axis chart:dimension="x" chart:name="primary-x" chart:style-name="ch4" chartooo:axis-type="auto">
            <chart:categories table:cell-range-address="data.A2:data.A5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a.H2:data.H53" chart:label-cell-address="data.H1:data.H1" chart:class="chart:scatter">
            <chart:domain table:cell-range-address="data.G2:data.G53 data.H1:data.H1"/>
            <chart:data-point chart:repeated="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 Column H</text:p>
              </table:table-cell>
              <table:table-cell office:value-type="string">
                <text:p>Billions of CPU Cycles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6.1</text:p>
                <draw:g>
                  <svg:desc>data.A2:data.A53</svg:desc>
                </draw:g>
              </table:table-cell>
              <table:table-cell office:value-type="float" office:value="2008.59653926186">
                <text:p>2008.59653926186</text:p>
                <draw:g>
                  <svg:desc>data.G2:data.G53 data.H1:data.H1</svg:desc>
                </draw:g>
              </table:table-cell>
              <table:table-cell office:value-type="float" office:value="3.376266933">
                <text:p>3.376266933</text:p>
                <draw:g>
                  <svg:desc>data.H2:data.H53</svg:desc>
                </draw:g>
              </table:table-cell>
            </table:table-row>
            <table:table-row>
              <table:table-cell office:value-type="string">
                <text:p>3.6.7</text:p>
              </table:table-cell>
              <table:table-cell office:value-type="float" office:value="2009">
                <text:p>2009</text:p>
              </table:table-cell>
              <table:table-cell office:value-type="float" office:value="3.373420953">
                <text:p>3.373420953</text:p>
              </table:table-cell>
            </table:table-row>
            <table:table-row>
              <table:table-cell office:value-type="string">
                <text:p>3.6.15</text:p>
              </table:table-cell>
              <table:table-cell office:value-type="float" office:value="2009.45351002081">
                <text:p>2009.45351002081</text:p>
              </table:table-cell>
              <table:table-cell office:value-type="float" office:value="3.010530775">
                <text:p>3.010530775</text:p>
              </table:table-cell>
            </table:table-row>
            <table:table-row>
              <table:table-cell office:value-type="string">
                <text:p>3.6.23</text:p>
              </table:table-cell>
              <table:table-cell office:value-type="float" office:value="2010.18453619538">
                <text:p>2010.18453619538</text:p>
              </table:table-cell>
              <table:table-cell office:value-type="float" office:value="2.905406113">
                <text:p>2.905406113</text:p>
              </table:table-cell>
            </table:table-row>
            <table:table-row>
              <table:table-cell office:value-type="string">
                <text:p>3.7.2</text:p>
              </table:table-cell>
              <table:table-cell office:value-type="float" office:value="2010.64450772095">
                <text:p>2010.64450772095</text:p>
              </table:table-cell>
              <table:table-cell office:value-type="float" office:value="2.885186978">
                <text:p>2.885186978</text:p>
              </table:table-cell>
            </table:table-row>
            <table:table-row>
              <table:table-cell office:value-type="string">
                <text:p>3.7.5</text:p>
              </table:table-cell>
              <table:table-cell office:value-type="float" office:value="2011.08531376629">
                <text:p>2011.08531376629</text:p>
              </table:table-cell>
              <table:table-cell office:value-type="float" office:value="2.666024501">
                <text:p>2.666024501</text:p>
              </table:table-cell>
            </table:table-row>
            <table:table-row>
              <table:table-cell office:value-type="string">
                <text:p>3.7.8</text:p>
              </table:table-cell>
              <table:table-cell office:value-type="float" office:value="2011.7150366882">
                <text:p>2011.7150366882</text:p>
              </table:table-cell>
              <table:table-cell office:value-type="float" office:value="2.581092595">
                <text:p>2.581092595</text:p>
              </table:table-cell>
            </table:table-row>
            <table:table-row>
              <table:table-cell office:value-type="string">
                <text:p>3.7.13</text:p>
              </table:table-cell>
              <table:table-cell office:value-type="float" office:value="2012.44332493703">
                <text:p>2012.44332493703</text:p>
              </table:table-cell>
              <table:table-cell office:value-type="float" office:value="2.687729977">
                <text:p>2.687729977</text:p>
              </table:table-cell>
            </table:table-row>
            <table:table-row>
              <table:table-cell office:value-type="string">
                <text:p>3.7.14</text:p>
              </table:table-cell>
              <table:table-cell office:value-type="float" office:value="2012.67331069981">
                <text:p>2012.67331069981</text:p>
              </table:table-cell>
              <table:table-cell office:value-type="float" office:value="2.669546996">
                <text:p>2.669546996</text:p>
              </table:table-cell>
            </table:table-row>
            <table:table-row>
              <table:table-cell office:value-type="string">
                <text:p>3.7.17</text:p>
              </table:table-cell>
              <table:table-cell office:value-type="float" office:value="2013.3824334684">
                <text:p>2013.3824334684</text:p>
              </table:table-cell>
              <table:table-cell office:value-type="float" office:value="2.706002934">
                <text:p>2.706002934</text:p>
              </table:table-cell>
            </table:table-row>
            <table:table-row>
              <table:table-cell office:value-type="string">
                <text:p>3.8.0</text:p>
              </table:table-cell>
              <table:table-cell office:value-type="float" office:value="2013.65075019165">
                <text:p>2013.65075019165</text:p>
              </table:table-cell>
              <table:table-cell office:value-type="float" office:value="2.640238923">
                <text:p>2.640238923</text:p>
              </table:table-cell>
            </table:table-row>
            <table:table-row>
              <table:table-cell office:value-type="string">
                <text:p>3.8.1</text:p>
              </table:table-cell>
              <table:table-cell office:value-type="float" office:value="2013.79312233052">
                <text:p>2013.79312233052</text:p>
              </table:table-cell>
              <table:table-cell office:value-type="float" office:value="2.593685187">
                <text:p>2.593685187</text:p>
              </table:table-cell>
            </table:table-row>
            <table:table-row>
              <table:table-cell office:value-type="string">
                <text:p>3.8.2</text:p>
              </table:table-cell>
              <table:table-cell office:value-type="float" office:value="2013.93001861789">
                <text:p>2013.93001861789</text:p>
              </table:table-cell>
              <table:table-cell office:value-type="float" office:value="2.428728335">
                <text:p>2.428728335</text:p>
              </table:table-cell>
            </table:table-row>
            <table:table-row>
              <table:table-cell office:value-type="string">
                <text:p>3.8.3</text:p>
              </table:table-cell>
              <table:table-cell office:value-type="float" office:value="2014.09155623699">
                <text:p>2014.09155623699</text:p>
              </table:table-cell>
              <table:table-cell office:value-type="float" office:value="2.350339239">
                <text:p>2.350339239</text:p>
              </table:table-cell>
            </table:table-row>
            <table:table-row>
              <table:table-cell office:value-type="string">
                <text:p>3.8.4</text:p>
              </table:table-cell>
              <table:table-cell office:value-type="float" office:value="2014.18738363816">
                <text:p>2014.18738363816</text:p>
              </table:table-cell>
              <table:table-cell office:value-type="float" office:value="2.182530278">
                <text:p>2.182530278</text:p>
              </table:table-cell>
            </table:table-row>
            <table:table-row>
              <table:table-cell office:value-type="string">
                <text:p>3.8.5</text:p>
              </table:table-cell>
              <table:table-cell office:value-type="float" office:value="2014.42284525244">
                <text:p>2014.42284525244</text:p>
              </table:table-cell>
              <table:table-cell office:value-type="float" office:value="2.168293629">
                <text:p>2.168293629</text:p>
              </table:table-cell>
            </table:table-row>
            <table:table-row>
              <table:table-cell office:value-type="string">
                <text:p>3.8.6</text:p>
              </table:table-cell>
              <table:table-cell office:value-type="float" office:value="2014.61997590625">
                <text:p>2014.61997590625</text:p>
              </table:table-cell>
              <table:table-cell office:value-type="float" office:value="2.157767063">
                <text:p>2.157767063</text:p>
              </table:table-cell>
            </table:table-row>
            <table:table-row>
              <table:table-cell office:value-type="string">
                <text:p>3.8.7</text:p>
              </table:table-cell>
              <table:table-cell office:value-type="float" office:value="2014.79246522834">
                <text:p>2014.79246522834</text:p>
              </table:table-cell>
              <table:table-cell office:value-type="float" office:value="1.936664256">
                <text:p>1.936664256</text:p>
              </table:table-cell>
            </table:table-row>
            <table:table-row>
              <table:table-cell office:value-type="string">
                <text:p>3.8.8</text:p>
              </table:table-cell>
              <table:table-cell office:value-type="float" office:value="2015.04161647136">
                <text:p>2015.04161647136</text:p>
              </table:table-cell>
              <table:table-cell office:value-type="float" office:value="1.922720911">
                <text:p>1.922720911</text:p>
              </table:table-cell>
            </table:table-row>
            <table:table-row>
              <table:table-cell office:value-type="string">
                <text:p>3.8.9</text:p>
              </table:table-cell>
              <table:table-cell office:value-type="float" office:value="2015.26612638265">
                <text:p>2015.26612638265</text:p>
              </table:table-cell>
              <table:table-cell office:value-type="float" office:value="1.921726337">
                <text:p>1.921726337</text:p>
              </table:table-cell>
            </table:table-row>
            <table:table-row>
              <table:table-cell office:value-type="string">
                <text:p>3.8.10</text:p>
              </table:table-cell>
              <table:table-cell office:value-type="float" office:value="2015.34552622933">
                <text:p>2015.34552622933</text:p>
              </table:table-cell>
              <table:table-cell office:value-type="float" office:value="1.851893016">
                <text:p>1.851893016</text:p>
              </table:table-cell>
            </table:table-row>
            <table:table-row>
              <table:table-cell office:value-type="string">
                <text:p>3.8.11</text:p>
              </table:table-cell>
              <table:table-cell office:value-type="float" office:value="2015.56729821487">
                <text:p>2015.56729821487</text:p>
              </table:table-cell>
              <table:table-cell office:value-type="float" office:value="1.703015853">
                <text:p>1.703015853</text:p>
              </table:table-cell>
            </table:table-row>
            <table:table-row>
              <table:table-cell office:value-type="string">
                <text:p>3.9.0</text:p>
              </table:table-cell>
              <table:table-cell office:value-type="float" office:value="2015.78359434892">
                <text:p>2015.78359434892</text:p>
              </table:table-cell>
              <table:table-cell office:value-type="float" office:value="1.703588034">
                <text:p>1.703588034</text:p>
              </table:table-cell>
            </table:table-row>
            <table:table-row>
              <table:table-cell office:value-type="string">
                <text:p>3.10.0</text:p>
              </table:table-cell>
              <table:table-cell office:value-type="float" office:value="2016.01358011171">
                <text:p>2016.01358011171</text:p>
              </table:table-cell>
              <table:table-cell office:value-type="float" office:value="1.656661956">
                <text:p>1.656661956</text:p>
              </table:table-cell>
            </table:table-row>
            <table:table-row>
              <table:table-cell office:value-type="string">
                <text:p>3.11.0</text:p>
              </table:table-cell>
              <table:table-cell office:value-type="float" office:value="2016.12309714161">
                <text:p>2016.12309714161</text:p>
              </table:table-cell>
              <table:table-cell office:value-type="float" office:value="1.588532576">
                <text:p>1.588532576</text:p>
              </table:table-cell>
            </table:table-row>
            <table:table-row>
              <table:table-cell office:value-type="string">
                <text:p>3.12.0</text:p>
              </table:table-cell>
              <table:table-cell office:value-type="float" office:value="2016.24082794875">
                <text:p>2016.24082794875</text:p>
              </table:table-cell>
              <table:table-cell office:value-type="float" office:value="1.533160196">
                <text:p>1.533160196</text:p>
              </table:table-cell>
            </table:table-row>
            <table:table-row>
              <table:table-cell office:value-type="string">
                <text:p>3.13.0</text:p>
              </table:table-cell>
              <table:table-cell office:value-type="float" office:value="2016.37772423612">
                <text:p>2016.37772423612</text:p>
              </table:table-cell>
              <table:table-cell office:value-type="float" office:value="1.518356574">
                <text:p>1.518356574</text:p>
              </table:table-cell>
            </table:table-row>
            <table:table-row>
              <table:table-cell office:value-type="string">
                <text:p>3.14.0</text:p>
              </table:table-cell>
              <table:table-cell office:value-type="float" office:value="2016.60223414741">
                <text:p>2016.60223414741</text:p>
              </table:table-cell>
              <table:table-cell office:value-type="float" office:value="1.492286256">
                <text:p>1.492286256</text:p>
              </table:table-cell>
            </table:table-row>
            <table:table-row>
              <table:table-cell office:value-type="string">
                <text:p>3.15.0</text:p>
              </table:table-cell>
              <table:table-cell office:value-type="float" office:value="2016.78567517249">
                <text:p>2016.78567517249</text:p>
              </table:table-cell>
              <table:table-cell office:value-type="float" office:value="1.374748164">
                <text:p>1.374748164</text:p>
              </table:table-cell>
            </table:table-row>
            <table:table-row>
              <table:table-cell office:value-type="string">
                <text:p>3.16.0</text:p>
              </table:table-cell>
              <table:table-cell office:value-type="float" office:value="2016.99923338079">
                <text:p>2016.99923338079</text:p>
              </table:table-cell>
              <table:table-cell office:value-type="float" office:value="1.247968589">
                <text:p>1.247968589</text:p>
              </table:table-cell>
            </table:table-row>
            <table:table-row>
              <table:table-cell office:value-type="string">
                <text:p>3.17.0</text:p>
              </table:table-cell>
              <table:table-cell office:value-type="float" office:value="2017.11148833644">
                <text:p>2017.11148833644</text:p>
              </table:table-cell>
              <table:table-cell office:value-type="float" office:value="1.167087162">
                <text:p>1.167087162</text:p>
              </table:table-cell>
            </table:table-row>
            <table:table-row>
              <table:table-cell office:value-type="string">
                <text:p>3.18.0</text:p>
              </table:table-cell>
              <table:table-cell office:value-type="float" office:value="2017.23743292082">
                <text:p>2017.23743292082</text:p>
              </table:table-cell>
              <table:table-cell office:value-type="float" office:value="1.151632937">
                <text:p>1.151632937</text:p>
              </table:table-cell>
            </table:table-row>
            <table:table-row>
              <table:table-cell office:value-type="string">
                <text:p>3.19.0</text:p>
              </table:table-cell>
              <table:table-cell office:value-type="float" office:value="2017.39075676268">
                <text:p>2017.39075676268</text:p>
              </table:table-cell>
              <table:table-cell office:value-type="float" office:value="1.144112516">
                <text:p>1.144112516</text:p>
              </table:table-cell>
            </table:table-row>
            <table:table-row>
              <table:table-cell office:value-type="string">
                <text:p>3.20.0</text:p>
              </table:table-cell>
              <table:table-cell office:value-type="float" office:value="2017.582411565">
                <text:p>2017.582411565</text:p>
              </table:table-cell>
              <table:table-cell office:value-type="float" office:value="1.121502729">
                <text:p>1.121502729</text:p>
              </table:table-cell>
            </table:table-row>
            <table:table-row>
              <table:table-cell office:value-type="string">
                <text:p>3.21.0</text:p>
              </table:table-cell>
              <table:table-cell office:value-type="float" office:value="2017.81513525353">
                <text:p>2017.81513525353</text:p>
              </table:table-cell>
              <table:table-cell office:value-type="float" office:value="1.097652061">
                <text:p>1.097652061</text:p>
              </table:table-cell>
            </table:table-row>
            <table:table-row>
              <table:table-cell office:value-type="string">
                <text:p>3.22.0</text:p>
              </table:table-cell>
              <table:table-cell office:value-type="float" office:value="2018.05059686781">
                <text:p>2018.05059686781</text:p>
              </table:table-cell>
              <table:table-cell office:value-type="float" office:value="1.08630981">
                <text:p>1.08630981</text:p>
              </table:table-cell>
            </table:table-row>
            <table:table-row>
              <table:table-cell office:value-type="string">
                <text:p>3.23.1</text:p>
              </table:table-cell>
              <table:table-cell office:value-type="float" office:value="2018.27784470485">
                <text:p>2018.27784470485</text:p>
              </table:table-cell>
              <table:table-cell office:value-type="float" office:value="1.081548042">
                <text:p>1.081548042</text:p>
              </table:table-cell>
            </table:table-row>
            <table:table-row>
              <table:table-cell office:value-type="string">
                <text:p>3.24.0</text:p>
              </table:table-cell>
              <table:table-cell office:value-type="float" office:value="2018.41747891797">
                <text:p>2018.41747891797</text:p>
              </table:table-cell>
              <table:table-cell office:value-type="float" office:value="1.067165262">
                <text:p>1.067165262</text:p>
              </table:table-cell>
            </table:table-row>
            <table:table-row>
              <table:table-cell office:value-type="string">
                <text:p>3.25.0</text:p>
              </table:table-cell>
              <table:table-cell office:value-type="float" office:value="2018.70496112145">
                <text:p>2018.70496112145</text:p>
              </table:table-cell>
              <table:table-cell office:value-type="float" office:value="1.062813446">
                <text:p>1.062813446</text:p>
              </table:table-cell>
            </table:table-row>
            <table:table-row>
              <table:table-cell office:value-type="string">
                <text:p>3.26.0</text:p>
              </table:table-cell>
              <table:table-cell office:value-type="float" office:value="2018.91578140401">
                <text:p>2018.91578140401</text:p>
              </table:table-cell>
              <table:table-cell office:value-type="float" office:value="1.060240214">
                <text:p>1.060240214</text:p>
              </table:table-cell>
            </table:table-row>
            <table:table-row>
              <table:table-cell office:value-type="string">
                <text:p>3.27.0</text:p>
              </table:table-cell>
              <table:table-cell office:value-type="float" office:value="2019.10469828058">
                <text:p>2019.10469828058</text:p>
              </table:table-cell>
              <table:table-cell office:value-type="float" office:value="1.056802069">
                <text:p>1.056802069</text:p>
              </table:table-cell>
            </table:table-row>
            <table:table-row>
              <table:table-cell office:value-type="string">
                <text:p>3.28.0</text:p>
              </table:table-cell>
              <table:table-cell office:value-type="float" office:value="2019.28813930566">
                <text:p>2019.28813930566</text:p>
              </table:table-cell>
              <table:table-cell office:value-type="float" office:value="1.052821309">
                <text:p>1.052821309</text:p>
              </table:table-cell>
            </table:table-row>
            <table:table-row>
              <table:table-cell office:value-type="string">
                <text:p>3.29.0</text:p>
              </table:table-cell>
              <table:table-cell office:value-type="float" office:value="2019.52360091994">
                <text:p>2019.52360091994</text:p>
              </table:table-cell>
              <table:table-cell office:value-type="float" office:value="1.048851074">
                <text:p>1.048851074</text:p>
              </table:table-cell>
            </table:table-row>
            <table:table-row>
              <table:table-cell office:value-type="string">
                <text:p>3.30.0</text:p>
              </table:table-cell>
              <table:table-cell office:value-type="float" office:value="2019.75632460848">
                <text:p>2019.75632460848</text:p>
              </table:table-cell>
              <table:table-cell office:value-type="float" office:value="1.044826288">
                <text:p>1.044826288</text:p>
              </table:table-cell>
            </table:table-row>
            <table:table-row>
              <table:table-cell office:value-type="string">
                <text:p>3.31.0</text:p>
              </table:table-cell>
              <table:table-cell office:value-type="float" office:value="2020.06023436644">
                <text:p>2020.06023436644</text:p>
              </table:table-cell>
              <table:table-cell office:value-type="float" office:value="1.044530089">
                <text:p>1.044530089</text:p>
              </table:table-cell>
            </table:table-row>
            <table:table-row>
              <table:table-cell office:value-type="string">
                <text:p>3.32.0</text:p>
              </table:table-cell>
              <table:table-cell office:value-type="float" office:value="2020.39152338189">
                <text:p>2020.39152338189</text:p>
              </table:table-cell>
              <table:table-cell office:value-type="float" office:value="1.040895456">
                <text:p>1.040895456</text:p>
              </table:table-cell>
            </table:table-row>
            <table:table-row>
              <table:table-cell office:value-type="string">
                <text:p>3.33.0</text:p>
              </table:table-cell>
              <table:table-cell office:value-type="float" office:value="2020.61877121892">
                <text:p>2020.61877121892</text:p>
              </table:table-cell>
              <table:table-cell office:value-type="float" office:value="1.035396398">
                <text:p>1.035396398</text:p>
              </table:table-cell>
            </table:table-row>
            <table:table-row>
              <table:table-cell office:value-type="string">
                <text:p>3.34.0</text:p>
              </table:table-cell>
              <table:table-cell office:value-type="float" office:value="2020.9172051254">
                <text:p>2020.9172051254</text:p>
              </table:table-cell>
              <table:table-cell office:value-type="float" office:value="1.034151042">
                <text:p>1.034151042</text:p>
              </table:table-cell>
            </table:table-row>
            <table:table-row>
              <table:table-cell office:value-type="string">
                <text:p>3.35.0</text:p>
              </table:table-cell>
              <table:table-cell office:value-type="float" office:value="2021.19373562589">
                <text:p>2021.19373562589</text:p>
              </table:table-cell>
              <table:table-cell office:value-type="float" office:value="1.029987179">
                <text:p>1.029987179</text:p>
              </table:table-cell>
            </table:table-row>
            <table:table-row>
              <table:table-cell office:value-type="string">
                <text:p>3.36.0</text:p>
              </table:table-cell>
              <table:table-cell office:value-type="float" office:value="2021.5">
                <text:p>2021.5</text:p>
              </table:table-cell>
              <table:table-cell office:value-type="float" office:value="1.021687027">
                <text:p>1.021687027</text:p>
              </table:table-cell>
            </table:table-row>
            <table:table-row>
              <table:table-cell office:value-type="string">
                <text:p>3.37.0</text:p>
              </table:table-cell>
              <table:table-cell office:value-type="float" office:value="2021.90559632023">
                <text:p>2021.90559632023</text:p>
              </table:table-cell>
              <table:table-cell office:value-type="float" office:value="1.020930731">
                <text:p>1.020930731</text:p>
              </table:table-cell>
            </table:table-row>
            <table:table-row>
              <table:table-cell office:value-type="string">
                <text:p>3.38.0</text:p>
              </table:table-cell>
              <table:table-cell office:value-type="float" office:value="2022.146533786">
                <text:p>2022.146533786</text:p>
              </table:table-cell>
              <table:table-cell office:value-type="float" office:value="1.015126353">
                <text:p>1.0151263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1">
      <style:chart-properties chart:display-label="true" chart:logarithmic="false" chart:minimum="2013" chart:maximum="2024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7" style:family="chart" style:data-style-name="N122">
      <style:chart-properties chart:symbol-type="named-symbol" chart:symbol-name="vertical-bar" chart:symbol-width="0.25cm" chart:symbol-height="0.25cm" chart:link-data-style-to-source="true" chart:data-label-number="none" chart:data-label-text="true" chart:data-label-symbol="false" chart:label-position="top" style:rotation-angle="90"/>
      <style:graphic-properties svg:stroke-width="0.08cm" svg:stroke-color="#004586" draw:fill-color="#004586" dr3d:edge-rounding="5%"/>
      <style:text-properties fo:font-size="9pt" fo:font-weight="bold" style:font-size-asian="10pt" style:font-size-complex="10pt"/>
    </style:style>
    <style:style style:name="ch8" style:family="chart">
      <style:chart-properties chart:solid-type="cuboid" chart:symbol-type="named-symbol" chart:symbol-name="vertical-bar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213cm" svg:height="13.919cm" xlink:href=".." xlink:type="simple" chart:class="chart:scatter" chart:style-name="ch1">
        <chart:legend chart:legend-position="top" svg:x="10.373cm" svg:y="0.185cm" style:legend-expansion="wide" chart:style-name="ch2"/>
        <chart:plot-area chart:style-name="ch3" table:cell-range-address="data.A2:data.A56 data.G2:data.H56 data.H1:data.H1" chart:data-source-has-labels="both" svg:x="0.524cm" svg:y="1.114cm" svg:width="25.165cm" svg:height="12.527cm">
          <chartooo:coordinate-region svg:x="1.569cm" svg:y="1.419cm" svg:width="23.483cm" svg:height="11.363cm"/>
          <chart:axis chart:dimension="x" chart:name="primary-x" chart:style-name="ch4" chartooo:axis-type="auto">
            <chart:categories table:cell-range-address="data.A2:data.A5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a.H2:data.H56" chart:label-cell-address="data.H1:data.H1" chart:class="chart:scatter">
            <chart:domain table:cell-range-address="data.G2:data.G56 data.H1:data.H1"/>
            <chart:data-point chart:repeated="33"/>
            <chart:data-point chart:style-name="ch8"/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 Column H</text:p>
              </table:table-cell>
              <table:table-cell office:value-type="string">
                <text:p>Billions of CPU Cycles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6.1</text:p>
                <draw:g>
                  <svg:desc>data.A2:data.A56</svg:desc>
                </draw:g>
              </table:table-cell>
              <table:table-cell office:value-type="float" office:value="2008.59653926186">
                <text:p>2008.59653926186</text:p>
                <draw:g>
                  <svg:desc>data.G2:data.G56 data.H1:data.H1</svg:desc>
                </draw:g>
              </table:table-cell>
              <table:table-cell office:value-type="float" office:value="3.376266933">
                <text:p>3.376266933</text:p>
                <draw:g>
                  <svg:desc>data.H2:data.H56</svg:desc>
                </draw:g>
              </table:table-cell>
            </table:table-row>
            <table:table-row>
              <table:table-cell office:value-type="string">
                <text:p>3.6.7</text:p>
              </table:table-cell>
              <table:table-cell office:value-type="float" office:value="2009">
                <text:p>2009</text:p>
              </table:table-cell>
              <table:table-cell office:value-type="float" office:value="3.373420953">
                <text:p>3.373420953</text:p>
              </table:table-cell>
            </table:table-row>
            <table:table-row>
              <table:table-cell office:value-type="string">
                <text:p>3.6.15</text:p>
              </table:table-cell>
              <table:table-cell office:value-type="float" office:value="2009.45351002081">
                <text:p>2009.45351002081</text:p>
              </table:table-cell>
              <table:table-cell office:value-type="float" office:value="3.010530775">
                <text:p>3.010530775</text:p>
              </table:table-cell>
            </table:table-row>
            <table:table-row>
              <table:table-cell office:value-type="string">
                <text:p>3.6.23</text:p>
              </table:table-cell>
              <table:table-cell office:value-type="float" office:value="2010.18453619538">
                <text:p>2010.18453619538</text:p>
              </table:table-cell>
              <table:table-cell office:value-type="float" office:value="2.905406113">
                <text:p>2.905406113</text:p>
              </table:table-cell>
            </table:table-row>
            <table:table-row>
              <table:table-cell office:value-type="string">
                <text:p>3.7.2</text:p>
              </table:table-cell>
              <table:table-cell office:value-type="float" office:value="2010.64450772095">
                <text:p>2010.64450772095</text:p>
              </table:table-cell>
              <table:table-cell office:value-type="float" office:value="2.885186978">
                <text:p>2.885186978</text:p>
              </table:table-cell>
            </table:table-row>
            <table:table-row>
              <table:table-cell office:value-type="string">
                <text:p>3.7.5</text:p>
              </table:table-cell>
              <table:table-cell office:value-type="float" office:value="2011.08531376629">
                <text:p>2011.08531376629</text:p>
              </table:table-cell>
              <table:table-cell office:value-type="float" office:value="2.666024501">
                <text:p>2.666024501</text:p>
              </table:table-cell>
            </table:table-row>
            <table:table-row>
              <table:table-cell office:value-type="string">
                <text:p>3.7.8</text:p>
              </table:table-cell>
              <table:table-cell office:value-type="float" office:value="2011.7150366882">
                <text:p>2011.7150366882</text:p>
              </table:table-cell>
              <table:table-cell office:value-type="float" office:value="2.581092595">
                <text:p>2.581092595</text:p>
              </table:table-cell>
            </table:table-row>
            <table:table-row>
              <table:table-cell office:value-type="string">
                <text:p>3.7.13</text:p>
              </table:table-cell>
              <table:table-cell office:value-type="float" office:value="2012.44332493703">
                <text:p>2012.44332493703</text:p>
              </table:table-cell>
              <table:table-cell office:value-type="float" office:value="2.687729977">
                <text:p>2.687729977</text:p>
              </table:table-cell>
            </table:table-row>
            <table:table-row>
              <table:table-cell office:value-type="string">
                <text:p>3.7.14</text:p>
              </table:table-cell>
              <table:table-cell office:value-type="float" office:value="2012.67331069981">
                <text:p>2012.67331069981</text:p>
              </table:table-cell>
              <table:table-cell office:value-type="float" office:value="2.669546996">
                <text:p>2.669546996</text:p>
              </table:table-cell>
            </table:table-row>
            <table:table-row>
              <table:table-cell office:value-type="string">
                <text:p>3.7.17</text:p>
              </table:table-cell>
              <table:table-cell office:value-type="float" office:value="2013.3824334684">
                <text:p>2013.3824334684</text:p>
              </table:table-cell>
              <table:table-cell office:value-type="float" office:value="2.706002934">
                <text:p>2.706002934</text:p>
              </table:table-cell>
            </table:table-row>
            <table:table-row>
              <table:table-cell office:value-type="string">
                <text:p>3.8.0</text:p>
              </table:table-cell>
              <table:table-cell office:value-type="float" office:value="2013.65075019165">
                <text:p>2013.65075019165</text:p>
              </table:table-cell>
              <table:table-cell office:value-type="float" office:value="2.640238923">
                <text:p>2.640238923</text:p>
              </table:table-cell>
            </table:table-row>
            <table:table-row>
              <table:table-cell office:value-type="string">
                <text:p>3.8.1</text:p>
              </table:table-cell>
              <table:table-cell office:value-type="float" office:value="2013.79312233052">
                <text:p>2013.79312233052</text:p>
              </table:table-cell>
              <table:table-cell office:value-type="float" office:value="2.593685187">
                <text:p>2.593685187</text:p>
              </table:table-cell>
            </table:table-row>
            <table:table-row>
              <table:table-cell office:value-type="string">
                <text:p>3.8.2</text:p>
              </table:table-cell>
              <table:table-cell office:value-type="float" office:value="2013.93001861789">
                <text:p>2013.93001861789</text:p>
              </table:table-cell>
              <table:table-cell office:value-type="float" office:value="2.428728335">
                <text:p>2.428728335</text:p>
              </table:table-cell>
            </table:table-row>
            <table:table-row>
              <table:table-cell office:value-type="string">
                <text:p>3.8.3</text:p>
              </table:table-cell>
              <table:table-cell office:value-type="float" office:value="2014.09155623699">
                <text:p>2014.09155623699</text:p>
              </table:table-cell>
              <table:table-cell office:value-type="float" office:value="2.350339239">
                <text:p>2.350339239</text:p>
              </table:table-cell>
            </table:table-row>
            <table:table-row>
              <table:table-cell office:value-type="string">
                <text:p>3.8.4</text:p>
              </table:table-cell>
              <table:table-cell office:value-type="float" office:value="2014.18738363816">
                <text:p>2014.18738363816</text:p>
              </table:table-cell>
              <table:table-cell office:value-type="float" office:value="2.182530278">
                <text:p>2.182530278</text:p>
              </table:table-cell>
            </table:table-row>
            <table:table-row>
              <table:table-cell office:value-type="string">
                <text:p>3.8.5</text:p>
              </table:table-cell>
              <table:table-cell office:value-type="float" office:value="2014.42284525244">
                <text:p>2014.42284525244</text:p>
              </table:table-cell>
              <table:table-cell office:value-type="float" office:value="2.168293629">
                <text:p>2.168293629</text:p>
              </table:table-cell>
            </table:table-row>
            <table:table-row>
              <table:table-cell office:value-type="string">
                <text:p>3.8.6</text:p>
              </table:table-cell>
              <table:table-cell office:value-type="float" office:value="2014.61997590625">
                <text:p>2014.61997590625</text:p>
              </table:table-cell>
              <table:table-cell office:value-type="float" office:value="2.157767063">
                <text:p>2.157767063</text:p>
              </table:table-cell>
            </table:table-row>
            <table:table-row>
              <table:table-cell office:value-type="string">
                <text:p>3.8.7</text:p>
              </table:table-cell>
              <table:table-cell office:value-type="float" office:value="2014.79246522834">
                <text:p>2014.79246522834</text:p>
              </table:table-cell>
              <table:table-cell office:value-type="float" office:value="1.936664256">
                <text:p>1.936664256</text:p>
              </table:table-cell>
            </table:table-row>
            <table:table-row>
              <table:table-cell office:value-type="string">
                <text:p>3.8.8</text:p>
              </table:table-cell>
              <table:table-cell office:value-type="float" office:value="2015.04161647136">
                <text:p>2015.04161647136</text:p>
              </table:table-cell>
              <table:table-cell office:value-type="float" office:value="1.922720911">
                <text:p>1.922720911</text:p>
              </table:table-cell>
            </table:table-row>
            <table:table-row>
              <table:table-cell office:value-type="string">
                <text:p>3.8.9</text:p>
              </table:table-cell>
              <table:table-cell office:value-type="float" office:value="2015.26612638265">
                <text:p>2015.26612638265</text:p>
              </table:table-cell>
              <table:table-cell office:value-type="float" office:value="1.921726337">
                <text:p>1.921726337</text:p>
              </table:table-cell>
            </table:table-row>
            <table:table-row>
              <table:table-cell office:value-type="string">
                <text:p>3.8.10</text:p>
              </table:table-cell>
              <table:table-cell office:value-type="float" office:value="2015.34552622933">
                <text:p>2015.34552622933</text:p>
              </table:table-cell>
              <table:table-cell office:value-type="float" office:value="1.851893016">
                <text:p>1.851893016</text:p>
              </table:table-cell>
            </table:table-row>
            <table:table-row>
              <table:table-cell office:value-type="string">
                <text:p>3.8.11</text:p>
              </table:table-cell>
              <table:table-cell office:value-type="float" office:value="2015.56729821487">
                <text:p>2015.56729821487</text:p>
              </table:table-cell>
              <table:table-cell office:value-type="float" office:value="1.703015853">
                <text:p>1.703015853</text:p>
              </table:table-cell>
            </table:table-row>
            <table:table-row>
              <table:table-cell office:value-type="string">
                <text:p>3.9.0</text:p>
              </table:table-cell>
              <table:table-cell office:value-type="float" office:value="2015.78359434892">
                <text:p>2015.78359434892</text:p>
              </table:table-cell>
              <table:table-cell office:value-type="float" office:value="1.703588034">
                <text:p>1.703588034</text:p>
              </table:table-cell>
            </table:table-row>
            <table:table-row>
              <table:table-cell office:value-type="string">
                <text:p>3.10.0</text:p>
              </table:table-cell>
              <table:table-cell office:value-type="float" office:value="2016.01358011171">
                <text:p>2016.01358011171</text:p>
              </table:table-cell>
              <table:table-cell office:value-type="float" office:value="1.656661956">
                <text:p>1.656661956</text:p>
              </table:table-cell>
            </table:table-row>
            <table:table-row>
              <table:table-cell office:value-type="string">
                <text:p>3.11.0</text:p>
              </table:table-cell>
              <table:table-cell office:value-type="float" office:value="2016.12309714161">
                <text:p>2016.12309714161</text:p>
              </table:table-cell>
              <table:table-cell office:value-type="float" office:value="1.588532576">
                <text:p>1.588532576</text:p>
              </table:table-cell>
            </table:table-row>
            <table:table-row>
              <table:table-cell office:value-type="string">
                <text:p>3.12.0</text:p>
              </table:table-cell>
              <table:table-cell office:value-type="float" office:value="2016.24082794875">
                <text:p>2016.24082794875</text:p>
              </table:table-cell>
              <table:table-cell office:value-type="float" office:value="1.533160196">
                <text:p>1.533160196</text:p>
              </table:table-cell>
            </table:table-row>
            <table:table-row>
              <table:table-cell office:value-type="string">
                <text:p>3.13.0</text:p>
              </table:table-cell>
              <table:table-cell office:value-type="float" office:value="2016.37772423612">
                <text:p>2016.37772423612</text:p>
              </table:table-cell>
              <table:table-cell office:value-type="float" office:value="1.518356574">
                <text:p>1.518356574</text:p>
              </table:table-cell>
            </table:table-row>
            <table:table-row>
              <table:table-cell office:value-type="string">
                <text:p>3.14.0</text:p>
              </table:table-cell>
              <table:table-cell office:value-type="float" office:value="2016.60223414741">
                <text:p>2016.60223414741</text:p>
              </table:table-cell>
              <table:table-cell office:value-type="float" office:value="1.492286256">
                <text:p>1.492286256</text:p>
              </table:table-cell>
            </table:table-row>
            <table:table-row>
              <table:table-cell office:value-type="string">
                <text:p>3.15.0</text:p>
              </table:table-cell>
              <table:table-cell office:value-type="float" office:value="2016.78567517249">
                <text:p>2016.78567517249</text:p>
              </table:table-cell>
              <table:table-cell office:value-type="float" office:value="1.374748164">
                <text:p>1.374748164</text:p>
              </table:table-cell>
            </table:table-row>
            <table:table-row>
              <table:table-cell office:value-type="string">
                <text:p>3.16.0</text:p>
              </table:table-cell>
              <table:table-cell office:value-type="float" office:value="2016.99923338079">
                <text:p>2016.99923338079</text:p>
              </table:table-cell>
              <table:table-cell office:value-type="float" office:value="1.247968589">
                <text:p>1.247968589</text:p>
              </table:table-cell>
            </table:table-row>
            <table:table-row>
              <table:table-cell office:value-type="string">
                <text:p>3.17.0</text:p>
              </table:table-cell>
              <table:table-cell office:value-type="float" office:value="2017.11148833644">
                <text:p>2017.11148833644</text:p>
              </table:table-cell>
              <table:table-cell office:value-type="float" office:value="1.167087162">
                <text:p>1.167087162</text:p>
              </table:table-cell>
            </table:table-row>
            <table:table-row>
              <table:table-cell office:value-type="string">
                <text:p>3.18.0</text:p>
              </table:table-cell>
              <table:table-cell office:value-type="float" office:value="2017.23743292082">
                <text:p>2017.23743292082</text:p>
              </table:table-cell>
              <table:table-cell office:value-type="float" office:value="1.151632937">
                <text:p>1.151632937</text:p>
              </table:table-cell>
            </table:table-row>
            <table:table-row>
              <table:table-cell office:value-type="string">
                <text:p>3.19.0</text:p>
              </table:table-cell>
              <table:table-cell office:value-type="float" office:value="2017.39075676268">
                <text:p>2017.39075676268</text:p>
              </table:table-cell>
              <table:table-cell office:value-type="float" office:value="1.144112516">
                <text:p>1.144112516</text:p>
              </table:table-cell>
            </table:table-row>
            <table:table-row>
              <table:table-cell office:value-type="string">
                <text:p>3.20.0</text:p>
              </table:table-cell>
              <table:table-cell office:value-type="float" office:value="2017.582411565">
                <text:p>2017.582411565</text:p>
              </table:table-cell>
              <table:table-cell office:value-type="float" office:value="1.121502729">
                <text:p>1.121502729</text:p>
              </table:table-cell>
            </table:table-row>
            <table:table-row>
              <table:table-cell office:value-type="string">
                <text:p>3.21.0</text:p>
              </table:table-cell>
              <table:table-cell office:value-type="float" office:value="2017.81513525353">
                <text:p>2017.81513525353</text:p>
              </table:table-cell>
              <table:table-cell office:value-type="float" office:value="1.097652061">
                <text:p>1.097652061</text:p>
              </table:table-cell>
            </table:table-row>
            <table:table-row>
              <table:table-cell office:value-type="string">
                <text:p>3.22.0</text:p>
              </table:table-cell>
              <table:table-cell office:value-type="float" office:value="2018.05059686781">
                <text:p>2018.05059686781</text:p>
              </table:table-cell>
              <table:table-cell office:value-type="float" office:value="1.08630981">
                <text:p>1.08630981</text:p>
              </table:table-cell>
            </table:table-row>
            <table:table-row>
              <table:table-cell office:value-type="string">
                <text:p>3.23.1</text:p>
              </table:table-cell>
              <table:table-cell office:value-type="float" office:value="2018.27784470485">
                <text:p>2018.27784470485</text:p>
              </table:table-cell>
              <table:table-cell office:value-type="float" office:value="1.081548042">
                <text:p>1.081548042</text:p>
              </table:table-cell>
            </table:table-row>
            <table:table-row>
              <table:table-cell office:value-type="string">
                <text:p>3.24.0</text:p>
              </table:table-cell>
              <table:table-cell office:value-type="float" office:value="2018.41747891797">
                <text:p>2018.41747891797</text:p>
              </table:table-cell>
              <table:table-cell office:value-type="float" office:value="1.067165262">
                <text:p>1.067165262</text:p>
              </table:table-cell>
            </table:table-row>
            <table:table-row>
              <table:table-cell office:value-type="string">
                <text:p>3.25.0</text:p>
              </table:table-cell>
              <table:table-cell office:value-type="float" office:value="2018.70496112145">
                <text:p>2018.70496112145</text:p>
              </table:table-cell>
              <table:table-cell office:value-type="float" office:value="1.062813446">
                <text:p>1.062813446</text:p>
              </table:table-cell>
            </table:table-row>
            <table:table-row>
              <table:table-cell office:value-type="string">
                <text:p>3.26.0</text:p>
              </table:table-cell>
              <table:table-cell office:value-type="float" office:value="2018.91578140401">
                <text:p>2018.91578140401</text:p>
              </table:table-cell>
              <table:table-cell office:value-type="float" office:value="1.060240214">
                <text:p>1.060240214</text:p>
              </table:table-cell>
            </table:table-row>
            <table:table-row>
              <table:table-cell office:value-type="string">
                <text:p>3.27.0</text:p>
              </table:table-cell>
              <table:table-cell office:value-type="float" office:value="2019.10469828058">
                <text:p>2019.10469828058</text:p>
              </table:table-cell>
              <table:table-cell office:value-type="float" office:value="1.056802069">
                <text:p>1.056802069</text:p>
              </table:table-cell>
            </table:table-row>
            <table:table-row>
              <table:table-cell office:value-type="string">
                <text:p>3.28.0</text:p>
              </table:table-cell>
              <table:table-cell office:value-type="float" office:value="2019.28813930566">
                <text:p>2019.28813930566</text:p>
              </table:table-cell>
              <table:table-cell office:value-type="float" office:value="1.052821309">
                <text:p>1.052821309</text:p>
              </table:table-cell>
            </table:table-row>
            <table:table-row>
              <table:table-cell office:value-type="string">
                <text:p>3.29.0</text:p>
              </table:table-cell>
              <table:table-cell office:value-type="float" office:value="2019.52360091994">
                <text:p>2019.52360091994</text:p>
              </table:table-cell>
              <table:table-cell office:value-type="float" office:value="1.048851074">
                <text:p>1.048851074</text:p>
              </table:table-cell>
            </table:table-row>
            <table:table-row>
              <table:table-cell office:value-type="string">
                <text:p>3.30.0</text:p>
              </table:table-cell>
              <table:table-cell office:value-type="float" office:value="2019.75632460848">
                <text:p>2019.75632460848</text:p>
              </table:table-cell>
              <table:table-cell office:value-type="float" office:value="1.044826288">
                <text:p>1.044826288</text:p>
              </table:table-cell>
            </table:table-row>
            <table:table-row>
              <table:table-cell office:value-type="string">
                <text:p>3.31.0</text:p>
              </table:table-cell>
              <table:table-cell office:value-type="float" office:value="2020.06023436644">
                <text:p>2020.06023436644</text:p>
              </table:table-cell>
              <table:table-cell office:value-type="float" office:value="1.044530089">
                <text:p>1.044530089</text:p>
              </table:table-cell>
            </table:table-row>
            <table:table-row>
              <table:table-cell office:value-type="string">
                <text:p>3.32.0</text:p>
              </table:table-cell>
              <table:table-cell office:value-type="float" office:value="2020.39152338189">
                <text:p>2020.39152338189</text:p>
              </table:table-cell>
              <table:table-cell office:value-type="float" office:value="1.040895456">
                <text:p>1.040895456</text:p>
              </table:table-cell>
            </table:table-row>
            <table:table-row>
              <table:table-cell office:value-type="string">
                <text:p>3.33.0</text:p>
              </table:table-cell>
              <table:table-cell office:value-type="float" office:value="2020.61877121892">
                <text:p>2020.61877121892</text:p>
              </table:table-cell>
              <table:table-cell office:value-type="float" office:value="1.035396398">
                <text:p>1.035396398</text:p>
              </table:table-cell>
            </table:table-row>
            <table:table-row>
              <table:table-cell office:value-type="string">
                <text:p>3.34.0</text:p>
              </table:table-cell>
              <table:table-cell office:value-type="float" office:value="2020.9172051254">
                <text:p>2020.9172051254</text:p>
              </table:table-cell>
              <table:table-cell office:value-type="float" office:value="1.034151042">
                <text:p>1.034151042</text:p>
              </table:table-cell>
            </table:table-row>
            <table:table-row>
              <table:table-cell office:value-type="string">
                <text:p>3.35.0</text:p>
              </table:table-cell>
              <table:table-cell office:value-type="float" office:value="2021.19373562589">
                <text:p>2021.19373562589</text:p>
              </table:table-cell>
              <table:table-cell office:value-type="float" office:value="1.029987179">
                <text:p>1.029987179</text:p>
              </table:table-cell>
            </table:table-row>
            <table:table-row>
              <table:table-cell office:value-type="string">
                <text:p>3.36.0</text:p>
              </table:table-cell>
              <table:table-cell office:value-type="float" office:value="2021.5">
                <text:p>2021.5</text:p>
              </table:table-cell>
              <table:table-cell office:value-type="float" office:value="1.021687027">
                <text:p>1.021687027</text:p>
              </table:table-cell>
            </table:table-row>
            <table:table-row>
              <table:table-cell office:value-type="string">
                <text:p>3.37.0</text:p>
              </table:table-cell>
              <table:table-cell office:value-type="float" office:value="2021.90559632023">
                <text:p>2021.90559632023</text:p>
              </table:table-cell>
              <table:table-cell office:value-type="float" office:value="1.020930731">
                <text:p>1.020930731</text:p>
              </table:table-cell>
            </table:table-row>
            <table:table-row>
              <table:table-cell office:value-type="string">
                <text:p>3.38.0</text:p>
              </table:table-cell>
              <table:table-cell office:value-type="float" office:value="2022.146533786">
                <text:p>2022.146533786</text:p>
              </table:table-cell>
              <table:table-cell office:value-type="float" office:value="1.015126353">
                <text:p>1.015126353</text:p>
              </table:table-cell>
            </table:table-row>
            <table:table-row>
              <table:table-cell office:value-type="string">
                <text:p>3.39.0</text:p>
              </table:table-cell>
              <table:table-cell office:value-type="float" office:value="2022.47782280145">
                <text:p>2022.47782280145</text:p>
              </table:table-cell>
              <table:table-cell office:value-type="float" office:value="0.99309873">
                <text:p>0.99309873</text:p>
              </table:table-cell>
            </table:table-row>
            <table:table-row>
              <table:table-cell office:value-type="string">
                <text:p>3.40.0</text:p>
              </table:table-cell>
              <table:table-cell office:value-type="float" office:value="2022.87482203483">
                <text:p>2022.87482203483</text:p>
              </table:table-cell>
              <table:table-cell office:value-type="float" office:value="0.981797637">
                <text:p>0.981797637</text:p>
              </table:table-cell>
            </table:table-row>
            <table:table-row>
              <table:table-cell office:value-type="string">
                <text:p>3.41.0</text:p>
              </table:table-cell>
              <table:table-cell office:value-type="float" office:value="2023.14313875808">
                <text:p>2023.14313875808</text:p>
              </table:table-cell>
              <table:table-cell office:value-type="float" office:value="0.980219181">
                <text:p>0.980219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data-label-number="none" chart:data-label-text="true" chart:data-label-symbol="false"/>
    </style:style>
    <style:style style:name="ch4" style:family="chart" style:data-style-name="N1">
      <style:chart-properties chart:display-label="true" chart:logarithmic="false" chart:minimum="2009" chart:maximum="2023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7" style:family="chart" style:data-style-name="N10">
      <style:chart-properties chart:symbol-type="named-symbol" chart:symbol-name="vertical-bar" chart:symbol-width="0.25cm" chart:symbol-height="0.25cm" chart:link-data-style-to-source="true" chart:data-label-number="none" chart:data-label-text="true" chart:data-label-symbol="false" chart:label-position="top" style:rotation-angle="90"/>
      <style:graphic-properties svg:stroke-width="0.152cm" svg:stroke-color="#004586" draw:fill-color="#004586" dr3d:edge-rounding="5%"/>
      <style:text-properties fo:font-size="8pt" fo:font-weight="bold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671cm" svg:height="14.871cm" xlink:href=".." xlink:type="simple" chart:class="chart:scatter" chart:style-name="ch1">
        <chart:legend chart:legend-position="top" svg:x="18.581cm" svg:y="0.185cm" style:legend-expansion="wide" chart:style-name="ch2"/>
        <chart:plot-area chart:style-name="ch3" table:cell-range-address="data.A2:data.A54 data.G2:data.G54 data.H1:data.H1 data.K1:data.K54" chart:data-source-has-labels="both" svg:x="1.265cm" svg:y="1.191cm" svg:width="38.06cm" svg:height="13.44cm">
          <chartooo:coordinate-region svg:x="2.971cm" svg:y="1.496cm" svg:width="35.717cm" svg:height="12.276cm"/>
          <chart:axis chart:dimension="x" chart:name="primary-x" chart:style-name="ch4" chartooo:axis-type="auto">
            <chart:categories table:cell-range-address="data.A2:data.A54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a.K2:data.K54" chart:label-cell-address="data.K1:data.K1" chart:class="chart:scatter">
            <chart:domain table:cell-range-address="data.G2:data.G54 data.H1:data.H1"/>
            <chart:data-point chart:repeated="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 Column H</text:p>
              </table:table-cell>
              <table:table-cell office:value-type="string">
                <text:p>CPU Cycles</text:p>
                <draw:g>
                  <svg:desc>data.K1:data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6.1</text:p>
                <draw:g>
                  <svg:desc>data.A2:data.A54</svg:desc>
                </draw:g>
              </table:table-cell>
              <table:table-cell office:value-type="float" office:value="2008.59653926186">
                <text:p>2008.59653926186</text:p>
                <draw:g>
                  <svg:desc>data.G2:data.G54 data.H1:data.H1</svg:desc>
                </draw:g>
              </table:table-cell>
              <table:table-cell office:value-type="float" office:value="3.44439998568035">
                <text:p>3.44439998568035</text:p>
                <draw:g>
                  <svg:desc>data.K2:data.K54</svg:desc>
                </draw:g>
              </table:table-cell>
            </table:table-row>
            <table:table-row>
              <table:table-cell office:value-type="string">
                <text:p>3.6.7</text:p>
              </table:table-cell>
              <table:table-cell office:value-type="float" office:value="2009">
                <text:p>2009</text:p>
              </table:table-cell>
              <table:table-cell office:value-type="float" office:value="3.44149657381577">
                <text:p>3.44149657381577</text:p>
              </table:table-cell>
            </table:table-row>
            <table:table-row>
              <table:table-cell office:value-type="string">
                <text:p>3.6.15</text:p>
              </table:table-cell>
              <table:table-cell office:value-type="float" office:value="2009.45351002081">
                <text:p>2009.45351002081</text:p>
              </table:table-cell>
              <table:table-cell office:value-type="float" office:value="3.07128327353145">
                <text:p>3.07128327353145</text:p>
              </table:table-cell>
            </table:table-row>
            <table:table-row>
              <table:table-cell office:value-type="string">
                <text:p>3.6.23</text:p>
              </table:table-cell>
              <table:table-cell office:value-type="float" office:value="2010.18453619538">
                <text:p>2010.18453619538</text:p>
              </table:table-cell>
              <table:table-cell office:value-type="float" office:value="2.96403719628906">
                <text:p>2.96403719628906</text:p>
              </table:table-cell>
            </table:table-row>
            <table:table-row>
              <table:table-cell office:value-type="string">
                <text:p>3.7.2</text:p>
              </table:table-cell>
              <table:table-cell office:value-type="float" office:value="2010.64450772095">
                <text:p>2010.64450772095</text:p>
              </table:table-cell>
              <table:table-cell office:value-type="float" office:value="2.94341003922877">
                <text:p>2.94341003922877</text:p>
              </table:table-cell>
            </table:table-row>
            <table:table-row>
              <table:table-cell office:value-type="string">
                <text:p>3.7.5</text:p>
              </table:table-cell>
              <table:table-cell office:value-type="float" office:value="2011.08531376629">
                <text:p>2011.08531376629</text:p>
              </table:table-cell>
              <table:table-cell office:value-type="float" office:value="2.71982486435348">
                <text:p>2.71982486435348</text:p>
              </table:table-cell>
            </table:table-row>
            <table:table-row>
              <table:table-cell office:value-type="string">
                <text:p>3.7.8</text:p>
              </table:table-cell>
              <table:table-cell office:value-type="float" office:value="2011.7150366882">
                <text:p>2011.7150366882</text:p>
              </table:table-cell>
              <table:table-cell office:value-type="float" office:value="2.63317903284327">
                <text:p>2.63317903284327</text:p>
              </table:table-cell>
            </table:table-row>
            <table:table-row>
              <table:table-cell office:value-type="string">
                <text:p>3.7.13</text:p>
              </table:table-cell>
              <table:table-cell office:value-type="float" office:value="2012.44332493703">
                <text:p>2012.44332493703</text:p>
              </table:table-cell>
              <table:table-cell office:value-type="float" office:value="2.74196835676897">
                <text:p>2.74196835676897</text:p>
              </table:table-cell>
            </table:table-row>
            <table:table-row>
              <table:table-cell office:value-type="string">
                <text:p>3.7.14</text:p>
              </table:table-cell>
              <table:table-cell office:value-type="float" office:value="2012.67331069981">
                <text:p>2012.67331069981</text:p>
              </table:table-cell>
              <table:table-cell office:value-type="float" office:value="2.72341844328794">
                <text:p>2.72341844328794</text:p>
              </table:table-cell>
            </table:table-row>
            <table:table-row>
              <table:table-cell office:value-type="string">
                <text:p>3.7.17</text:p>
              </table:table-cell>
              <table:table-cell office:value-type="float" office:value="2013.3824334684">
                <text:p>2013.3824334684</text:p>
              </table:table-cell>
              <table:table-cell office:value-type="float" office:value="2.76061006196531">
                <text:p>2.76061006196531</text:p>
              </table:table-cell>
            </table:table-row>
            <table:table-row>
              <table:table-cell office:value-type="string">
                <text:p>3.8.0</text:p>
              </table:table-cell>
              <table:table-cell office:value-type="float" office:value="2013.65075019165">
                <text:p>2013.65075019165</text:p>
              </table:table-cell>
              <table:table-cell office:value-type="float" office:value="2.69351893349657">
                <text:p>2.69351893349657</text:p>
              </table:table-cell>
            </table:table-row>
            <table:table-row>
              <table:table-cell office:value-type="string">
                <text:p>3.8.1</text:p>
              </table:table-cell>
              <table:table-cell office:value-type="float" office:value="2013.79312233052">
                <text:p>2013.79312233052</text:p>
              </table:table-cell>
              <table:table-cell office:value-type="float" office:value="2.64602574329751">
                <text:p>2.64602574329751</text:p>
              </table:table-cell>
            </table:table-row>
            <table:table-row>
              <table:table-cell office:value-type="string">
                <text:p>3.8.2</text:p>
              </table:table-cell>
              <table:table-cell office:value-type="float" office:value="2013.93001861789">
                <text:p>2013.93001861789</text:p>
              </table:table-cell>
              <table:table-cell office:value-type="float" office:value="2.47774006270951">
                <text:p>2.47774006270951</text:p>
              </table:table-cell>
            </table:table-row>
            <table:table-row>
              <table:table-cell office:value-type="string">
                <text:p>3.8.3</text:p>
              </table:table-cell>
              <table:table-cell office:value-type="float" office:value="2014.09155623699">
                <text:p>2014.09155623699</text:p>
              </table:table-cell>
              <table:table-cell office:value-type="float" office:value="2.39776907507791">
                <text:p>2.39776907507791</text:p>
              </table:table-cell>
            </table:table-row>
            <table:table-row>
              <table:table-cell office:value-type="string">
                <text:p>3.8.4</text:p>
              </table:table-cell>
              <table:table-cell office:value-type="float" office:value="2014.18738363816">
                <text:p>2014.18738363816</text:p>
              </table:table-cell>
              <table:table-cell office:value-type="float" office:value="2.22657372994214">
                <text:p>2.22657372994214</text:p>
              </table:table-cell>
            </table:table-row>
            <table:table-row>
              <table:table-cell office:value-type="string">
                <text:p>3.8.5</text:p>
              </table:table-cell>
              <table:table-cell office:value-type="float" office:value="2014.42284525244">
                <text:p>2014.42284525244</text:p>
              </table:table-cell>
              <table:table-cell office:value-type="float" office:value="2.21204978542447">
                <text:p>2.21204978542447</text:p>
              </table:table-cell>
            </table:table-row>
            <table:table-row>
              <table:table-cell office:value-type="string">
                <text:p>3.8.6</text:p>
              </table:table-cell>
              <table:table-cell office:value-type="float" office:value="2014.61997590625">
                <text:p>2014.61997590625</text:p>
              </table:table-cell>
              <table:table-cell office:value-type="float" office:value="2.20131079336633">
                <text:p>2.20131079336633</text:p>
              </table:table-cell>
            </table:table-row>
            <table:table-row>
              <table:table-cell office:value-type="string">
                <text:p>3.8.7</text:p>
              </table:table-cell>
              <table:table-cell office:value-type="float" office:value="2014.79246522834">
                <text:p>2014.79246522834</text:p>
              </table:table-cell>
              <table:table-cell office:value-type="float" office:value="1.9757461326397">
                <text:p>1.9757461326397</text:p>
              </table:table-cell>
            </table:table-row>
            <table:table-row>
              <table:table-cell office:value-type="string">
                <text:p>3.8.8</text:p>
              </table:table-cell>
              <table:table-cell office:value-type="float" office:value="2015.04161647136">
                <text:p>2015.04161647136</text:p>
              </table:table-cell>
              <table:table-cell office:value-type="float" office:value="1.96152141099553">
                <text:p>1.96152141099553</text:p>
              </table:table-cell>
            </table:table-row>
            <table:table-row>
              <table:table-cell office:value-type="string">
                <text:p>3.8.9</text:p>
              </table:table-cell>
              <table:table-cell office:value-type="float" office:value="2015.26612638265">
                <text:p>2015.26612638265</text:p>
              </table:table-cell>
              <table:table-cell office:value-type="float" office:value="1.96050676649634">
                <text:p>1.96050676649634</text:p>
              </table:table-cell>
            </table:table-row>
            <table:table-row>
              <table:table-cell office:value-type="string">
                <text:p>3.8.10</text:p>
              </table:table-cell>
              <table:table-cell office:value-type="float" office:value="2015.34552622933">
                <text:p>2015.34552622933</text:p>
              </table:table-cell>
              <table:table-cell office:value-type="float" office:value="1.8892642093687">
                <text:p>1.8892642093687</text:p>
              </table:table-cell>
            </table:table-row>
            <table:table-row>
              <table:table-cell office:value-type="string">
                <text:p>3.8.11</text:p>
              </table:table-cell>
              <table:table-cell office:value-type="float" office:value="2015.56729821487">
                <text:p>2015.56729821487</text:p>
              </table:table-cell>
              <table:table-cell office:value-type="float" office:value="1.73738270583791">
                <text:p>1.73738270583791</text:p>
              </table:table-cell>
            </table:table-row>
            <table:table-row>
              <table:table-cell office:value-type="string">
                <text:p>3.9.0</text:p>
              </table:table-cell>
              <table:table-cell office:value-type="float" office:value="2015.78359434892">
                <text:p>2015.78359434892</text:p>
              </table:table-cell>
              <table:table-cell office:value-type="float" office:value="1.73796643344811">
                <text:p>1.73796643344811</text:p>
              </table:table-cell>
            </table:table-row>
            <table:table-row>
              <table:table-cell office:value-type="string">
                <text:p>3.10.0</text:p>
              </table:table-cell>
              <table:table-cell office:value-type="float" office:value="2016.01358011171">
                <text:p>2016.01358011171</text:p>
              </table:table-cell>
              <table:table-cell office:value-type="float" office:value="1.69009338738904">
                <text:p>1.69009338738904</text:p>
              </table:table-cell>
            </table:table-row>
            <table:table-row>
              <table:table-cell office:value-type="string">
                <text:p>3.11.0</text:p>
              </table:table-cell>
              <table:table-cell office:value-type="float" office:value="2016.12309714161">
                <text:p>2016.12309714161</text:p>
              </table:table-cell>
              <table:table-cell office:value-type="float" office:value="1.6205891567837">
                <text:p>1.6205891567837</text:p>
              </table:table-cell>
            </table:table-row>
            <table:table-row>
              <table:table-cell office:value-type="string">
                <text:p>3.12.0</text:p>
              </table:table-cell>
              <table:table-cell office:value-type="float" office:value="2016.24082794875">
                <text:p>2016.24082794875</text:p>
              </table:table-cell>
              <table:table-cell office:value-type="float" office:value="1.56409936238536">
                <text:p>1.56409936238536</text:p>
              </table:table-cell>
            </table:table-row>
            <table:table-row>
              <table:table-cell office:value-type="string">
                <text:p>3.13.0</text:p>
              </table:table-cell>
              <table:table-cell office:value-type="float" office:value="2016.37772423612">
                <text:p>2016.37772423612</text:p>
              </table:table-cell>
              <table:table-cell office:value-type="float" office:value="1.54899700335491">
                <text:p>1.54899700335491</text:p>
              </table:table-cell>
            </table:table-row>
            <table:table-row>
              <table:table-cell office:value-type="string">
                <text:p>3.14.0</text:p>
              </table:table-cell>
              <table:table-cell office:value-type="float" office:value="2016.60223414741">
                <text:p>2016.60223414741</text:p>
              </table:table-cell>
              <table:table-cell office:value-type="float" office:value="1.52240058644598">
                <text:p>1.52240058644598</text:p>
              </table:table-cell>
            </table:table-row>
            <table:table-row>
              <table:table-cell office:value-type="string">
                <text:p>3.15.0</text:p>
              </table:table-cell>
              <table:table-cell office:value-type="float" office:value="2016.78567517249">
                <text:p>2016.78567517249</text:p>
              </table:table-cell>
              <table:table-cell office:value-type="float" office:value="1.40249057623777">
                <text:p>1.40249057623777</text:p>
              </table:table-cell>
            </table:table-row>
            <table:table-row>
              <table:table-cell office:value-type="string">
                <text:p>3.16.0</text:p>
              </table:table-cell>
              <table:table-cell office:value-type="float" office:value="2016.99923338079">
                <text:p>2016.99923338079</text:p>
              </table:table-cell>
              <table:table-cell office:value-type="float" office:value="1.273152589941">
                <text:p>1.273152589941</text:p>
              </table:table-cell>
            </table:table-row>
            <table:table-row>
              <table:table-cell office:value-type="string">
                <text:p>3.17.0</text:p>
              </table:table-cell>
              <table:table-cell office:value-type="float" office:value="2017.11148833644">
                <text:p>2017.11148833644</text:p>
              </table:table-cell>
              <table:table-cell office:value-type="float" office:value="1.19063897608019">
                <text:p>1.19063897608019</text:p>
              </table:table-cell>
            </table:table-row>
            <table:table-row>
              <table:table-cell office:value-type="string">
                <text:p>3.18.0</text:p>
              </table:table-cell>
              <table:table-cell office:value-type="float" office:value="2017.23743292082">
                <text:p>2017.23743292082</text:p>
              </table:table-cell>
              <table:table-cell office:value-type="float" office:value="1.1748728848839">
                <text:p>1.1748728848839</text:p>
              </table:table-cell>
            </table:table-row>
            <table:table-row>
              <table:table-cell office:value-type="string">
                <text:p>3.19.0</text:p>
              </table:table-cell>
              <table:table-cell office:value-type="float" office:value="2017.39075676268">
                <text:p>2017.39075676268</text:p>
              </table:table-cell>
              <table:table-cell office:value-type="float" office:value="1.16720070181936">
                <text:p>1.16720070181936</text:p>
              </table:table-cell>
            </table:table-row>
            <table:table-row>
              <table:table-cell office:value-type="string">
                <text:p>3.20.0</text:p>
              </table:table-cell>
              <table:table-cell office:value-type="float" office:value="2017.582411565">
                <text:p>2017.582411565</text:p>
              </table:table-cell>
              <table:table-cell office:value-type="float" office:value="1.14413464941164">
                <text:p>1.14413464941164</text:p>
              </table:table-cell>
            </table:table-row>
            <table:table-row>
              <table:table-cell office:value-type="string">
                <text:p>3.21.0</text:p>
              </table:table-cell>
              <table:table-cell office:value-type="float" office:value="2017.81513525353">
                <text:p>2017.81513525353</text:p>
              </table:table-cell>
              <table:table-cell office:value-type="float" office:value="1.11980267503049">
                <text:p>1.11980267503049</text:p>
              </table:table-cell>
            </table:table-row>
            <table:table-row>
              <table:table-cell office:value-type="string">
                <text:p>3.22.0</text:p>
              </table:table-cell>
              <table:table-cell office:value-type="float" office:value="2018.05059686781">
                <text:p>2018.05059686781</text:p>
              </table:table-cell>
              <table:table-cell office:value-type="float" office:value="1.10823153745244">
                <text:p>1.10823153745244</text:p>
              </table:table-cell>
            </table:table-row>
            <table:table-row>
              <table:table-cell office:value-type="string">
                <text:p>3.23.1</text:p>
              </table:table-cell>
              <table:table-cell office:value-type="float" office:value="2018.27784470485">
                <text:p>2018.27784470485</text:p>
              </table:table-cell>
              <table:table-cell office:value-type="float" office:value="1.10337367699398">
                <text:p>1.10337367699398</text:p>
              </table:table-cell>
            </table:table-row>
            <table:table-row>
              <table:table-cell office:value-type="string">
                <text:p>3.24.0</text:p>
              </table:table-cell>
              <table:table-cell office:value-type="float" office:value="2018.41747891797">
                <text:p>2018.41747891797</text:p>
              </table:table-cell>
              <table:table-cell office:value-type="float" office:value="1.08870065255334">
                <text:p>1.08870065255334</text:p>
              </table:table-cell>
            </table:table-row>
            <table:table-row>
              <table:table-cell office:value-type="string">
                <text:p>3.25.0</text:p>
              </table:table-cell>
              <table:table-cell office:value-type="float" office:value="2018.70496112145">
                <text:p>2018.70496112145</text:p>
              </table:table-cell>
              <table:table-cell office:value-type="float" office:value="1.08426101692454">
                <text:p>1.08426101692454</text:p>
              </table:table-cell>
            </table:table-row>
            <table:table-row>
              <table:table-cell office:value-type="string">
                <text:p>3.26.0</text:p>
              </table:table-cell>
              <table:table-cell office:value-type="float" office:value="2018.91578140401">
                <text:p>2018.91578140401</text:p>
              </table:table-cell>
              <table:table-cell office:value-type="float" office:value="1.08163585711347">
                <text:p>1.08163585711347</text:p>
              </table:table-cell>
            </table:table-row>
            <table:table-row>
              <table:table-cell office:value-type="string">
                <text:p>3.27.0</text:p>
              </table:table-cell>
              <table:table-cell office:value-type="float" office:value="2019.10469828058">
                <text:p>2019.10469828058</text:p>
              </table:table-cell>
              <table:table-cell office:value-type="float" office:value="1.07812833036166">
                <text:p>1.07812833036166</text:p>
              </table:table-cell>
            </table:table-row>
            <table:table-row>
              <table:table-cell office:value-type="string">
                <text:p>3.28.0</text:p>
              </table:table-cell>
              <table:table-cell office:value-type="float" office:value="2019.28813930566">
                <text:p>2019.28813930566</text:p>
              </table:table-cell>
              <table:table-cell office:value-type="float" office:value="1.0740672386414">
                <text:p>1.0740672386414</text:p>
              </table:table-cell>
            </table:table-row>
            <table:table-row>
              <table:table-cell office:value-type="string">
                <text:p>3.29.0</text:p>
              </table:table-cell>
              <table:table-cell office:value-type="float" office:value="2019.52360091994">
                <text:p>2019.52360091994</text:p>
              </table:table-cell>
              <table:table-cell office:value-type="float" office:value="1.07001688431559">
                <text:p>1.07001688431559</text:p>
              </table:table-cell>
            </table:table-row>
            <table:table-row>
              <table:table-cell office:value-type="string">
                <text:p>3.30.0</text:p>
              </table:table-cell>
              <table:table-cell office:value-type="float" office:value="2019.75632460848">
                <text:p>2019.75632460848</text:p>
              </table:table-cell>
              <table:table-cell office:value-type="float" office:value="1.06591087815083">
                <text:p>1.06591087815083</text:p>
              </table:table-cell>
            </table:table-row>
            <table:table-row>
              <table:table-cell office:value-type="string">
                <text:p>3.31.0</text:p>
              </table:table-cell>
              <table:table-cell office:value-type="float" office:value="2020.06023436644">
                <text:p>2020.06023436644</text:p>
              </table:table-cell>
              <table:table-cell office:value-type="float" office:value="1.06560870185624">
                <text:p>1.06560870185624</text:p>
              </table:table-cell>
            </table:table-row>
            <table:table-row>
              <table:table-cell office:value-type="string">
                <text:p>3.32.0</text:p>
              </table:table-cell>
              <table:table-cell office:value-type="float" office:value="2020.39152338189">
                <text:p>2020.39152338189</text:p>
              </table:table-cell>
              <table:table-cell office:value-type="float" office:value="1.0619007219774">
                <text:p>1.0619007219774</text:p>
              </table:table-cell>
            </table:table-row>
            <table:table-row>
              <table:table-cell office:value-type="string">
                <text:p>3.33.0</text:p>
              </table:table-cell>
              <table:table-cell office:value-type="float" office:value="2020.61877121892">
                <text:p>2020.61877121892</text:p>
              </table:table-cell>
              <table:table-cell office:value-type="float" office:value="1.05629069300981">
                <text:p>1.05629069300981</text:p>
              </table:table-cell>
            </table:table-row>
            <table:table-row>
              <table:table-cell office:value-type="string">
                <text:p>3.34.0</text:p>
              </table:table-cell>
              <table:table-cell office:value-type="float" office:value="2020.9172051254">
                <text:p>2020.9172051254</text:p>
              </table:table-cell>
              <table:table-cell office:value-type="float" office:value="1.05502020573091">
                <text:p>1.05502020573091</text:p>
              </table:table-cell>
            </table:table-row>
            <table:table-row>
              <table:table-cell office:value-type="string">
                <text:p>3.35.0</text:p>
              </table:table-cell>
              <table:table-cell office:value-type="float" office:value="2021.19373562589">
                <text:p>2021.19373562589</text:p>
              </table:table-cell>
              <table:table-cell office:value-type="float" office:value="1.05077231599287">
                <text:p>1.05077231599287</text:p>
              </table:table-cell>
            </table:table-row>
            <table:table-row>
              <table:table-cell office:value-type="string">
                <text:p>3.36.0</text:p>
              </table:table-cell>
              <table:table-cell office:value-type="float" office:value="2021.5">
                <text:p>2021.5</text:p>
              </table:table-cell>
              <table:table-cell office:value-type="float" office:value="1.04230466695999">
                <text:p>1.04230466695999</text:p>
              </table:table-cell>
            </table:table-row>
            <table:table-row>
              <table:table-cell office:value-type="string">
                <text:p>3.37.0</text:p>
              </table:table-cell>
              <table:table-cell office:value-type="float" office:value="2021.90559632023">
                <text:p>2021.90559632023</text:p>
              </table:table-cell>
              <table:table-cell office:value-type="float" office:value="1.04153310890985">
                <text:p>1.04153310890985</text:p>
              </table:table-cell>
            </table:table-row>
            <table:table-row>
              <table:table-cell office:value-type="string">
                <text:p>3.38.0</text:p>
              </table:table-cell>
              <table:table-cell office:value-type="float" office:value="2022.146533786">
                <text:p>2022.146533786</text:p>
              </table:table-cell>
              <table:table-cell office:value-type="float" office:value="1.03561159858593">
                <text:p>1.03561159858593</text:p>
              </table:table-cell>
            </table:table-row>
            <table:table-row>
              <table:table-cell office:value-type="string">
                <text:p>3.39.0</text:p>
              </table:table-cell>
              <table:table-cell office:value-type="float" office:value="2022.47782280145">
                <text:p>2022.47782280145</text:p>
              </table:table-cell>
              <table:table-cell office:value-type="float" office:value="1.01313945824531">
                <text:p>1.01313945824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data-label-number="none" chart:data-label-text="true" chart:data-label-symbol="false"/>
    </style:style>
    <style:style style:name="ch4" style:family="chart" style:data-style-name="N1">
      <style:chart-properties chart:display-label="true" chart:logarithmic="false" chart:minimum="2013" chart:maximum="2021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false" chart:minimum="0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7" style:family="chart" style:data-style-name="N3">
      <style:chart-properties chart:symbol-type="named-symbol" chart:symbol-name="vertical-bar" chart:symbol-width="0.25cm" chart:symbol-height="0.25cm" chart:link-data-style-to-source="true" chart:data-label-number="none" chart:data-label-text="true" chart:data-label-symbol="false" chart:label-position="bottom" style:rotation-angle="90"/>
      <style:graphic-properties svg:stroke-width="0.08cm" svg:stroke-color="#004586" draw:fill-color="#004586" dr3d:edge-rounding="5%"/>
      <style:text-properties fo:font-size="10pt" fo:font-weight="bold" style:font-size-asian="10pt" style:font-size-complex="10pt"/>
    </style:style>
    <style:style style:name="ch8" style:family="chart">
      <style:chart-properties chart:solid-type="cuboid" chart:symbol-type="named-symbol" chart:symbol-name="vertical-bar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239cm" svg:height="14.265cm" xlink:href=".." xlink:type="simple" chart:class="chart:scatter" chart:style-name="ch1">
        <chart:legend chart:legend-position="top" svg:x="11.213cm" svg:y="0.185cm" style:legend-expansion="wide" chart:style-name="ch2"/>
        <chart:plot-area chart:style-name="ch3" table:cell-range-address="data.A2:data.A49 data.G2:data.G49 data.I1:data.I49" chart:data-source-has-labels="both" svg:x="1.038cm" svg:y="1.302cm" svg:width="24.662cm" svg:height="12.673cm">
          <chartooo:coordinate-region svg:x="2.162cm" svg:y="1.581cm" svg:width="22.901cm" svg:height="11.535cm"/>
          <chart:axis chart:dimension="x" chart:name="primary-x" chart:style-name="ch4" chartooo:axis-type="auto">
            <chart:categories table:cell-range-address="data.A2:data.A4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a.I2:data.I49" chart:label-cell-address="data.I1:data.I1" chart:class="chart:scatter">
            <chart:domain table:cell-range-address="data.G2:data.G49 data.I1:data.I1"/>
            <chart:data-point chart:repeated="30"/>
            <chart:data-point chart:style-name="ch8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 Column I</text:p>
              </table:table-cell>
              <table:table-cell office:value-type="string">
                <text:p>Size (KiB)</text:p>
                <draw:g>
                  <svg:desc>data.I1:data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6.1</text:p>
                <draw:g>
                  <svg:desc>data.A2:data.A49</svg:desc>
                </draw:g>
              </table:table-cell>
              <table:table-cell office:value-type="float" office:value="2008.59653926186">
                <text:p>2008.59653926186</text:p>
                <draw:g>
                  <svg:desc>data.G2:data.G49 data.I1:data.I1</svg:desc>
                </draw:g>
              </table:table-cell>
              <table:table-cell office:value-type="float" office:value="320.5322265625">
                <text:p>320.5322265625</text:p>
                <draw:g>
                  <svg:desc>data.I2:data.I49</svg:desc>
                </draw:g>
              </table:table-cell>
            </table:table-row>
            <table:table-row>
              <table:table-cell office:value-type="string">
                <text:p>3.6.7</text:p>
              </table:table-cell>
              <table:table-cell office:value-type="float" office:value="2009">
                <text:p>2009</text:p>
              </table:table-cell>
              <table:table-cell office:value-type="float" office:value="335.41015625">
                <text:p>335.41015625</text:p>
              </table:table-cell>
            </table:table-row>
            <table:table-row>
              <table:table-cell office:value-type="string">
                <text:p>3.6.15</text:p>
              </table:table-cell>
              <table:table-cell office:value-type="float" office:value="2009.45351002081">
                <text:p>2009.45351002081</text:p>
              </table:table-cell>
              <table:table-cell office:value-type="float" office:value="341.3935546875">
                <text:p>341.3935546875</text:p>
              </table:table-cell>
            </table:table-row>
            <table:table-row>
              <table:table-cell office:value-type="string">
                <text:p>3.6.23</text:p>
              </table:table-cell>
              <table:table-cell office:value-type="float" office:value="2010.18453619538">
                <text:p>2010.18453619538</text:p>
              </table:table-cell>
              <table:table-cell office:value-type="float" office:value="360.25">
                <text:p>360.25</text:p>
              </table:table-cell>
            </table:table-row>
            <table:table-row>
              <table:table-cell office:value-type="string">
                <text:p>3.7.2</text:p>
              </table:table-cell>
              <table:table-cell office:value-type="float" office:value="2010.64450772095">
                <text:p>2010.64450772095</text:p>
              </table:table-cell>
              <table:table-cell office:value-type="float" office:value="377.7529296875">
                <text:p>377.7529296875</text:p>
              </table:table-cell>
            </table:table-row>
            <table:table-row>
              <table:table-cell office:value-type="string">
                <text:p>3.7.5</text:p>
              </table:table-cell>
              <table:table-cell office:value-type="float" office:value="2011.08531376629">
                <text:p>2011.08531376629</text:p>
              </table:table-cell>
              <table:table-cell office:value-type="float" office:value="384.771484375">
                <text:p>384.771484375</text:p>
              </table:table-cell>
            </table:table-row>
            <table:table-row>
              <table:table-cell office:value-type="string">
                <text:p>3.7.8</text:p>
              </table:table-cell>
              <table:table-cell office:value-type="float" office:value="2011.7150366882">
                <text:p>2011.7150366882</text:p>
              </table:table-cell>
              <table:table-cell office:value-type="float" office:value="400.939453125">
                <text:p>400.939453125</text:p>
              </table:table-cell>
            </table:table-row>
            <table:table-row>
              <table:table-cell office:value-type="string">
                <text:p>3.7.13</text:p>
              </table:table-cell>
              <table:table-cell office:value-type="float" office:value="2012.44332493703">
                <text:p>2012.44332493703</text:p>
              </table:table-cell>
              <table:table-cell office:value-type="float" office:value="406.771484375">
                <text:p>406.771484375</text:p>
              </table:table-cell>
            </table:table-row>
            <table:table-row>
              <table:table-cell office:value-type="string">
                <text:p>3.7.14</text:p>
              </table:table-cell>
              <table:table-cell office:value-type="float" office:value="2012.67331069981">
                <text:p>2012.67331069981</text:p>
              </table:table-cell>
              <table:table-cell office:value-type="float" office:value="408.6083984375">
                <text:p>408.6083984375</text:p>
              </table:table-cell>
            </table:table-row>
            <table:table-row>
              <table:table-cell office:value-type="string">
                <text:p>3.7.17</text:p>
              </table:table-cell>
              <table:table-cell office:value-type="float" office:value="2013.3824334684">
                <text:p>2013.3824334684</text:p>
              </table:table-cell>
              <table:table-cell office:value-type="float" office:value="421.46484375">
                <text:p>421.46484375</text:p>
              </table:table-cell>
            </table:table-row>
            <table:table-row>
              <table:table-cell office:value-type="string">
                <text:p>3.8.0</text:p>
              </table:table-cell>
              <table:table-cell office:value-type="float" office:value="2013.65075019165">
                <text:p>2013.65075019165</text:p>
              </table:table-cell>
              <table:table-cell office:value-type="float" office:value="426.18359375">
                <text:p>426.18359375</text:p>
              </table:table-cell>
            </table:table-row>
            <table:table-row>
              <table:table-cell office:value-type="string">
                <text:p>3.8.1</text:p>
              </table:table-cell>
              <table:table-cell office:value-type="float" office:value="2013.79312233052">
                <text:p>2013.79312233052</text:p>
              </table:table-cell>
              <table:table-cell office:value-type="float" office:value="430.4560546875">
                <text:p>430.4560546875</text:p>
              </table:table-cell>
            </table:table-row>
            <table:table-row>
              <table:table-cell office:value-type="string">
                <text:p>3.8.2</text:p>
              </table:table-cell>
              <table:table-cell office:value-type="float" office:value="2013.93001861789">
                <text:p>2013.93001861789</text:p>
              </table:table-cell>
              <table:table-cell office:value-type="float" office:value="438.4404296875">
                <text:p>438.4404296875</text:p>
              </table:table-cell>
            </table:table-row>
            <table:table-row>
              <table:table-cell office:value-type="string">
                <text:p>3.8.3</text:p>
              </table:table-cell>
              <table:table-cell office:value-type="float" office:value="2014.09155623699">
                <text:p>2014.09155623699</text:p>
              </table:table-cell>
              <table:table-cell office:value-type="float" office:value="439.5625">
                <text:p>439.5625</text:p>
              </table:table-cell>
            </table:table-row>
            <table:table-row>
              <table:table-cell office:value-type="string">
                <text:p>3.8.4</text:p>
              </table:table-cell>
              <table:table-cell office:value-type="float" office:value="2014.18738363816">
                <text:p>2014.18738363816</text:p>
              </table:table-cell>
              <table:table-cell office:value-type="float" office:value="440.9814453125">
                <text:p>440.9814453125</text:p>
              </table:table-cell>
            </table:table-row>
            <table:table-row>
              <table:table-cell office:value-type="string">
                <text:p>3.8.5</text:p>
              </table:table-cell>
              <table:table-cell office:value-type="float" office:value="2014.42284525244">
                <text:p>2014.42284525244</text:p>
              </table:table-cell>
              <table:table-cell office:value-type="float" office:value="444.509765625">
                <text:p>444.509765625</text:p>
              </table:table-cell>
            </table:table-row>
            <table:table-row>
              <table:table-cell office:value-type="string">
                <text:p>3.8.6</text:p>
              </table:table-cell>
              <table:table-cell office:value-type="float" office:value="2014.61997590625">
                <text:p>2014.61997590625</text:p>
              </table:table-cell>
              <table:table-cell office:value-type="float" office:value="446.8447265625">
                <text:p>446.8447265625</text:p>
              </table:table-cell>
            </table:table-row>
            <table:table-row>
              <table:table-cell office:value-type="string">
                <text:p>3.8.7</text:p>
              </table:table-cell>
              <table:table-cell office:value-type="float" office:value="2014.79246522834">
                <text:p>2014.79246522834</text:p>
              </table:table-cell>
              <table:table-cell office:value-type="float" office:value="451.08203125">
                <text:p>451.08203125</text:p>
              </table:table-cell>
            </table:table-row>
            <table:table-row>
              <table:table-cell office:value-type="string">
                <text:p>3.8.8</text:p>
              </table:table-cell>
              <table:table-cell office:value-type="float" office:value="2015.04161647136">
                <text:p>2015.04161647136</text:p>
              </table:table-cell>
              <table:table-cell office:value-type="float" office:value="455.916015625">
                <text:p>455.916015625</text:p>
              </table:table-cell>
            </table:table-row>
            <table:table-row>
              <table:table-cell office:value-type="string">
                <text:p>3.8.9</text:p>
              </table:table-cell>
              <table:table-cell office:value-type="float" office:value="2015.26612638265">
                <text:p>2015.26612638265</text:p>
              </table:table-cell>
              <table:table-cell office:value-type="float" office:value="458.955078125">
                <text:p>458.955078125</text:p>
              </table:table-cell>
            </table:table-row>
            <table:table-row>
              <table:table-cell office:value-type="string">
                <text:p>3.8.10</text:p>
              </table:table-cell>
              <table:table-cell office:value-type="float" office:value="2015.34552622933">
                <text:p>2015.34552622933</text:p>
              </table:table-cell>
              <table:table-cell office:value-type="float" office:value="460.9794921875">
                <text:p>460.9794921875</text:p>
              </table:table-cell>
            </table:table-row>
            <table:table-row>
              <table:table-cell office:value-type="string">
                <text:p>3.8.11</text:p>
              </table:table-cell>
              <table:table-cell office:value-type="float" office:value="2015.56729821487">
                <text:p>2015.56729821487</text:p>
              </table:table-cell>
              <table:table-cell office:value-type="float" office:value="463.5419921875">
                <text:p>463.5419921875</text:p>
              </table:table-cell>
            </table:table-row>
            <table:table-row>
              <table:table-cell office:value-type="string">
                <text:p>3.9.0</text:p>
              </table:table-cell>
              <table:table-cell office:value-type="float" office:value="2015.78359434892">
                <text:p>2015.78359434892</text:p>
              </table:table-cell>
              <table:table-cell office:value-type="float" office:value="464.96484375">
                <text:p>464.96484375</text:p>
              </table:table-cell>
            </table:table-row>
            <table:table-row>
              <table:table-cell office:value-type="string">
                <text:p>3.10.0</text:p>
              </table:table-cell>
              <table:table-cell office:value-type="float" office:value="2016.01358011171">
                <text:p>2016.01358011171</text:p>
              </table:table-cell>
              <table:table-cell office:value-type="float" office:value="465.8349609375">
                <text:p>465.8349609375</text:p>
              </table:table-cell>
            </table:table-row>
            <table:table-row>
              <table:table-cell office:value-type="string">
                <text:p>3.11.0</text:p>
              </table:table-cell>
              <table:table-cell office:value-type="float" office:value="2016.12309714161">
                <text:p>2016.12309714161</text:p>
              </table:table-cell>
              <table:table-cell office:value-type="float" office:value="465.8623046875">
                <text:p>465.8623046875</text:p>
              </table:table-cell>
            </table:table-row>
            <table:table-row>
              <table:table-cell office:value-type="string">
                <text:p>3.12.0</text:p>
              </table:table-cell>
              <table:table-cell office:value-type="float" office:value="2016.24082794875">
                <text:p>2016.24082794875</text:p>
              </table:table-cell>
              <table:table-cell office:value-type="float" office:value="465.78515625">
                <text:p>465.78515625</text:p>
              </table:table-cell>
            </table:table-row>
            <table:table-row>
              <table:table-cell office:value-type="string">
                <text:p>3.13.0</text:p>
              </table:table-cell>
              <table:table-cell office:value-type="float" office:value="2016.37772423612">
                <text:p>2016.37772423612</text:p>
              </table:table-cell>
              <table:table-cell office:value-type="float" office:value="466.1708984375">
                <text:p>466.1708984375</text:p>
              </table:table-cell>
            </table:table-row>
            <table:table-row>
              <table:table-cell office:value-type="string">
                <text:p>3.14.0</text:p>
              </table:table-cell>
              <table:table-cell office:value-type="float" office:value="2016.60223414741">
                <text:p>2016.60223414741</text:p>
              </table:table-cell>
              <table:table-cell office:value-type="float" office:value="466.7822265625">
                <text:p>466.7822265625</text:p>
              </table:table-cell>
            </table:table-row>
            <table:table-row>
              <table:table-cell office:value-type="string">
                <text:p>3.15.0</text:p>
              </table:table-cell>
              <table:table-cell office:value-type="float" office:value="2016.78567517249">
                <text:p>2016.78567517249</text:p>
              </table:table-cell>
              <table:table-cell office:value-type="float" office:value="473.7578125">
                <text:p>473.7578125</text:p>
              </table:table-cell>
            </table:table-row>
            <table:table-row>
              <table:table-cell office:value-type="string">
                <text:p>3.16.0</text:p>
              </table:table-cell>
              <table:table-cell office:value-type="float" office:value="2016.99923338079">
                <text:p>2016.99923338079</text:p>
              </table:table-cell>
              <table:table-cell office:value-type="float" office:value="475.7578125">
                <text:p>475.7578125</text:p>
              </table:table-cell>
            </table:table-row>
            <table:table-row>
              <table:table-cell office:value-type="string">
                <text:p>3.17.0</text:p>
              </table:table-cell>
              <table:table-cell office:value-type="float" office:value="2017.11148833644">
                <text:p>2017.11148833644</text:p>
              </table:table-cell>
              <table:table-cell office:value-type="float" office:value="476.7900390625">
                <text:p>476.7900390625</text:p>
              </table:table-cell>
            </table:table-row>
            <table:table-row>
              <table:table-cell office:value-type="string">
                <text:p>3.18.0</text:p>
              </table:table-cell>
              <table:table-cell office:value-type="float" office:value="2017.23743292082">
                <text:p>2017.23743292082</text:p>
              </table:table-cell>
              <table:table-cell office:value-type="float" office:value="478.5244140625">
                <text:p>478.5244140625</text:p>
              </table:table-cell>
            </table:table-row>
            <table:table-row>
              <table:table-cell office:value-type="string">
                <text:p>3.19.0</text:p>
              </table:table-cell>
              <table:table-cell office:value-type="float" office:value="2017.39075676268">
                <text:p>2017.39075676268</text:p>
              </table:table-cell>
              <table:table-cell office:value-type="float" office:value="480.0849609375">
                <text:p>480.0849609375</text:p>
              </table:table-cell>
            </table:table-row>
            <table:table-row>
              <table:table-cell office:value-type="string">
                <text:p>3.20.0</text:p>
              </table:table-cell>
              <table:table-cell office:value-type="float" office:value="2017.582411565">
                <text:p>2017.582411565</text:p>
              </table:table-cell>
              <table:table-cell office:value-type="float" office:value="480.4404296875">
                <text:p>480.4404296875</text:p>
              </table:table-cell>
            </table:table-row>
            <table:table-row>
              <table:table-cell office:value-type="string">
                <text:p>3.21.0</text:p>
              </table:table-cell>
              <table:table-cell office:value-type="float" office:value="2017.81513525353">
                <text:p>2017.81513525353</text:p>
              </table:table-cell>
              <table:table-cell office:value-type="float" office:value="479.123046875">
                <text:p>479.123046875</text:p>
              </table:table-cell>
            </table:table-row>
            <table:table-row>
              <table:table-cell office:value-type="string">
                <text:p>3.22.0</text:p>
              </table:table-cell>
              <table:table-cell office:value-type="float" office:value="2018.05059686781">
                <text:p>2018.05059686781</text:p>
              </table:table-cell>
              <table:table-cell office:value-type="float" office:value="480.8759765625">
                <text:p>480.8759765625</text:p>
              </table:table-cell>
            </table:table-row>
            <table:table-row>
              <table:table-cell office:value-type="string">
                <text:p>3.23.1</text:p>
              </table:table-cell>
              <table:table-cell office:value-type="float" office:value="2018.27784470485">
                <text:p>2018.27784470485</text:p>
              </table:table-cell>
              <table:table-cell office:value-type="float" office:value="483.7734375">
                <text:p>483.7734375</text:p>
              </table:table-cell>
            </table:table-row>
            <table:table-row>
              <table:table-cell office:value-type="string">
                <text:p>3.24.0</text:p>
              </table:table-cell>
              <table:table-cell office:value-type="float" office:value="2018.41747891797">
                <text:p>2018.41747891797</text:p>
              </table:table-cell>
              <table:table-cell office:value-type="float" office:value="489.716796875">
                <text:p>489.716796875</text:p>
              </table:table-cell>
            </table:table-row>
            <table:table-row>
              <table:table-cell office:value-type="string">
                <text:p>3.25.0</text:p>
              </table:table-cell>
              <table:table-cell office:value-type="float" office:value="2018.70496112145">
                <text:p>2018.70496112145</text:p>
              </table:table-cell>
              <table:table-cell office:value-type="float" office:value="518.990234375">
                <text:p>518.990234375</text:p>
              </table:table-cell>
            </table:table-row>
            <table:table-row>
              <table:table-cell office:value-type="string">
                <text:p>3.26.0</text:p>
              </table:table-cell>
              <table:table-cell office:value-type="float" office:value="2018.91578140401">
                <text:p>2018.91578140401</text:p>
              </table:table-cell>
              <table:table-cell office:value-type="float" office:value="520.6787109375">
                <text:p>520.6787109375</text:p>
              </table:table-cell>
            </table:table-row>
            <table:table-row>
              <table:table-cell office:value-type="string">
                <text:p>3.27.0</text:p>
              </table:table-cell>
              <table:table-cell office:value-type="float" office:value="2019.10469828058">
                <text:p>2019.10469828058</text:p>
              </table:table-cell>
              <table:table-cell office:value-type="float" office:value="523.6826171875">
                <text:p>523.6826171875</text:p>
              </table:table-cell>
            </table:table-row>
            <table:table-row>
              <table:table-cell office:value-type="string">
                <text:p>3.28.0</text:p>
              </table:table-cell>
              <table:table-cell office:value-type="float" office:value="2019.28813930566">
                <text:p>2019.28813930566</text:p>
              </table:table-cell>
              <table:table-cell office:value-type="float" office:value="528.837890625">
                <text:p>528.837890625</text:p>
              </table:table-cell>
            </table:table-row>
            <table:table-row>
              <table:table-cell office:value-type="string">
                <text:p>3.29.0</text:p>
              </table:table-cell>
              <table:table-cell office:value-type="float" office:value="2019.52360091994">
                <text:p>2019.52360091994</text:p>
              </table:table-cell>
              <table:table-cell office:value-type="float" office:value="530.2119140625">
                <text:p>530.2119140625</text:p>
              </table:table-cell>
            </table:table-row>
            <table:table-row>
              <table:table-cell office:value-type="string">
                <text:p>3.30.0</text:p>
              </table:table-cell>
              <table:table-cell office:value-type="float" office:value="2019.75632460848">
                <text:p>2019.75632460848</text:p>
              </table:table-cell>
              <table:table-cell office:value-type="float" office:value="535.30859375">
                <text:p>535.30859375</text:p>
              </table:table-cell>
            </table:table-row>
            <table:table-row>
              <table:table-cell office:value-type="string">
                <text:p>3.31.0</text:p>
              </table:table-cell>
              <table:table-cell office:value-type="float" office:value="2020.06023436644">
                <text:p>2020.06023436644</text:p>
              </table:table-cell>
              <table:table-cell office:value-type="float" office:value="545.6748046875">
                <text:p>545.6748046875</text:p>
              </table:table-cell>
            </table:table-row>
            <table:table-row>
              <table:table-cell office:value-type="string">
                <text:p>3.32.0</text:p>
              </table:table-cell>
              <table:table-cell office:value-type="float" office:value="2020.39152338189">
                <text:p>2020.39152338189</text:p>
              </table:table-cell>
              <table:table-cell office:value-type="float" office:value="548.974609375">
                <text:p>548.974609375</text:p>
              </table:table-cell>
            </table:table-row>
            <table:table-row>
              <table:table-cell office:value-type="string">
                <text:p>3.33.0</text:p>
              </table:table-cell>
              <table:table-cell office:value-type="float" office:value="2020.61877121892">
                <text:p>2020.61877121892</text:p>
              </table:table-cell>
              <table:table-cell office:value-type="float" office:value="554.208984375">
                <text:p>554.208984375</text:p>
              </table:table-cell>
            </table:table-row>
            <table:table-row>
              <table:table-cell office:value-type="string">
                <text:p>3.34.0</text:p>
              </table:table-cell>
              <table:table-cell office:value-type="float" office:value="2020.9172051254">
                <text:p>2020.9172051254</text:p>
              </table:table-cell>
              <table:table-cell office:value-type="float" office:value="556.50390625">
                <text:p>556.50390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24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data-label-number="none" chart:data-label-text="true" chart:data-label-symbol="false"/>
    </style:style>
    <style:style style:name="ch4" style:family="chart" style:data-style-name="N1">
      <style:chart-properties chart:display-label="true" chart:logarithmic="false" chart:minimum="2013" chart:maximum="2024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display-label="true" chart:logarithmic="false" chart:minimum="0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7" style:family="chart" style:data-style-name="N3">
      <style:chart-properties chart:symbol-type="named-symbol" chart:symbol-name="vertical-bar" chart:symbol-width="0.25cm" chart:symbol-height="0.25cm" chart:link-data-style-to-source="true" chart:data-label-number="none" chart:data-label-text="true" chart:data-label-symbol="false" chart:label-position="bottom" style:rotation-angle="90"/>
      <style:graphic-properties svg:stroke-width="0.08cm" svg:stroke-color="#004586" draw:fill-color="#004586" dr3d:edge-rounding="5%"/>
      <style:text-properties fo:font-size="10pt" fo:font-weight="bold" style:font-size-asian="10pt" style:font-size-complex="10pt"/>
    </style:style>
    <style:style style:name="ch8" style:family="chart">
      <style:chart-properties chart:solid-type="cuboid" chart:symbol-type="named-symbol" chart:symbol-name="vertical-bar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239cm" svg:height="14.265cm" xlink:href=".." xlink:type="simple" chart:class="chart:scatter" chart:style-name="ch1">
        <chart:legend chart:legend-position="top" svg:x="11.16cm" svg:y="0.185cm" style:legend-expansion="wide" chart:style-name="ch2"/>
        <chart:plot-area chart:style-name="ch3" table:cell-range-address="data.A2:data.A56 data.G2:data.G56 data.I1:data.J1 data.J2:data.J56" chart:data-source-has-labels="both" svg:x="0.615cm" svg:y="1.302cm" svg:width="25.085cm" svg:height="12.673cm">
          <chartooo:coordinate-region svg:x="2.162cm" svg:y="1.581cm" svg:width="22.901cm" svg:height="11.535cm"/>
          <chart:axis chart:dimension="x" chart:name="primary-x" chart:style-name="ch4" chartooo:axis-type="auto">
            <chart:categories table:cell-range-address="data.A2:data.A5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a.J2:data.J56" chart:label-cell-address="data.J1:data.J1" chart:class="chart:scatter">
            <chart:domain table:cell-range-address="data.G2:data.G56 data.I1:data.I1"/>
            <chart:data-point chart:repeated="30"/>
            <chart:data-point chart:style-name="ch8"/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 Column I</text:p>
              </table:table-cell>
              <table:table-cell office:value-type="string">
                <text:p>Size (MiB)</text:p>
                <draw:g>
                  <svg:desc>data.J1:data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6.1</text:p>
                <draw:g>
                  <svg:desc>data.A2:data.A56</svg:desc>
                </draw:g>
              </table:table-cell>
              <table:table-cell office:value-type="float" office:value="2008.59653926186">
                <text:p>2008.59653926186</text:p>
                <draw:g>
                  <svg:desc>data.G2:data.G56 data.I1:data.I1</svg:desc>
                </draw:g>
              </table:table-cell>
              <table:table-cell office:value-type="float" office:value="0.313019752502441">
                <text:p>0.313019752502441</text:p>
                <draw:g>
                  <svg:desc>data.J2:data.J56</svg:desc>
                </draw:g>
              </table:table-cell>
            </table:table-row>
            <table:table-row>
              <table:table-cell office:value-type="string">
                <text:p>3.6.7</text:p>
              </table:table-cell>
              <table:table-cell office:value-type="float" office:value="2009">
                <text:p>2009</text:p>
              </table:table-cell>
              <table:table-cell office:value-type="float" office:value="0.327548980712891">
                <text:p>0.327548980712891</text:p>
              </table:table-cell>
            </table:table-row>
            <table:table-row>
              <table:table-cell office:value-type="string">
                <text:p>3.6.15</text:p>
              </table:table-cell>
              <table:table-cell office:value-type="float" office:value="2009.45351002081">
                <text:p>2009.45351002081</text:p>
              </table:table-cell>
              <table:table-cell office:value-type="float" office:value="0.333392143249512">
                <text:p>0.333392143249512</text:p>
              </table:table-cell>
            </table:table-row>
            <table:table-row>
              <table:table-cell office:value-type="string">
                <text:p>3.6.23</text:p>
              </table:table-cell>
              <table:table-cell office:value-type="float" office:value="2010.18453619538">
                <text:p>2010.18453619538</text:p>
              </table:table-cell>
              <table:table-cell office:value-type="float" office:value="0.351806640625">
                <text:p>0.351806640625</text:p>
              </table:table-cell>
            </table:table-row>
            <table:table-row>
              <table:table-cell office:value-type="string">
                <text:p>3.7.2</text:p>
              </table:table-cell>
              <table:table-cell office:value-type="float" office:value="2010.64450772095">
                <text:p>2010.64450772095</text:p>
              </table:table-cell>
              <table:table-cell office:value-type="float" office:value="0.368899345397949">
                <text:p>0.368899345397949</text:p>
              </table:table-cell>
            </table:table-row>
            <table:table-row>
              <table:table-cell office:value-type="string">
                <text:p>3.7.5</text:p>
              </table:table-cell>
              <table:table-cell office:value-type="float" office:value="2011.08531376629">
                <text:p>2011.08531376629</text:p>
              </table:table-cell>
              <table:table-cell office:value-type="float" office:value="0.375753402709961">
                <text:p>0.375753402709961</text:p>
              </table:table-cell>
            </table:table-row>
            <table:table-row>
              <table:table-cell office:value-type="string">
                <text:p>3.7.8</text:p>
              </table:table-cell>
              <table:table-cell office:value-type="float" office:value="2011.7150366882">
                <text:p>2011.7150366882</text:p>
              </table:table-cell>
              <table:table-cell office:value-type="float" office:value="0.391542434692383">
                <text:p>0.391542434692383</text:p>
              </table:table-cell>
            </table:table-row>
            <table:table-row>
              <table:table-cell office:value-type="string">
                <text:p>3.7.13</text:p>
              </table:table-cell>
              <table:table-cell office:value-type="float" office:value="2012.44332493703">
                <text:p>2012.44332493703</text:p>
              </table:table-cell>
              <table:table-cell office:value-type="float" office:value="0.397237777709961">
                <text:p>0.397237777709961</text:p>
              </table:table-cell>
            </table:table-row>
            <table:table-row>
              <table:table-cell office:value-type="string">
                <text:p>3.7.14</text:p>
              </table:table-cell>
              <table:table-cell office:value-type="float" office:value="2012.67331069981">
                <text:p>2012.67331069981</text:p>
              </table:table-cell>
              <table:table-cell office:value-type="float" office:value="0.399031639099121">
                <text:p>0.399031639099121</text:p>
              </table:table-cell>
            </table:table-row>
            <table:table-row>
              <table:table-cell office:value-type="string">
                <text:p>3.7.17</text:p>
              </table:table-cell>
              <table:table-cell office:value-type="float" office:value="2013.3824334684">
                <text:p>2013.3824334684</text:p>
              </table:table-cell>
              <table:table-cell office:value-type="float" office:value="0.411586761474609">
                <text:p>0.411586761474609</text:p>
              </table:table-cell>
            </table:table-row>
            <table:table-row>
              <table:table-cell office:value-type="string">
                <text:p>3.8.0</text:p>
              </table:table-cell>
              <table:table-cell office:value-type="float" office:value="2013.65075019165">
                <text:p>2013.65075019165</text:p>
              </table:table-cell>
              <table:table-cell office:value-type="float" office:value="0.416194915771484">
                <text:p>0.416194915771484</text:p>
              </table:table-cell>
            </table:table-row>
            <table:table-row>
              <table:table-cell office:value-type="string">
                <text:p>3.8.1</text:p>
              </table:table-cell>
              <table:table-cell office:value-type="float" office:value="2013.79312233052">
                <text:p>2013.79312233052</text:p>
              </table:table-cell>
              <table:table-cell office:value-type="float" office:value="0.420367240905762">
                <text:p>0.420367240905762</text:p>
              </table:table-cell>
            </table:table-row>
            <table:table-row>
              <table:table-cell office:value-type="string">
                <text:p>3.8.2</text:p>
              </table:table-cell>
              <table:table-cell office:value-type="float" office:value="2013.93001861789">
                <text:p>2013.93001861789</text:p>
              </table:table-cell>
              <table:table-cell office:value-type="float" office:value="0.428164482116699">
                <text:p>0.428164482116699</text:p>
              </table:table-cell>
            </table:table-row>
            <table:table-row>
              <table:table-cell office:value-type="string">
                <text:p>3.8.3</text:p>
              </table:table-cell>
              <table:table-cell office:value-type="float" office:value="2014.09155623699">
                <text:p>2014.09155623699</text:p>
              </table:table-cell>
              <table:table-cell office:value-type="float" office:value="0.42926025390625">
                <text:p>0.42926025390625</text:p>
              </table:table-cell>
            </table:table-row>
            <table:table-row>
              <table:table-cell office:value-type="string">
                <text:p>3.8.4</text:p>
              </table:table-cell>
              <table:table-cell office:value-type="float" office:value="2014.18738363816">
                <text:p>2014.18738363816</text:p>
              </table:table-cell>
              <table:table-cell office:value-type="float" office:value="0.430645942687988">
                <text:p>0.430645942687988</text:p>
              </table:table-cell>
            </table:table-row>
            <table:table-row>
              <table:table-cell office:value-type="string">
                <text:p>3.8.5</text:p>
              </table:table-cell>
              <table:table-cell office:value-type="float" office:value="2014.42284525244">
                <text:p>2014.42284525244</text:p>
              </table:table-cell>
              <table:table-cell office:value-type="float" office:value="0.434091567993164">
                <text:p>0.434091567993164</text:p>
              </table:table-cell>
            </table:table-row>
            <table:table-row>
              <table:table-cell office:value-type="string">
                <text:p>3.8.6</text:p>
              </table:table-cell>
              <table:table-cell office:value-type="float" office:value="2014.61997590625">
                <text:p>2014.61997590625</text:p>
              </table:table-cell>
              <table:table-cell office:value-type="float" office:value="0.436371803283691">
                <text:p>0.436371803283691</text:p>
              </table:table-cell>
            </table:table-row>
            <table:table-row>
              <table:table-cell office:value-type="string">
                <text:p>3.8.7</text:p>
              </table:table-cell>
              <table:table-cell office:value-type="float" office:value="2014.79246522834">
                <text:p>2014.79246522834</text:p>
              </table:table-cell>
              <table:table-cell office:value-type="float" office:value="0.440509796142578">
                <text:p>0.440509796142578</text:p>
              </table:table-cell>
            </table:table-row>
            <table:table-row>
              <table:table-cell office:value-type="string">
                <text:p>3.8.8</text:p>
              </table:table-cell>
              <table:table-cell office:value-type="float" office:value="2015.04161647136">
                <text:p>2015.04161647136</text:p>
              </table:table-cell>
              <table:table-cell office:value-type="float" office:value="0.445230484008789">
                <text:p>0.445230484008789</text:p>
              </table:table-cell>
            </table:table-row>
            <table:table-row>
              <table:table-cell office:value-type="string">
                <text:p>3.8.9</text:p>
              </table:table-cell>
              <table:table-cell office:value-type="float" office:value="2015.26612638265">
                <text:p>2015.26612638265</text:p>
              </table:table-cell>
              <table:table-cell office:value-type="float" office:value="0.448198318481445">
                <text:p>0.448198318481445</text:p>
              </table:table-cell>
            </table:table-row>
            <table:table-row>
              <table:table-cell office:value-type="string">
                <text:p>3.8.10</text:p>
              </table:table-cell>
              <table:table-cell office:value-type="float" office:value="2015.34552622933">
                <text:p>2015.34552622933</text:p>
              </table:table-cell>
              <table:table-cell office:value-type="float" office:value="0.450175285339356">
                <text:p>0.450175285339356</text:p>
              </table:table-cell>
            </table:table-row>
            <table:table-row>
              <table:table-cell office:value-type="string">
                <text:p>3.8.11</text:p>
              </table:table-cell>
              <table:table-cell office:value-type="float" office:value="2015.56729821487">
                <text:p>2015.56729821487</text:p>
              </table:table-cell>
              <table:table-cell office:value-type="float" office:value="0.452677726745606">
                <text:p>0.452677726745606</text:p>
              </table:table-cell>
            </table:table-row>
            <table:table-row>
              <table:table-cell office:value-type="string">
                <text:p>3.9.0</text:p>
              </table:table-cell>
              <table:table-cell office:value-type="float" office:value="2015.78359434892">
                <text:p>2015.78359434892</text:p>
              </table:table-cell>
              <table:table-cell office:value-type="float" office:value="0.454067230224609">
                <text:p>0.454067230224609</text:p>
              </table:table-cell>
            </table:table-row>
            <table:table-row>
              <table:table-cell office:value-type="string">
                <text:p>3.10.0</text:p>
              </table:table-cell>
              <table:table-cell office:value-type="float" office:value="2016.01358011171">
                <text:p>2016.01358011171</text:p>
              </table:table-cell>
              <table:table-cell office:value-type="float" office:value="0.454916954040527">
                <text:p>0.454916954040527</text:p>
              </table:table-cell>
            </table:table-row>
            <table:table-row>
              <table:table-cell office:value-type="string">
                <text:p>3.11.0</text:p>
              </table:table-cell>
              <table:table-cell office:value-type="float" office:value="2016.12309714161">
                <text:p>2016.12309714161</text:p>
              </table:table-cell>
              <table:table-cell office:value-type="float" office:value="0.454943656921387">
                <text:p>0.454943656921387</text:p>
              </table:table-cell>
            </table:table-row>
            <table:table-row>
              <table:table-cell office:value-type="string">
                <text:p>3.12.0</text:p>
              </table:table-cell>
              <table:table-cell office:value-type="float" office:value="2016.24082794875">
                <text:p>2016.24082794875</text:p>
              </table:table-cell>
              <table:table-cell office:value-type="float" office:value="0.454868316650391">
                <text:p>0.454868316650391</text:p>
              </table:table-cell>
            </table:table-row>
            <table:table-row>
              <table:table-cell office:value-type="string">
                <text:p>3.13.0</text:p>
              </table:table-cell>
              <table:table-cell office:value-type="float" office:value="2016.37772423612">
                <text:p>2016.37772423612</text:p>
              </table:table-cell>
              <table:table-cell office:value-type="float" office:value="0.455245018005371">
                <text:p>0.455245018005371</text:p>
              </table:table-cell>
            </table:table-row>
            <table:table-row>
              <table:table-cell office:value-type="string">
                <text:p>3.14.0</text:p>
              </table:table-cell>
              <table:table-cell office:value-type="float" office:value="2016.60223414741">
                <text:p>2016.60223414741</text:p>
              </table:table-cell>
              <table:table-cell office:value-type="float" office:value="0.455842018127441">
                <text:p>0.455842018127441</text:p>
              </table:table-cell>
            </table:table-row>
            <table:table-row>
              <table:table-cell office:value-type="string">
                <text:p>3.15.0</text:p>
              </table:table-cell>
              <table:table-cell office:value-type="float" office:value="2016.78567517249">
                <text:p>2016.78567517249</text:p>
              </table:table-cell>
              <table:table-cell office:value-type="float" office:value="0.462654113769531">
                <text:p>0.462654113769531</text:p>
              </table:table-cell>
            </table:table-row>
            <table:table-row>
              <table:table-cell office:value-type="string">
                <text:p>3.16.0</text:p>
              </table:table-cell>
              <table:table-cell office:value-type="float" office:value="2016.99923338079">
                <text:p>2016.99923338079</text:p>
              </table:table-cell>
              <table:table-cell office:value-type="float" office:value="0.464607238769531">
                <text:p>0.464607238769531</text:p>
              </table:table-cell>
            </table:table-row>
            <table:table-row>
              <table:table-cell office:value-type="string">
                <text:p>3.17.0</text:p>
              </table:table-cell>
              <table:table-cell office:value-type="float" office:value="2017.11148833644">
                <text:p>2017.11148833644</text:p>
              </table:table-cell>
              <table:table-cell office:value-type="float" office:value="0.465615272521973">
                <text:p>0.465615272521973</text:p>
              </table:table-cell>
            </table:table-row>
            <table:table-row>
              <table:table-cell office:value-type="string">
                <text:p>3.18.0</text:p>
              </table:table-cell>
              <table:table-cell office:value-type="float" office:value="2017.23743292082">
                <text:p>2017.23743292082</text:p>
              </table:table-cell>
              <table:table-cell office:value-type="float" office:value="0.46730899810791">
                <text:p>0.46730899810791</text:p>
              </table:table-cell>
            </table:table-row>
            <table:table-row>
              <table:table-cell office:value-type="string">
                <text:p>3.19.0</text:p>
              </table:table-cell>
              <table:table-cell office:value-type="float" office:value="2017.39075676268">
                <text:p>2017.39075676268</text:p>
              </table:table-cell>
              <table:table-cell office:value-type="float" office:value="0.468832969665527">
                <text:p>0.468832969665527</text:p>
              </table:table-cell>
            </table:table-row>
            <table:table-row>
              <table:table-cell office:value-type="string">
                <text:p>3.20.0</text:p>
              </table:table-cell>
              <table:table-cell office:value-type="float" office:value="2017.582411565">
                <text:p>2017.582411565</text:p>
              </table:table-cell>
              <table:table-cell office:value-type="float" office:value="0.469180107116699">
                <text:p>0.469180107116699</text:p>
              </table:table-cell>
            </table:table-row>
            <table:table-row>
              <table:table-cell office:value-type="string">
                <text:p>3.21.0</text:p>
              </table:table-cell>
              <table:table-cell office:value-type="float" office:value="2017.81513525353">
                <text:p>2017.81513525353</text:p>
              </table:table-cell>
              <table:table-cell office:value-type="float" office:value="0.467893600463867">
                <text:p>0.467893600463867</text:p>
              </table:table-cell>
            </table:table-row>
            <table:table-row>
              <table:table-cell office:value-type="string">
                <text:p>3.22.0</text:p>
              </table:table-cell>
              <table:table-cell office:value-type="float" office:value="2018.05059686781">
                <text:p>2018.05059686781</text:p>
              </table:table-cell>
              <table:table-cell office:value-type="float" office:value="0.469605445861816">
                <text:p>0.469605445861816</text:p>
              </table:table-cell>
            </table:table-row>
            <table:table-row>
              <table:table-cell office:value-type="string">
                <text:p>3.23.1</text:p>
              </table:table-cell>
              <table:table-cell office:value-type="float" office:value="2018.27784470485">
                <text:p>2018.27784470485</text:p>
              </table:table-cell>
              <table:table-cell office:value-type="float" office:value="0.472434997558594">
                <text:p>0.472434997558594</text:p>
              </table:table-cell>
            </table:table-row>
            <table:table-row>
              <table:table-cell office:value-type="string">
                <text:p>3.24.0</text:p>
              </table:table-cell>
              <table:table-cell office:value-type="float" office:value="2018.41747891797">
                <text:p>2018.41747891797</text:p>
              </table:table-cell>
              <table:table-cell office:value-type="float" office:value="0.478239059448242">
                <text:p>0.478239059448242</text:p>
              </table:table-cell>
            </table:table-row>
            <table:table-row>
              <table:table-cell office:value-type="string">
                <text:p>3.25.0</text:p>
              </table:table-cell>
              <table:table-cell office:value-type="float" office:value="2018.70496112145">
                <text:p>2018.70496112145</text:p>
              </table:table-cell>
              <table:table-cell office:value-type="float" office:value="0.506826400756836">
                <text:p>0.506826400756836</text:p>
              </table:table-cell>
            </table:table-row>
            <table:table-row>
              <table:table-cell office:value-type="string">
                <text:p>3.26.0</text:p>
              </table:table-cell>
              <table:table-cell office:value-type="float" office:value="2018.91578140401">
                <text:p>2018.91578140401</text:p>
              </table:table-cell>
              <table:table-cell office:value-type="float" office:value="0.508475303649902">
                <text:p>0.508475303649902</text:p>
              </table:table-cell>
            </table:table-row>
            <table:table-row>
              <table:table-cell office:value-type="string">
                <text:p>3.27.0</text:p>
              </table:table-cell>
              <table:table-cell office:value-type="float" office:value="2019.10469828058">
                <text:p>2019.10469828058</text:p>
              </table:table-cell>
              <table:table-cell office:value-type="float" office:value="0.511408805847168">
                <text:p>0.511408805847168</text:p>
              </table:table-cell>
            </table:table-row>
            <table:table-row>
              <table:table-cell office:value-type="string">
                <text:p>3.28.0</text:p>
              </table:table-cell>
              <table:table-cell office:value-type="float" office:value="2019.28813930566">
                <text:p>2019.28813930566</text:p>
              </table:table-cell>
              <table:table-cell office:value-type="float" office:value="0.516443252563477">
                <text:p>0.516443252563477</text:p>
              </table:table-cell>
            </table:table-row>
            <table:table-row>
              <table:table-cell office:value-type="string">
                <text:p>3.29.0</text:p>
              </table:table-cell>
              <table:table-cell office:value-type="float" office:value="2019.52360091994">
                <text:p>2019.52360091994</text:p>
              </table:table-cell>
              <table:table-cell office:value-type="float" office:value="0.51778507232666">
                <text:p>0.51778507232666</text:p>
              </table:table-cell>
            </table:table-row>
            <table:table-row>
              <table:table-cell office:value-type="string">
                <text:p>3.30.0</text:p>
              </table:table-cell>
              <table:table-cell office:value-type="float" office:value="2019.75632460848">
                <text:p>2019.75632460848</text:p>
              </table:table-cell>
              <table:table-cell office:value-type="float" office:value="0.522762298583984">
                <text:p>0.522762298583984</text:p>
              </table:table-cell>
            </table:table-row>
            <table:table-row>
              <table:table-cell office:value-type="string">
                <text:p>3.31.0</text:p>
              </table:table-cell>
              <table:table-cell office:value-type="float" office:value="2020.06023436644">
                <text:p>2020.06023436644</text:p>
              </table:table-cell>
              <table:table-cell office:value-type="float" office:value="0.532885551452637">
                <text:p>0.532885551452637</text:p>
              </table:table-cell>
            </table:table-row>
            <table:table-row>
              <table:table-cell office:value-type="string">
                <text:p>3.32.0</text:p>
              </table:table-cell>
              <table:table-cell office:value-type="float" office:value="2020.39152338189">
                <text:p>2020.39152338189</text:p>
              </table:table-cell>
              <table:table-cell office:value-type="float" office:value="0.536108016967773">
                <text:p>0.536108016967773</text:p>
              </table:table-cell>
            </table:table-row>
            <table:table-row>
              <table:table-cell office:value-type="string">
                <text:p>3.33.0</text:p>
              </table:table-cell>
              <table:table-cell office:value-type="float" office:value="2020.61877121892">
                <text:p>2020.61877121892</text:p>
              </table:table-cell>
              <table:table-cell office:value-type="float" office:value="0.541219711303711">
                <text:p>0.541219711303711</text:p>
              </table:table-cell>
            </table:table-row>
            <table:table-row>
              <table:table-cell office:value-type="string">
                <text:p>3.34.0</text:p>
              </table:table-cell>
              <table:table-cell office:value-type="float" office:value="2020.9172051254">
                <text:p>2020.9172051254</text:p>
              </table:table-cell>
              <table:table-cell office:value-type="float" office:value="0.543460845947266">
                <text:p>0.543460845947266</text:p>
              </table:table-cell>
            </table:table-row>
            <table:table-row>
              <table:table-cell office:value-type="string">
                <text:p>3.35.0</text:p>
              </table:table-cell>
              <table:table-cell office:value-type="float" office:value="2021.19373562589">
                <text:p>2021.19373562589</text:p>
              </table:table-cell>
              <table:table-cell office:value-type="float" office:value="0.553298950195313">
                <text:p>0.553298950195313</text:p>
              </table:table-cell>
            </table:table-row>
            <table:table-row>
              <table:table-cell office:value-type="string">
                <text:p>3.36.0</text:p>
              </table:table-cell>
              <table:table-cell office:value-type="float" office:value="2021.5">
                <text:p>2021.5</text:p>
              </table:table-cell>
              <table:table-cell office:value-type="float" office:value="0.562028884887695">
                <text:p>0.562028884887695</text:p>
              </table:table-cell>
            </table:table-row>
            <table:table-row>
              <table:table-cell office:value-type="string">
                <text:p>3.37.0</text:p>
              </table:table-cell>
              <table:table-cell office:value-type="float" office:value="2021.90559632023">
                <text:p>2021.90559632023</text:p>
              </table:table-cell>
              <table:table-cell office:value-type="float" office:value="0.56959342956543">
                <text:p>0.56959342956543</text:p>
              </table:table-cell>
            </table:table-row>
            <table:table-row>
              <table:table-cell office:value-type="string">
                <text:p>3.38.0</text:p>
              </table:table-cell>
              <table:table-cell office:value-type="float" office:value="2022.146533786">
                <text:p>2022.146533786</text:p>
              </table:table-cell>
              <table:table-cell office:value-type="float" office:value="0.595184326171875">
                <text:p>0.595184326171875</text:p>
              </table:table-cell>
            </table:table-row>
            <table:table-row>
              <table:table-cell office:value-type="string">
                <text:p>3.39.0</text:p>
              </table:table-cell>
              <table:table-cell office:value-type="float" office:value="2022.47782280145">
                <text:p>2022.47782280145</text:p>
              </table:table-cell>
              <table:table-cell office:value-type="float" office:value="0.601978302001953">
                <text:p>0.601978302001953</text:p>
              </table:table-cell>
            </table:table-row>
            <table:table-row>
              <table:table-cell office:value-type="string">
                <text:p>3.40.0</text:p>
              </table:table-cell>
              <table:table-cell office:value-type="float" office:value="2022.87482203483">
                <text:p>2022.87482203483</text:p>
              </table:table-cell>
              <table:table-cell office:value-type="float" office:value="0.605366706848145">
                <text:p>0.605366706848145</text:p>
              </table:table-cell>
            </table:table-row>
            <table:table-row>
              <table:table-cell office:value-type="string">
                <text:p>3.41.0</text:p>
              </table:table-cell>
              <table:table-cell office:value-type="float" office:value="2023.14313875808">
                <text:p>2023.14313875808</text:p>
              </table:table-cell>
              <table:table-cell office:value-type="float" office:value="0.609567642211914">
                <text:p>0.6095676422119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1">
      <style:chart-properties chart:display-label="true" chart:logarithmic="false" chart:minimum="2013" chart:maximum="2024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7" style:family="chart" style:data-style-name="N122">
      <style:chart-properties chart:symbol-type="named-symbol" chart:symbol-name="vertical-bar" chart:symbol-width="0.25cm" chart:symbol-height="0.25cm" chart:link-data-style-to-source="true" chart:data-label-number="none" chart:data-label-text="true" chart:data-label-symbol="false" chart:label-position="top" style:rotation-angle="90"/>
      <style:graphic-properties svg:stroke-width="0.08cm" svg:stroke-color="#004586" draw:fill-color="#004586" dr3d:edge-rounding="5%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867cm" svg:height="15.413cm" xlink:href=".." xlink:type="simple" chart:class="chart:scatter" chart:style-name="ch1">
        <chart:legend chart:legend-position="top" svg:x="12.7cm" svg:y="0.185cm" style:legend-expansion="wide" chart:style-name="ch2"/>
        <chart:plot-area chart:style-name="ch3" table:cell-range-address="data.A2:data.A56 data.G2:data.H56 data.H1:data.H1" chart:data-source-has-labels="both" svg:x="0.617cm" svg:y="1.144cm" svg:width="29.633cm" svg:height="13.961cm">
          <chartooo:coordinate-region svg:x="1.662cm" svg:y="1.45cm" svg:width="27.951cm" svg:height="12.796cm"/>
          <chart:axis chart:dimension="x" chart:name="primary-x" chart:style-name="ch4" chartooo:axis-type="auto">
            <chart:categories table:cell-range-address="data.A2:data.A5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a.H2:data.H56" chart:label-cell-address="data.H1:data.H1" chart:class="chart:scatter">
            <chart:domain table:cell-range-address="data.G2:data.G56 data.H1:data.H1"/>
            <chart:data-point chart:repeated="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 Column H</text:p>
              </table:table-cell>
              <table:table-cell office:value-type="string">
                <text:p>Billions of CPU Cycles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6.1</text:p>
                <draw:g>
                  <svg:desc>data.A2:data.A56</svg:desc>
                </draw:g>
              </table:table-cell>
              <table:table-cell office:value-type="float" office:value="2008.59653926186">
                <text:p>2008.59653926186</text:p>
                <draw:g>
                  <svg:desc>data.G2:data.G56 data.H1:data.H1</svg:desc>
                </draw:g>
              </table:table-cell>
              <table:table-cell office:value-type="float" office:value="3.376266933">
                <text:p>3.376266933</text:p>
                <draw:g>
                  <svg:desc>data.H2:data.H56</svg:desc>
                </draw:g>
              </table:table-cell>
            </table:table-row>
            <table:table-row>
              <table:table-cell office:value-type="string">
                <text:p>3.6.7</text:p>
              </table:table-cell>
              <table:table-cell office:value-type="float" office:value="2009">
                <text:p>2009</text:p>
              </table:table-cell>
              <table:table-cell office:value-type="float" office:value="3.373420953">
                <text:p>3.373420953</text:p>
              </table:table-cell>
            </table:table-row>
            <table:table-row>
              <table:table-cell office:value-type="string">
                <text:p>3.6.15</text:p>
              </table:table-cell>
              <table:table-cell office:value-type="float" office:value="2009.45351002081">
                <text:p>2009.45351002081</text:p>
              </table:table-cell>
              <table:table-cell office:value-type="float" office:value="3.010530775">
                <text:p>3.010530775</text:p>
              </table:table-cell>
            </table:table-row>
            <table:table-row>
              <table:table-cell office:value-type="string">
                <text:p>3.6.23</text:p>
              </table:table-cell>
              <table:table-cell office:value-type="float" office:value="2010.18453619538">
                <text:p>2010.18453619538</text:p>
              </table:table-cell>
              <table:table-cell office:value-type="float" office:value="2.905406113">
                <text:p>2.905406113</text:p>
              </table:table-cell>
            </table:table-row>
            <table:table-row>
              <table:table-cell office:value-type="string">
                <text:p>3.7.2</text:p>
              </table:table-cell>
              <table:table-cell office:value-type="float" office:value="2010.64450772095">
                <text:p>2010.64450772095</text:p>
              </table:table-cell>
              <table:table-cell office:value-type="float" office:value="2.885186978">
                <text:p>2.885186978</text:p>
              </table:table-cell>
            </table:table-row>
            <table:table-row>
              <table:table-cell office:value-type="string">
                <text:p>3.7.5</text:p>
              </table:table-cell>
              <table:table-cell office:value-type="float" office:value="2011.08531376629">
                <text:p>2011.08531376629</text:p>
              </table:table-cell>
              <table:table-cell office:value-type="float" office:value="2.666024501">
                <text:p>2.666024501</text:p>
              </table:table-cell>
            </table:table-row>
            <table:table-row>
              <table:table-cell office:value-type="string">
                <text:p>3.7.8</text:p>
              </table:table-cell>
              <table:table-cell office:value-type="float" office:value="2011.7150366882">
                <text:p>2011.7150366882</text:p>
              </table:table-cell>
              <table:table-cell office:value-type="float" office:value="2.581092595">
                <text:p>2.581092595</text:p>
              </table:table-cell>
            </table:table-row>
            <table:table-row>
              <table:table-cell office:value-type="string">
                <text:p>3.7.13</text:p>
              </table:table-cell>
              <table:table-cell office:value-type="float" office:value="2012.44332493703">
                <text:p>2012.44332493703</text:p>
              </table:table-cell>
              <table:table-cell office:value-type="float" office:value="2.687729977">
                <text:p>2.687729977</text:p>
              </table:table-cell>
            </table:table-row>
            <table:table-row>
              <table:table-cell office:value-type="string">
                <text:p>3.7.14</text:p>
              </table:table-cell>
              <table:table-cell office:value-type="float" office:value="2012.67331069981">
                <text:p>2012.67331069981</text:p>
              </table:table-cell>
              <table:table-cell office:value-type="float" office:value="2.669546996">
                <text:p>2.669546996</text:p>
              </table:table-cell>
            </table:table-row>
            <table:table-row>
              <table:table-cell office:value-type="string">
                <text:p>3.7.17</text:p>
              </table:table-cell>
              <table:table-cell office:value-type="float" office:value="2013.3824334684">
                <text:p>2013.3824334684</text:p>
              </table:table-cell>
              <table:table-cell office:value-type="float" office:value="2.706002934">
                <text:p>2.706002934</text:p>
              </table:table-cell>
            </table:table-row>
            <table:table-row>
              <table:table-cell office:value-type="string">
                <text:p>3.8.0</text:p>
              </table:table-cell>
              <table:table-cell office:value-type="float" office:value="2013.65075019165">
                <text:p>2013.65075019165</text:p>
              </table:table-cell>
              <table:table-cell office:value-type="float" office:value="2.640238923">
                <text:p>2.640238923</text:p>
              </table:table-cell>
            </table:table-row>
            <table:table-row>
              <table:table-cell office:value-type="string">
                <text:p>3.8.1</text:p>
              </table:table-cell>
              <table:table-cell office:value-type="float" office:value="2013.79312233052">
                <text:p>2013.79312233052</text:p>
              </table:table-cell>
              <table:table-cell office:value-type="float" office:value="2.593685187">
                <text:p>2.593685187</text:p>
              </table:table-cell>
            </table:table-row>
            <table:table-row>
              <table:table-cell office:value-type="string">
                <text:p>3.8.2</text:p>
              </table:table-cell>
              <table:table-cell office:value-type="float" office:value="2013.93001861789">
                <text:p>2013.93001861789</text:p>
              </table:table-cell>
              <table:table-cell office:value-type="float" office:value="2.428728335">
                <text:p>2.428728335</text:p>
              </table:table-cell>
            </table:table-row>
            <table:table-row>
              <table:table-cell office:value-type="string">
                <text:p>3.8.3</text:p>
              </table:table-cell>
              <table:table-cell office:value-type="float" office:value="2014.09155623699">
                <text:p>2014.09155623699</text:p>
              </table:table-cell>
              <table:table-cell office:value-type="float" office:value="2.350339239">
                <text:p>2.350339239</text:p>
              </table:table-cell>
            </table:table-row>
            <table:table-row>
              <table:table-cell office:value-type="string">
                <text:p>3.8.4</text:p>
              </table:table-cell>
              <table:table-cell office:value-type="float" office:value="2014.18738363816">
                <text:p>2014.18738363816</text:p>
              </table:table-cell>
              <table:table-cell office:value-type="float" office:value="2.182530278">
                <text:p>2.182530278</text:p>
              </table:table-cell>
            </table:table-row>
            <table:table-row>
              <table:table-cell office:value-type="string">
                <text:p>3.8.5</text:p>
              </table:table-cell>
              <table:table-cell office:value-type="float" office:value="2014.42284525244">
                <text:p>2014.42284525244</text:p>
              </table:table-cell>
              <table:table-cell office:value-type="float" office:value="2.168293629">
                <text:p>2.168293629</text:p>
              </table:table-cell>
            </table:table-row>
            <table:table-row>
              <table:table-cell office:value-type="string">
                <text:p>3.8.6</text:p>
              </table:table-cell>
              <table:table-cell office:value-type="float" office:value="2014.61997590625">
                <text:p>2014.61997590625</text:p>
              </table:table-cell>
              <table:table-cell office:value-type="float" office:value="2.157767063">
                <text:p>2.157767063</text:p>
              </table:table-cell>
            </table:table-row>
            <table:table-row>
              <table:table-cell office:value-type="string">
                <text:p>3.8.7</text:p>
              </table:table-cell>
              <table:table-cell office:value-type="float" office:value="2014.79246522834">
                <text:p>2014.79246522834</text:p>
              </table:table-cell>
              <table:table-cell office:value-type="float" office:value="1.936664256">
                <text:p>1.936664256</text:p>
              </table:table-cell>
            </table:table-row>
            <table:table-row>
              <table:table-cell office:value-type="string">
                <text:p>3.8.8</text:p>
              </table:table-cell>
              <table:table-cell office:value-type="float" office:value="2015.04161647136">
                <text:p>2015.04161647136</text:p>
              </table:table-cell>
              <table:table-cell office:value-type="float" office:value="1.922720911">
                <text:p>1.922720911</text:p>
              </table:table-cell>
            </table:table-row>
            <table:table-row>
              <table:table-cell office:value-type="string">
                <text:p>3.8.9</text:p>
              </table:table-cell>
              <table:table-cell office:value-type="float" office:value="2015.26612638265">
                <text:p>2015.26612638265</text:p>
              </table:table-cell>
              <table:table-cell office:value-type="float" office:value="1.921726337">
                <text:p>1.921726337</text:p>
              </table:table-cell>
            </table:table-row>
            <table:table-row>
              <table:table-cell office:value-type="string">
                <text:p>3.8.10</text:p>
              </table:table-cell>
              <table:table-cell office:value-type="float" office:value="2015.34552622933">
                <text:p>2015.34552622933</text:p>
              </table:table-cell>
              <table:table-cell office:value-type="float" office:value="1.851893016">
                <text:p>1.851893016</text:p>
              </table:table-cell>
            </table:table-row>
            <table:table-row>
              <table:table-cell office:value-type="string">
                <text:p>3.8.11</text:p>
              </table:table-cell>
              <table:table-cell office:value-type="float" office:value="2015.56729821487">
                <text:p>2015.56729821487</text:p>
              </table:table-cell>
              <table:table-cell office:value-type="float" office:value="1.703015853">
                <text:p>1.703015853</text:p>
              </table:table-cell>
            </table:table-row>
            <table:table-row>
              <table:table-cell office:value-type="string">
                <text:p>3.9.0</text:p>
              </table:table-cell>
              <table:table-cell office:value-type="float" office:value="2015.78359434892">
                <text:p>2015.78359434892</text:p>
              </table:table-cell>
              <table:table-cell office:value-type="float" office:value="1.703588034">
                <text:p>1.703588034</text:p>
              </table:table-cell>
            </table:table-row>
            <table:table-row>
              <table:table-cell office:value-type="string">
                <text:p>3.10.0</text:p>
              </table:table-cell>
              <table:table-cell office:value-type="float" office:value="2016.01358011171">
                <text:p>2016.01358011171</text:p>
              </table:table-cell>
              <table:table-cell office:value-type="float" office:value="1.656661956">
                <text:p>1.656661956</text:p>
              </table:table-cell>
            </table:table-row>
            <table:table-row>
              <table:table-cell office:value-type="string">
                <text:p>3.11.0</text:p>
              </table:table-cell>
              <table:table-cell office:value-type="float" office:value="2016.12309714161">
                <text:p>2016.12309714161</text:p>
              </table:table-cell>
              <table:table-cell office:value-type="float" office:value="1.588532576">
                <text:p>1.588532576</text:p>
              </table:table-cell>
            </table:table-row>
            <table:table-row>
              <table:table-cell office:value-type="string">
                <text:p>3.12.0</text:p>
              </table:table-cell>
              <table:table-cell office:value-type="float" office:value="2016.24082794875">
                <text:p>2016.24082794875</text:p>
              </table:table-cell>
              <table:table-cell office:value-type="float" office:value="1.533160196">
                <text:p>1.533160196</text:p>
              </table:table-cell>
            </table:table-row>
            <table:table-row>
              <table:table-cell office:value-type="string">
                <text:p>3.13.0</text:p>
              </table:table-cell>
              <table:table-cell office:value-type="float" office:value="2016.37772423612">
                <text:p>2016.37772423612</text:p>
              </table:table-cell>
              <table:table-cell office:value-type="float" office:value="1.518356574">
                <text:p>1.518356574</text:p>
              </table:table-cell>
            </table:table-row>
            <table:table-row>
              <table:table-cell office:value-type="string">
                <text:p>3.14.0</text:p>
              </table:table-cell>
              <table:table-cell office:value-type="float" office:value="2016.60223414741">
                <text:p>2016.60223414741</text:p>
              </table:table-cell>
              <table:table-cell office:value-type="float" office:value="1.492286256">
                <text:p>1.492286256</text:p>
              </table:table-cell>
            </table:table-row>
            <table:table-row>
              <table:table-cell office:value-type="string">
                <text:p>3.15.0</text:p>
              </table:table-cell>
              <table:table-cell office:value-type="float" office:value="2016.78567517249">
                <text:p>2016.78567517249</text:p>
              </table:table-cell>
              <table:table-cell office:value-type="float" office:value="1.374748164">
                <text:p>1.374748164</text:p>
              </table:table-cell>
            </table:table-row>
            <table:table-row>
              <table:table-cell office:value-type="string">
                <text:p>3.16.0</text:p>
              </table:table-cell>
              <table:table-cell office:value-type="float" office:value="2016.99923338079">
                <text:p>2016.99923338079</text:p>
              </table:table-cell>
              <table:table-cell office:value-type="float" office:value="1.247968589">
                <text:p>1.247968589</text:p>
              </table:table-cell>
            </table:table-row>
            <table:table-row>
              <table:table-cell office:value-type="string">
                <text:p>3.17.0</text:p>
              </table:table-cell>
              <table:table-cell office:value-type="float" office:value="2017.11148833644">
                <text:p>2017.11148833644</text:p>
              </table:table-cell>
              <table:table-cell office:value-type="float" office:value="1.167087162">
                <text:p>1.167087162</text:p>
              </table:table-cell>
            </table:table-row>
            <table:table-row>
              <table:table-cell office:value-type="string">
                <text:p>3.18.0</text:p>
              </table:table-cell>
              <table:table-cell office:value-type="float" office:value="2017.23743292082">
                <text:p>2017.23743292082</text:p>
              </table:table-cell>
              <table:table-cell office:value-type="float" office:value="1.151632937">
                <text:p>1.151632937</text:p>
              </table:table-cell>
            </table:table-row>
            <table:table-row>
              <table:table-cell office:value-type="string">
                <text:p>3.19.0</text:p>
              </table:table-cell>
              <table:table-cell office:value-type="float" office:value="2017.39075676268">
                <text:p>2017.39075676268</text:p>
              </table:table-cell>
              <table:table-cell office:value-type="float" office:value="1.144112516">
                <text:p>1.144112516</text:p>
              </table:table-cell>
            </table:table-row>
            <table:table-row>
              <table:table-cell office:value-type="string">
                <text:p>3.20.0</text:p>
              </table:table-cell>
              <table:table-cell office:value-type="float" office:value="2017.582411565">
                <text:p>2017.582411565</text:p>
              </table:table-cell>
              <table:table-cell office:value-type="float" office:value="1.121502729">
                <text:p>1.121502729</text:p>
              </table:table-cell>
            </table:table-row>
            <table:table-row>
              <table:table-cell office:value-type="string">
                <text:p>3.21.0</text:p>
              </table:table-cell>
              <table:table-cell office:value-type="float" office:value="2017.81513525353">
                <text:p>2017.81513525353</text:p>
              </table:table-cell>
              <table:table-cell office:value-type="float" office:value="1.097652061">
                <text:p>1.097652061</text:p>
              </table:table-cell>
            </table:table-row>
            <table:table-row>
              <table:table-cell office:value-type="string">
                <text:p>3.22.0</text:p>
              </table:table-cell>
              <table:table-cell office:value-type="float" office:value="2018.05059686781">
                <text:p>2018.05059686781</text:p>
              </table:table-cell>
              <table:table-cell office:value-type="float" office:value="1.08630981">
                <text:p>1.08630981</text:p>
              </table:table-cell>
            </table:table-row>
            <table:table-row>
              <table:table-cell office:value-type="string">
                <text:p>3.23.1</text:p>
              </table:table-cell>
              <table:table-cell office:value-type="float" office:value="2018.27784470485">
                <text:p>2018.27784470485</text:p>
              </table:table-cell>
              <table:table-cell office:value-type="float" office:value="1.081548042">
                <text:p>1.081548042</text:p>
              </table:table-cell>
            </table:table-row>
            <table:table-row>
              <table:table-cell office:value-type="string">
                <text:p>3.24.0</text:p>
              </table:table-cell>
              <table:table-cell office:value-type="float" office:value="2018.41747891797">
                <text:p>2018.41747891797</text:p>
              </table:table-cell>
              <table:table-cell office:value-type="float" office:value="1.067165262">
                <text:p>1.067165262</text:p>
              </table:table-cell>
            </table:table-row>
            <table:table-row>
              <table:table-cell office:value-type="string">
                <text:p>3.25.0</text:p>
              </table:table-cell>
              <table:table-cell office:value-type="float" office:value="2018.70496112145">
                <text:p>2018.70496112145</text:p>
              </table:table-cell>
              <table:table-cell office:value-type="float" office:value="1.062813446">
                <text:p>1.062813446</text:p>
              </table:table-cell>
            </table:table-row>
            <table:table-row>
              <table:table-cell office:value-type="string">
                <text:p>3.26.0</text:p>
              </table:table-cell>
              <table:table-cell office:value-type="float" office:value="2018.91578140401">
                <text:p>2018.91578140401</text:p>
              </table:table-cell>
              <table:table-cell office:value-type="float" office:value="1.060240214">
                <text:p>1.060240214</text:p>
              </table:table-cell>
            </table:table-row>
            <table:table-row>
              <table:table-cell office:value-type="string">
                <text:p>3.27.0</text:p>
              </table:table-cell>
              <table:table-cell office:value-type="float" office:value="2019.10469828058">
                <text:p>2019.10469828058</text:p>
              </table:table-cell>
              <table:table-cell office:value-type="float" office:value="1.056802069">
                <text:p>1.056802069</text:p>
              </table:table-cell>
            </table:table-row>
            <table:table-row>
              <table:table-cell office:value-type="string">
                <text:p>3.28.0</text:p>
              </table:table-cell>
              <table:table-cell office:value-type="float" office:value="2019.28813930566">
                <text:p>2019.28813930566</text:p>
              </table:table-cell>
              <table:table-cell office:value-type="float" office:value="1.052821309">
                <text:p>1.052821309</text:p>
              </table:table-cell>
            </table:table-row>
            <table:table-row>
              <table:table-cell office:value-type="string">
                <text:p>3.29.0</text:p>
              </table:table-cell>
              <table:table-cell office:value-type="float" office:value="2019.52360091994">
                <text:p>2019.52360091994</text:p>
              </table:table-cell>
              <table:table-cell office:value-type="float" office:value="1.048851074">
                <text:p>1.048851074</text:p>
              </table:table-cell>
            </table:table-row>
            <table:table-row>
              <table:table-cell office:value-type="string">
                <text:p>3.30.0</text:p>
              </table:table-cell>
              <table:table-cell office:value-type="float" office:value="2019.75632460848">
                <text:p>2019.75632460848</text:p>
              </table:table-cell>
              <table:table-cell office:value-type="float" office:value="1.044826288">
                <text:p>1.044826288</text:p>
              </table:table-cell>
            </table:table-row>
            <table:table-row>
              <table:table-cell office:value-type="string">
                <text:p>3.31.0</text:p>
              </table:table-cell>
              <table:table-cell office:value-type="float" office:value="2020.06023436644">
                <text:p>2020.06023436644</text:p>
              </table:table-cell>
              <table:table-cell office:value-type="float" office:value="1.044530089">
                <text:p>1.044530089</text:p>
              </table:table-cell>
            </table:table-row>
            <table:table-row>
              <table:table-cell office:value-type="string">
                <text:p>3.32.0</text:p>
              </table:table-cell>
              <table:table-cell office:value-type="float" office:value="2020.39152338189">
                <text:p>2020.39152338189</text:p>
              </table:table-cell>
              <table:table-cell office:value-type="float" office:value="1.040895456">
                <text:p>1.040895456</text:p>
              </table:table-cell>
            </table:table-row>
            <table:table-row>
              <table:table-cell office:value-type="string">
                <text:p>3.33.0</text:p>
              </table:table-cell>
              <table:table-cell office:value-type="float" office:value="2020.61877121892">
                <text:p>2020.61877121892</text:p>
              </table:table-cell>
              <table:table-cell office:value-type="float" office:value="1.035396398">
                <text:p>1.035396398</text:p>
              </table:table-cell>
            </table:table-row>
            <table:table-row>
              <table:table-cell office:value-type="string">
                <text:p>3.34.0</text:p>
              </table:table-cell>
              <table:table-cell office:value-type="float" office:value="2020.9172051254">
                <text:p>2020.9172051254</text:p>
              </table:table-cell>
              <table:table-cell office:value-type="float" office:value="1.034151042">
                <text:p>1.034151042</text:p>
              </table:table-cell>
            </table:table-row>
            <table:table-row>
              <table:table-cell office:value-type="string">
                <text:p>3.35.0</text:p>
              </table:table-cell>
              <table:table-cell office:value-type="float" office:value="2021.19373562589">
                <text:p>2021.19373562589</text:p>
              </table:table-cell>
              <table:table-cell office:value-type="float" office:value="1.029987179">
                <text:p>1.029987179</text:p>
              </table:table-cell>
            </table:table-row>
            <table:table-row>
              <table:table-cell office:value-type="string">
                <text:p>3.36.0</text:p>
              </table:table-cell>
              <table:table-cell office:value-type="float" office:value="2021.5">
                <text:p>2021.5</text:p>
              </table:table-cell>
              <table:table-cell office:value-type="float" office:value="1.021687027">
                <text:p>1.021687027</text:p>
              </table:table-cell>
            </table:table-row>
            <table:table-row>
              <table:table-cell office:value-type="string">
                <text:p>3.37.0</text:p>
              </table:table-cell>
              <table:table-cell office:value-type="float" office:value="2021.90559632023">
                <text:p>2021.90559632023</text:p>
              </table:table-cell>
              <table:table-cell office:value-type="float" office:value="1.020930731">
                <text:p>1.020930731</text:p>
              </table:table-cell>
            </table:table-row>
            <table:table-row>
              <table:table-cell office:value-type="string">
                <text:p>3.38.0</text:p>
              </table:table-cell>
              <table:table-cell office:value-type="float" office:value="2022.146533786">
                <text:p>2022.146533786</text:p>
              </table:table-cell>
              <table:table-cell office:value-type="float" office:value="1.015126353">
                <text:p>1.015126353</text:p>
              </table:table-cell>
            </table:table-row>
            <table:table-row>
              <table:table-cell office:value-type="string">
                <text:p>3.39.0</text:p>
              </table:table-cell>
              <table:table-cell office:value-type="float" office:value="2022.47782280145">
                <text:p>2022.47782280145</text:p>
              </table:table-cell>
              <table:table-cell office:value-type="float" office:value="0.99309873">
                <text:p>0.99309873</text:p>
              </table:table-cell>
            </table:table-row>
            <table:table-row>
              <table:table-cell office:value-type="string">
                <text:p>3.40.0</text:p>
              </table:table-cell>
              <table:table-cell office:value-type="float" office:value="2022.87482203483">
                <text:p>2022.87482203483</text:p>
              </table:table-cell>
              <table:table-cell office:value-type="float" office:value="0.981797637">
                <text:p>0.981797637</text:p>
              </table:table-cell>
            </table:table-row>
            <table:table-row>
              <table:table-cell office:value-type="string">
                <text:p>3.41.0</text:p>
              </table:table-cell>
              <table:table-cell office:value-type="float" office:value="2023.14313875808">
                <text:p>2023.14313875808</text:p>
              </table:table-cell>
              <table:table-cell office:value-type="float" office:value="0.980219181">
                <text:p>0.980219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